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, SimSun"/>
    <style:font-face style:name="Liberation Mono" svg:font-family="'Liberation Mono', 'Courier New'" style:font-family-generic="modern"/>
    <style:font-face style:name="楷体_GB2312" svg:font-family="楷体_GB2312" style:font-family-generic="modern"/>
    <style:font-face style:name="Liberation Sans3" svg:font-family="'Liberation Sans'" style:font-family-generic="roman"/>
    <style:font-face style:name="Times New Roman" svg:font-family="'Times New Roman'" style:font-family-generic="roman"/>
    <style:font-face style:name="华文楷体" svg:font-family="华文楷体" style:font-pitch="variable"/>
    <style:font-face style:name="宋体" svg:font-family="宋体, SimSun" style:font-pitch="variable"/>
    <style:font-face style:name="文泉驿微米黑2" svg:font-family="文泉驿微米黑" style:font-pitch="variable"/>
    <style:font-face style:name="文泉驿微米黑1" svg:font-family="文泉驿微米黑" style:font-adornments="标准" style:font-pitch="variable"/>
    <style:font-face style:name="黑体" svg:font-family="黑体, SimHei" style:font-pitch="variable"/>
    <style:font-face style:name="Liberation Sans4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Liberation Sans1" svg:font-family="'Liberation Sans', Arial" style:font-family-generic="swiss" style:font-pitch="variable"/>
    <style:font-face style:name="文泉驿微米黑" svg:font-family="文泉驿微米黑" style:font-family-generic="system" style:font-pitch="variable"/>
  </office:font-face-decls>
  <office:automatic-styles>
    <style:style style:name="表格1" style:family="table">
      <style:table-properties style:width="10.597cm" fo:margin-left="3.203cm" table:align="left" style:writing-mode="lr-tb"/>
    </style:style>
    <style:style style:name="表格1.A" style:family="table-column">
      <style:table-column-properties style:column-width="2.406cm"/>
    </style:style>
    <style:style style:name="表格1.B" style:family="table-column">
      <style:table-column-properties style:column-width="8.19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1.B1" style:family="table-cell">
      <style:table-cell-properties style:vertical-align="top" fo:padding="0.097cm" fo:border="0.1pt solid #000000" style:writing-mode="lr-tb"/>
    </style:style>
    <style:style style:name="表格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2" style:family="table">
      <style:table-properties style:width="14.811cm" table:align="left" style:writing-mode="lr-tb"/>
    </style:style>
    <style:style style:name="表格2.A" style:family="table-column">
      <style:table-column-properties style:column-width="1.379cm"/>
    </style:style>
    <style:style style:name="表格2.B" style:family="table-column">
      <style:table-column-properties style:column-width="5.779cm"/>
    </style:style>
    <style:style style:name="表格2.C" style:family="table-column">
      <style:table-column-properties style:column-width="1.669cm"/>
    </style:style>
    <style:style style:name="表格2.D" style:family="table-column">
      <style:table-column-properties style:column-width="1.755cm"/>
    </style:style>
    <style:style style:name="表格2.E" style:family="table-column">
      <style:table-column-properties style:column-width="2.175cm"/>
    </style:style>
    <style:style style:name="表格2.F" style:family="table-column">
      <style:table-column-properties style:column-width="2.055cm"/>
    </style:style>
    <style:style style:name="表格2.1" style:family="table-row">
      <style:table-row-properties style:min-row-height="0.605cm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表格2.B1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表格2.F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2.A2" style:family="table-cell">
      <style:table-cell-properties style:vertical-align="middle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表格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2.3" style:family="table-row">
      <style:table-row-properties style:min-row-height="0.607cm" fo:keep-together="auto"/>
    </style:style>
    <style:style style:name="表格2.4" style:family="table-row">
      <style:table-row-properties style:min-row-height="0.982cm" fo:keep-together="auto"/>
    </style:style>
    <style:style style:name="表格2.A9" style:family="table-cell">
      <style:table-cell-properties style:vertical-align="middle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2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表格2.F9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表格3" style:family="table">
      <style:table-properties style:width="14.78cm" table:align="left" style:writing-mode="lr-tb"/>
    </style:style>
    <style:style style:name="表格3.A" style:family="table-column">
      <style:table-column-properties style:column-width="1.27cm"/>
    </style:style>
    <style:style style:name="表格3.B" style:family="table-column">
      <style:table-column-properties style:column-width="4.128cm"/>
    </style:style>
    <style:style style:name="表格3.C" style:family="table-column">
      <style:table-column-properties style:column-width="9.382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C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4" style:family="table">
      <style:table-properties style:width="14.295cm" table:align="center" style:writing-mode="lr-tb"/>
    </style:style>
    <style:style style:name="表格4.A" style:family="table-column">
      <style:table-column-properties style:column-width="3.41cm"/>
    </style:style>
    <style:style style:name="表格4.B" style:family="table-column">
      <style:table-column-properties style:column-width="3.806cm"/>
    </style:style>
    <style:style style:name="表格4.C" style:family="table-column">
      <style:table-column-properties style:column-width="3.773cm"/>
    </style:style>
    <style:style style:name="表格4.D" style:family="table-column">
      <style:table-column-properties style:column-width="3.306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4.D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5" style:family="table">
      <style:table-properties style:width="14.566cm" fo:margin-left="0.062cm" table:align="left" style:writing-mode="lr-tb"/>
    </style:style>
    <style:style style:name="表格5.A" style:family="table-column">
      <style:table-column-properties style:column-width="2.309cm"/>
    </style:style>
    <style:style style:name="表格5.B" style:family="table-column">
      <style:table-column-properties style:column-width="2.286cm"/>
    </style:style>
    <style:style style:name="表格5.C" style:family="table-column">
      <style:table-column-properties style:column-width="3.006cm"/>
    </style:style>
    <style:style style:name="表格5.D" style:family="table-column">
      <style:table-column-properties style:column-width="3.295cm"/>
    </style:style>
    <style:style style:name="表格5.E" style:family="table-column">
      <style:table-column-properties style:column-width="3.671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5.E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5.2" style:family="table-row">
      <style:table-row-properties style:min-row-height="0.358cm" fo:keep-together="auto"/>
    </style:style>
    <style:style style:name="表格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6" style:family="table">
      <style:table-properties style:width="14.635cm" table:align="left" style:writing-mode="lr-tb"/>
    </style:style>
    <style:style style:name="表格6.A" style:family="table-column">
      <style:table-column-properties style:column-width="3.868cm"/>
    </style:style>
    <style:style style:name="表格6.B" style:family="table-column">
      <style:table-column-properties style:column-width="10.767cm"/>
    </style:style>
    <style:style style:name="表格6.1" style:family="table-row">
      <style:table-row-properties fo:keep-together="always"/>
    </style:style>
    <style:style style:name="表格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6.B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" style:family="table">
      <style:table-properties style:width="14.64cm" table:align="left" style:may-break-between-rows="false" style:writing-mode="lr-tb"/>
    </style:style>
    <style:style style:name="表格7.A" style:family="table-column">
      <style:table-column-properties style:column-width="1.111cm"/>
    </style:style>
    <style:style style:name="表格7.B" style:family="table-column">
      <style:table-column-properties style:column-width="0.688cm"/>
    </style:style>
    <style:style style:name="表格7.C" style:family="table-column">
      <style:table-column-properties style:column-width="2.593cm"/>
    </style:style>
    <style:style style:name="表格7.D" style:family="table-column">
      <style:table-column-properties style:column-width="2.514cm"/>
    </style:style>
    <style:style style:name="表格7.E" style:family="table-column">
      <style:table-column-properties style:column-width="1.693cm"/>
    </style:style>
    <style:style style:name="表格7.F" style:family="table-column">
      <style:table-column-properties style:column-width="1.402cm"/>
    </style:style>
    <style:style style:name="表格7.G" style:family="table-column">
      <style:table-column-properties style:column-width="4.639cm"/>
    </style:style>
    <style:style style:name="表格7.1" style:family="table-row">
      <style:table-row-properties style:min-row-height="0.305cm" fo:keep-together="always"/>
    </style:style>
    <style:style style:name="表格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7.2" style:family="table-row">
      <style:table-row-properties style:min-row-height="0.303cm" fo:keep-together="always"/>
    </style:style>
    <style:style style:name="表格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7.3" style:family="table-row">
      <style:table-row-properties fo:keep-together="always"/>
    </style:style>
    <style:style style:name="表格7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7.4" style:family="table-row">
      <style:table-row-properties fo:keep-together="always"/>
    </style:style>
    <style:style style:name="表格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7.5" style:family="table-row">
      <style:table-row-properties fo:keep-together="always"/>
    </style:style>
    <style:style style:name="表格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7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7.6" style:family="table-row">
      <style:table-row-properties fo:keep-together="always"/>
    </style:style>
    <style:style style:name="表格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.7" style:family="table-row">
      <style:table-row-properties fo:keep-together="always"/>
    </style:style>
    <style:style style:name="表格7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.8" style:family="table-row">
      <style:table-row-properties fo:keep-together="always"/>
    </style:style>
    <style:style style:name="表格7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E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F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.9" style:family="table-row">
      <style:table-row-properties fo:keep-together="always"/>
    </style:style>
    <style:style style:name="表格7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E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F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G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.10" style:family="table-row">
      <style:table-row-properties fo:keep-together="always"/>
    </style:style>
    <style:style style:name="表格7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F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7.G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7.11" style:family="table-row">
      <style:table-row-properties fo:keep-together="always"/>
    </style:style>
    <style:style style:name="表格7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8" style:family="table">
      <style:table-properties style:width="14.686cm" table:align="left" style:may-break-between-rows="false" style:writing-mode="lr-tb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0.693cm"/>
    </style:style>
    <style:style style:name="表格8.C" style:family="table-column">
      <style:table-column-properties style:column-width="2.813cm"/>
    </style:style>
    <style:style style:name="表格8.E" style:family="table-column">
      <style:table-column-properties style:column-width="1.379cm"/>
    </style:style>
    <style:style style:name="表格8.F" style:family="table-column">
      <style:table-column-properties style:column-width="1.296cm"/>
    </style:style>
    <style:style style:name="表格8.G" style:family="table-column">
      <style:table-column-properties style:column-width="4.579cm"/>
    </style:style>
    <style:style style:name="表格8.1" style:family="table-row">
      <style:table-row-properties style:min-row-height="0.305cm" fo:keep-together="always"/>
    </style:style>
    <style:style style:name="表格8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8.2" style:family="table-row">
      <style:table-row-properties style:min-row-height="0.303cm" fo:keep-together="always"/>
    </style:style>
    <style:style style:name="表格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8.3" style:family="table-row">
      <style:table-row-properties fo:keep-together="always"/>
    </style:style>
    <style:style style:name="表格8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8.4" style:family="table-row">
      <style:table-row-properties fo:keep-together="always"/>
    </style:style>
    <style:style style:name="表格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8.5" style:family="table-row">
      <style:table-row-properties fo:keep-together="always"/>
    </style:style>
    <style:style style:name="表格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8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8.6" style:family="table-row">
      <style:table-row-properties fo:keep-together="always"/>
    </style:style>
    <style:style style:name="表格8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8.7" style:family="table-row">
      <style:table-row-properties fo:keep-together="always"/>
    </style:style>
    <style:style style:name="表格8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8.8" style:family="table-row">
      <style:table-row-properties fo:keep-together="always"/>
    </style:style>
    <style:style style:name="表格8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E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F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8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8.9" style:family="table-row">
      <style:table-row-properties fo:keep-together="always"/>
    </style:style>
    <style:style style:name="表格8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9" style:family="table">
      <style:table-properties style:width="14.631cm" table:align="left" style:may-break-between-rows="false" style:writing-mode="lr-tb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0.397cm"/>
    </style:style>
    <style:style style:name="表格9.C" style:family="table-column">
      <style:table-column-properties style:column-width="2.884cm"/>
    </style:style>
    <style:style style:name="表格9.D" style:family="table-column">
      <style:table-column-properties style:column-width="2.514cm"/>
    </style:style>
    <style:style style:name="表格9.E" style:family="table-column">
      <style:table-column-properties style:column-width="1.693cm"/>
    </style:style>
    <style:style style:name="表格9.F" style:family="table-column">
      <style:table-column-properties style:column-width="1.402cm"/>
    </style:style>
    <style:style style:name="表格9.G" style:family="table-column">
      <style:table-column-properties style:column-width="4.63cm"/>
    </style:style>
    <style:style style:name="表格9.1" style:family="table-row">
      <style:table-row-properties style:min-row-height="0.305cm" fo:keep-together="always"/>
    </style:style>
    <style:style style:name="表格9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9.2" style:family="table-row">
      <style:table-row-properties style:min-row-height="0.303cm" fo:keep-together="always"/>
    </style:style>
    <style:style style:name="表格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9.3" style:family="table-row">
      <style:table-row-properties fo:keep-together="always"/>
    </style:style>
    <style:style style:name="表格9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9.4" style:family="table-row">
      <style:table-row-properties fo:keep-together="always"/>
    </style:style>
    <style:style style:name="表格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9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9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9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9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9.5" style:family="table-row">
      <style:table-row-properties fo:keep-together="always"/>
    </style:style>
    <style:style style:name="表格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9.6" style:family="table-row">
      <style:table-row-properties fo:keep-together="always"/>
    </style:style>
    <style:style style:name="表格9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9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9.7" style:family="table-row">
      <style:table-row-properties fo:keep-together="always"/>
    </style:style>
    <style:style style:name="表格9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" style:family="table">
      <style:table-properties style:width="14.64cm" table:align="left" style:may-break-between-rows="false" style:writing-mode="lr-tb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0.688cm"/>
    </style:style>
    <style:style style:name="表格10.C" style:family="table-column">
      <style:table-column-properties style:column-width="2.99cm"/>
    </style:style>
    <style:style style:name="表格10.D" style:family="table-column">
      <style:table-column-properties style:column-width="2.408cm"/>
    </style:style>
    <style:style style:name="表格10.E" style:family="table-column">
      <style:table-column-properties style:column-width="1.402cm"/>
    </style:style>
    <style:style style:name="表格10.G" style:family="table-column">
      <style:table-column-properties style:column-width="4.639cm"/>
    </style:style>
    <style:style style:name="表格10.1" style:family="table-row">
      <style:table-row-properties style:min-row-height="0.305cm" fo:keep-together="always"/>
    </style:style>
    <style:style style:name="表格10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2" style:family="table-row">
      <style:table-row-properties style:min-row-height="0.303cm" fo:keep-together="always"/>
    </style:style>
    <style:style style:name="表格10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3" style:family="table-row">
      <style:table-row-properties fo:keep-together="always"/>
    </style:style>
    <style:style style:name="表格10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4" style:family="table-row">
      <style:table-row-properties fo:keep-together="always"/>
    </style:style>
    <style:style style:name="表格1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5" style:family="table-row">
      <style:table-row-properties fo:keep-together="always"/>
    </style:style>
    <style:style style:name="表格1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6" style:family="table-row">
      <style:table-row-properties fo:keep-together="always"/>
    </style:style>
    <style:style style:name="表格10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7" style:family="table-row">
      <style:table-row-properties fo:keep-together="always"/>
    </style:style>
    <style:style style:name="表格10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8" style:family="table-row">
      <style:table-row-properties fo:keep-together="always"/>
    </style:style>
    <style:style style:name="表格10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9" style:family="table-row">
      <style:table-row-properties fo:keep-together="always"/>
    </style:style>
    <style:style style:name="表格10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10" style:family="table-row">
      <style:table-row-properties fo:keep-together="always"/>
    </style:style>
    <style:style style:name="表格10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11" style:family="table-row">
      <style:table-row-properties fo:keep-together="always"/>
    </style:style>
    <style:style style:name="表格10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12" style:family="table-row">
      <style:table-row-properties fo:keep-together="always"/>
    </style:style>
    <style:style style:name="表格10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13" style:family="table-row">
      <style:table-row-properties fo:keep-together="always"/>
    </style:style>
    <style:style style:name="表格10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14" style:family="table-row">
      <style:table-row-properties fo:keep-together="always"/>
    </style:style>
    <style:style style:name="表格10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E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F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0.G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0.15" style:family="table-row">
      <style:table-row-properties fo:keep-together="always"/>
    </style:style>
    <style:style style:name="表格10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" style:family="table">
      <style:table-properties style:width="14.64cm" table:align="left" style:may-break-between-rows="false" style:writing-mode="lr-tb"/>
    </style:style>
    <style:style style:name="表格11.A" style:family="table-column">
      <style:table-column-properties style:column-width="1.111cm"/>
    </style:style>
    <style:style style:name="表格11.B" style:family="table-column">
      <style:table-column-properties style:column-width="0.688cm"/>
    </style:style>
    <style:style style:name="表格11.C" style:family="table-column">
      <style:table-column-properties style:column-width="2.593cm"/>
    </style:style>
    <style:style style:name="表格11.D" style:family="table-column">
      <style:table-column-properties style:column-width="2.514cm"/>
    </style:style>
    <style:style style:name="表格11.E" style:family="table-column">
      <style:table-column-properties style:column-width="1.693cm"/>
    </style:style>
    <style:style style:name="表格11.F" style:family="table-column">
      <style:table-column-properties style:column-width="1.402cm"/>
    </style:style>
    <style:style style:name="表格11.G" style:family="table-column">
      <style:table-column-properties style:column-width="4.639cm"/>
    </style:style>
    <style:style style:name="表格11.1" style:family="table-row">
      <style:table-row-properties style:min-row-height="0.305cm" fo:keep-together="always"/>
    </style:style>
    <style:style style:name="表格1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2" style:family="table-row">
      <style:table-row-properties style:min-row-height="0.303cm" fo:keep-together="always"/>
    </style:style>
    <style:style style:name="表格1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3" style:family="table-row">
      <style:table-row-properties fo:keep-together="always"/>
    </style:style>
    <style:style style:name="表格11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4" style:family="table-row">
      <style:table-row-properties fo:keep-together="always"/>
    </style:style>
    <style:style style:name="表格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5" style:family="table-row">
      <style:table-row-properties fo:keep-together="always"/>
    </style:style>
    <style:style style:name="表格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6" style:family="table-row">
      <style:table-row-properties fo:keep-together="always"/>
    </style:style>
    <style:style style:name="表格1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1.7" style:family="table-row">
      <style:table-row-properties fo:keep-together="always"/>
    </style:style>
    <style:style style:name="表格1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1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1.8" style:family="table-row">
      <style:table-row-properties fo:keep-together="always"/>
    </style:style>
    <style:style style:name="表格1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" style:family="table">
      <style:table-properties style:width="14.64cm" table:align="left" style:may-break-between-rows="false" style:writing-mode="lr-tb"/>
    </style:style>
    <style:style style:name="表格12.A" style:family="table-column">
      <style:table-column-properties style:column-width="1.111cm"/>
    </style:style>
    <style:style style:name="表格12.B" style:family="table-column">
      <style:table-column-properties style:column-width="0.688cm"/>
    </style:style>
    <style:style style:name="表格12.C" style:family="table-column">
      <style:table-column-properties style:column-width="2.593cm"/>
    </style:style>
    <style:style style:name="表格12.D" style:family="table-column">
      <style:table-column-properties style:column-width="2.514cm"/>
    </style:style>
    <style:style style:name="表格12.E" style:family="table-column">
      <style:table-column-properties style:column-width="1.693cm"/>
    </style:style>
    <style:style style:name="表格12.F" style:family="table-column">
      <style:table-column-properties style:column-width="1.402cm"/>
    </style:style>
    <style:style style:name="表格12.G" style:family="table-column">
      <style:table-column-properties style:column-width="4.639cm"/>
    </style:style>
    <style:style style:name="表格12.1" style:family="table-row">
      <style:table-row-properties style:min-row-height="0.305cm" fo:keep-together="always"/>
    </style:style>
    <style:style style:name="表格1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.2" style:family="table-row">
      <style:table-row-properties style:min-row-height="0.303cm" fo:keep-together="always"/>
    </style:style>
    <style:style style:name="表格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.3" style:family="table-row">
      <style:table-row-properties fo:keep-together="always"/>
    </style:style>
    <style:style style:name="表格12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4" style:family="table-row">
      <style:table-row-properties fo:keep-together="always"/>
    </style:style>
    <style:style style:name="表格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.5" style:family="table-row">
      <style:table-row-properties fo:keep-together="always"/>
    </style:style>
    <style:style style:name="表格1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.6" style:family="table-row">
      <style:table-row-properties fo:keep-together="always"/>
    </style:style>
    <style:style style:name="表格1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2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2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2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2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2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2.7" style:family="table-row">
      <style:table-row-properties fo:keep-together="always"/>
    </style:style>
    <style:style style:name="表格1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" style:family="table">
      <style:table-properties style:width="14.64cm" table:align="left" style:may-break-between-rows="false" style:writing-mode="lr-tb"/>
    </style:style>
    <style:style style:name="表格13.A" style:family="table-column">
      <style:table-column-properties style:column-width="1.111cm"/>
    </style:style>
    <style:style style:name="表格13.B" style:family="table-column">
      <style:table-column-properties style:column-width="0.688cm"/>
    </style:style>
    <style:style style:name="表格13.C" style:family="table-column">
      <style:table-column-properties style:column-width="2.593cm"/>
    </style:style>
    <style:style style:name="表格13.D" style:family="table-column">
      <style:table-column-properties style:column-width="2.514cm"/>
    </style:style>
    <style:style style:name="表格13.E" style:family="table-column">
      <style:table-column-properties style:column-width="1.693cm"/>
    </style:style>
    <style:style style:name="表格13.F" style:family="table-column">
      <style:table-column-properties style:column-width="1.402cm"/>
    </style:style>
    <style:style style:name="表格13.G" style:family="table-column">
      <style:table-column-properties style:column-width="4.639cm"/>
    </style:style>
    <style:style style:name="表格13.1" style:family="table-row">
      <style:table-row-properties style:min-row-height="0.305cm" fo:keep-together="always"/>
    </style:style>
    <style:style style:name="表格1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.2" style:family="table-row">
      <style:table-row-properties style:min-row-height="0.303cm" fo:keep-together="always"/>
    </style:style>
    <style:style style:name="表格1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.3" style:family="table-row">
      <style:table-row-properties fo:keep-together="always"/>
    </style:style>
    <style:style style:name="表格13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4" style:family="table-row">
      <style:table-row-properties fo:keep-together="always"/>
    </style:style>
    <style:style style:name="表格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.5" style:family="table-row">
      <style:table-row-properties fo:keep-together="always"/>
    </style:style>
    <style:style style:name="表格1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3.6" style:family="table-row">
      <style:table-row-properties fo:keep-together="always"/>
    </style:style>
    <style:style style:name="表格1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3.7" style:family="table-row">
      <style:table-row-properties fo:keep-together="always"/>
    </style:style>
    <style:style style:name="表格1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3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3.8" style:family="table-row">
      <style:table-row-properties fo:keep-together="always"/>
    </style:style>
    <style:style style:name="表格13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" style:family="table">
      <style:table-properties style:width="14.64cm" table:align="left" style:may-break-between-rows="false" style:writing-mode="lr-tb"/>
    </style:style>
    <style:style style:name="表格14.A" style:family="table-column">
      <style:table-column-properties style:column-width="1.111cm"/>
    </style:style>
    <style:style style:name="表格14.B" style:family="table-column">
      <style:table-column-properties style:column-width="0.688cm"/>
    </style:style>
    <style:style style:name="表格14.C" style:family="table-column">
      <style:table-column-properties style:column-width="2.593cm"/>
    </style:style>
    <style:style style:name="表格14.D" style:family="table-column">
      <style:table-column-properties style:column-width="2.514cm"/>
    </style:style>
    <style:style style:name="表格14.E" style:family="table-column">
      <style:table-column-properties style:column-width="1.693cm"/>
    </style:style>
    <style:style style:name="表格14.F" style:family="table-column">
      <style:table-column-properties style:column-width="1.402cm"/>
    </style:style>
    <style:style style:name="表格14.G" style:family="table-column">
      <style:table-column-properties style:column-width="4.639cm"/>
    </style:style>
    <style:style style:name="表格14.1" style:family="table-row">
      <style:table-row-properties style:min-row-height="0.305cm" fo:keep-together="always"/>
    </style:style>
    <style:style style:name="表格14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.2" style:family="table-row">
      <style:table-row-properties style:min-row-height="0.303cm" fo:keep-together="always"/>
    </style:style>
    <style:style style:name="表格1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.3" style:family="table-row">
      <style:table-row-properties fo:keep-together="always"/>
    </style:style>
    <style:style style:name="表格14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4" style:family="table-row">
      <style:table-row-properties fo:keep-together="always"/>
    </style:style>
    <style:style style:name="表格1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.5" style:family="table-row">
      <style:table-row-properties fo:keep-together="always"/>
    </style:style>
    <style:style style:name="表格1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4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4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4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4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4.6" style:family="table-row">
      <style:table-row-properties fo:keep-together="always"/>
    </style:style>
    <style:style style:name="表格1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" style:family="table">
      <style:table-properties style:width="14.64cm" table:align="left" style:may-break-between-rows="false" style:writing-mode="lr-tb"/>
    </style:style>
    <style:style style:name="表格15.A" style:family="table-column">
      <style:table-column-properties style:column-width="1.111cm"/>
    </style:style>
    <style:style style:name="表格15.B" style:family="table-column">
      <style:table-column-properties style:column-width="0.688cm"/>
    </style:style>
    <style:style style:name="表格15.C" style:family="table-column">
      <style:table-column-properties style:column-width="2.593cm"/>
    </style:style>
    <style:style style:name="表格15.D" style:family="table-column">
      <style:table-column-properties style:column-width="2.514cm"/>
    </style:style>
    <style:style style:name="表格15.E" style:family="table-column">
      <style:table-column-properties style:column-width="1.693cm"/>
    </style:style>
    <style:style style:name="表格15.F" style:family="table-column">
      <style:table-column-properties style:column-width="1.402cm"/>
    </style:style>
    <style:style style:name="表格15.G" style:family="table-column">
      <style:table-column-properties style:column-width="4.639cm"/>
    </style:style>
    <style:style style:name="表格15.1" style:family="table-row">
      <style:table-row-properties style:min-row-height="0.305cm" fo:keep-together="always"/>
    </style:style>
    <style:style style:name="表格1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.2" style:family="table-row">
      <style:table-row-properties style:min-row-height="0.303cm" fo:keep-together="always"/>
    </style:style>
    <style:style style:name="表格1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.3" style:family="table-row">
      <style:table-row-properties fo:keep-together="always"/>
    </style:style>
    <style:style style:name="表格15.G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4" style:family="table-row">
      <style:table-row-properties fo:keep-together="always"/>
    </style:style>
    <style:style style:name="表格1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5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5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.5" style:family="table-row">
      <style:table-row-properties fo:keep-together="always"/>
    </style:style>
    <style:style style:name="表格15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5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5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5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5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5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15.6" style:family="table-row">
      <style:table-row-properties fo:keep-together="always"/>
    </style:style>
    <style:style style:name="表格15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6" style:family="table">
      <style:table-properties style:width="15.12cm" fo:margin-left="-0.235cm" table:align="left" style:writing-mode="lr-tb"/>
    </style:style>
    <style:style style:name="表格16.A" style:family="table-column">
      <style:table-column-properties style:column-width="3.482cm"/>
    </style:style>
    <style:style style:name="表格16.B" style:family="table-column">
      <style:table-column-properties style:column-width="5.401cm"/>
    </style:style>
    <style:style style:name="表格16.C" style:family="table-column">
      <style:table-column-properties style:column-width="6.237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2" style:family="table-row">
      <style:table-row-properties fo:keep-together="always"/>
    </style:style>
    <style:style style:name="表格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7" style:family="table">
      <style:table-properties style:width="15.12cm" fo:margin-left="-0.235cm" table:align="left" style:writing-mode="lr-tb"/>
    </style:style>
    <style:style style:name="表格17.A" style:family="table-column">
      <style:table-column-properties style:column-width="1.743cm"/>
    </style:style>
    <style:style style:name="表格17.B" style:family="table-column">
      <style:table-column-properties style:column-width="4.256cm"/>
    </style:style>
    <style:style style:name="表格17.C" style:family="table-column">
      <style:table-column-properties style:column-width="9.121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7.C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华文楷体" fo:font-weight="bold" style:font-name-asian="楷体_GB2312" style:font-weight-asian="bold" style:font-name-complex="华文楷体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style:font-name="宋体" style:font-name-complex="宋体"/>
    </style:style>
    <style:style style:name="P5" style:family="paragraph" style:parent-style-name="Standard">
      <style:text-properties style:font-name="宋体" style:font-name-complex="宋体"/>
    </style:style>
    <style:style style:name="P6" style:family="paragraph" style:parent-style-name="Standard">
      <style:paragraph-properties fo:text-align="center" style:justify-single-word="false"/>
      <style:text-properties style:font-name="宋体" style:font-name-complex="宋体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宋体" style:font-name-complex="宋体"/>
    </style:style>
    <style:style style:name="P8" style:family="paragraph" style:parent-style-name="Standard">
      <style:paragraph-properties fo:text-align="center" style:justify-single-word="false"/>
      <style:text-properties style:font-name="宋体" style:font-name-complex="宋体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宋体" style:font-name-complex="宋体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宋体" fo:font-size="10pt" style:letter-kerning="true" style:font-size-asian="10pt" style:font-name-complex="宋体" style:font-size-complex="10pt"/>
    </style:style>
    <style:style style:name="P11" style:family="paragraph" style:parent-style-name="Standard">
      <style:text-properties style:font-name="宋体" fo:font-weight="bold" style:font-weight-asian="bold" style:font-name-complex="宋体"/>
    </style:style>
    <style:style style:name="P12" style:family="paragraph" style:parent-style-name="Standard">
      <style:text-properties style:font-name="宋体" officeooo:rsid="003e1583" officeooo:paragraph-rsid="003e1583" style:language-asian="ar" style:country-asian="SA" style:font-name-complex="宋体" style:font-size-complex="22pt"/>
    </style:style>
    <style:style style:name="P13" style:family="paragraph" style:parent-style-name="Standard">
      <style:text-properties fo:color="#000000" fo:font-size="9pt" fo:font-style="normal" style:font-size-asian="9pt" style:font-style-asian="normal" style:font-size-complex="9pt" style:font-style-complex="normal"/>
    </style:style>
    <style:style style:name="P14" style:family="paragraph" style:parent-style-name="Standard">
      <style:paragraph-properties style:snap-to-layout-grid="fals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fo:color="#000000" style:font-name="宋体" fo:font-style="italic" style:font-style-asian="italic" style:font-name-complex="宋体" style:font-style-complex="italic"/>
    </style:style>
    <style:style style:name="P16" style:family="paragraph" style:parent-style-name="Standard">
      <style:text-properties fo:color="#000000" style:font-name="宋体" style:font-name-complex="宋体"/>
    </style:style>
    <style:style style:name="P17" style:family="paragraph" style:parent-style-name="Standard">
      <style:text-properties fo:color="#000000" style:font-name="宋体" fo:font-size="9pt" style:font-size-asian="9pt" style:font-name-complex="宋体"/>
    </style:style>
    <style:style style:name="P18" style:family="paragraph" style:parent-style-name="Standard">
      <style:paragraph-properties fo:text-align="center" style:justify-single-word="false"/>
      <style:text-properties fo:color="#000000" style:font-name="宋体" fo:font-size="9pt" style:font-size-asian="9pt" style:font-name-complex="宋体"/>
    </style:style>
    <style:style style:name="P19" style:family="paragraph" style:parent-style-name="Standard">
      <style:paragraph-properties style:snap-to-layout-grid="false"/>
      <style:text-properties fo:color="#000000" style:font-name="宋体" fo:font-size="9pt" style:font-size-asian="9pt" style:font-name-complex="宋体"/>
    </style:style>
    <style:style style:name="P20" style:family="paragraph" style:parent-style-name="Standard">
      <style:text-properties fo:color="#000000" style:font-name="宋体" fo:font-size="9pt" style:font-size-asian="9pt" style:font-name-complex="宋体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fo:color="#000000" style:font-name="宋体" fo:font-size="9pt" officeooo:rsid="003fb4b4" officeooo:paragraph-rsid="003fb4b4" style:font-size-asian="9pt" style:font-name-complex="宋体"/>
    </style:style>
    <style:style style:name="P22" style:family="paragraph" style:parent-style-name="Standard">
      <style:paragraph-properties style:snap-to-layout-grid="false"/>
      <style:text-properties fo:color="#000000" style:font-name="宋体" fo:font-size="9pt" style:letter-kerning="true" style:font-size-asian="9pt" style:font-name-complex="宋体" style:font-size-complex="10pt"/>
    </style:style>
    <style:style style:name="P23" style:family="paragraph" style:parent-style-name="Standard">
      <style:text-properties fo:color="#000000" style:font-name="Liberation Sans1" fo:font-size="9pt" fo:font-style="normal" style:text-underline-style="none" fo:font-weight="normal" style:font-name-asian="Liberation Sans1" style:font-size-asian="9pt" style:language-asian="ar" style:country-asian="SA" style:font-style-asian="normal" style:font-weight-asian="normal" style:font-name-complex="Liberation Sans1" style:font-size-complex="9pt" style:font-style-complex="normal" style:font-weight-complex="normal"/>
    </style:style>
    <style:style style:name="P24" style:family="paragraph" style:parent-style-name="Standard">
      <style:text-properties fo:color="#000000" style:font-name="Liberation Sans1" fo:font-size="9pt" fo:font-style="normal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P25" style:family="paragraph" style:parent-style-name="Standard">
      <style:paragraph-properties style:snap-to-layout-grid="false"/>
      <style:text-properties fo:color="#000000" style:font-name="Liberation Sans1" fo:font-size="9pt" fo:font-style="normal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1" fo:font-size="9pt" fo:font-style="normal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P27" style:family="paragraph" style:parent-style-name="Standard">
      <style:text-properties fo:color="#000000" style:font-name="Liberation Mono" fo:font-size="9pt" fo:font-style="normal" officeooo:rsid="002a3ddc" officeooo:paragraph-rsid="002a3ddc" style:font-name-asian="Liberation Mono" style:font-size-asian="9pt" style:language-asian="ar" style:country-asian="SA" style:font-style-asian="normal" style:font-name-complex="Liberation Mono" style:font-size-complex="9pt" style:font-style-complex="normal"/>
    </style:style>
    <style:style style:name="P28" style:family="paragraph" style:parent-style-name="Standard">
      <style:text-properties fo:color="#000000" style:font-name="Liberation Mono" fo:font-size="9pt" fo:font-style="normal" officeooo:paragraph-rsid="002d8535" style:font-name-asian="Liberation Mono" style:font-size-asian="9pt" style:language-asian="ar" style:country-asian="SA" style:font-style-asian="normal" style:font-name-complex="Liberation Mono" style:font-size-complex="9pt" style:font-style-complex="normal"/>
    </style:style>
    <style:style style:name="P29" style:family="paragraph" style:parent-style-name="Standard">
      <style:text-properties fo:color="#000000" style:font-name="Liberation Mono" fo:font-size="9pt" fo:font-style="normal" officeooo:rsid="002d8535" officeooo:paragraph-rsid="002d8535" style:font-name-asian="Liberation Mono" style:font-size-asian="9pt" style:language-asian="ar" style:country-asian="SA" style:font-style-asian="normal" style:font-name-complex="Liberation Mono" style:font-size-complex="9pt" style:font-style-complex="normal"/>
    </style:style>
    <style:style style:name="P30" style:family="paragraph" style:parent-style-name="Standard">
      <style:text-properties fo:color="#000000" style:font-name="Liberation Mono" fo:font-size="9pt" fo:font-style="normal" officeooo:rsid="003baa6e" officeooo:paragraph-rsid="003baa6e" style:font-name-asian="Liberation Mono" style:font-size-asian="9pt" style:language-asian="ar" style:country-asian="SA" style:font-style-asian="normal" style:font-name-complex="Liberation Mono" style:font-size-complex="9pt" style:font-style-complex="normal"/>
    </style:style>
    <style:style style:name="P31" style:family="paragraph" style:parent-style-name="Standard">
      <style:text-properties fo:color="#000000" style:font-name="Liberation Mono" fo:font-size="9pt" fo:font-style="normal" officeooo:rsid="003ca19a" officeooo:paragraph-rsid="003ca19a" style:font-name-asian="Liberation Mono" style:font-size-asian="9pt" style:language-asian="ar" style:country-asian="SA" style:font-style-asian="normal" style:font-name-complex="Liberation Mono" style:font-size-complex="9pt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Mono" fo:font-size="9pt" officeooo:rsid="002d4880" officeooo:paragraph-rsid="002d4880" style:font-name-asian="Liberation Mono" style:font-size-asian="9pt" style:language-asian="ar" style:country-asian="SA" style:font-name-complex="Liberation Mono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Mono" fo:font-size="9pt" officeooo:rsid="002bc6c8" officeooo:paragraph-rsid="002d4880" style:font-name-asian="Liberation Mono" style:font-size-asian="9pt" style:language-asian="ar" style:country-asian="SA" style:font-name-complex="Liberation Mono" style:font-size-complex="9pt"/>
    </style:style>
    <style:style style:name="P34" style:family="paragraph" style:parent-style-name="Standard"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36" style:family="paragraph" style:parent-style-name="Standard"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style:snap-to-layout-grid="false"/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fo:color="#000000" style:font-name="Liberation Sans2" fo:font-size="9pt" fo:font-style="normal" style:text-underline-style="none" fo:font-weight="normal" officeooo:rsid="002efee9" officeooo:paragraph-rsid="002efee9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style:snap-to-layout-grid="false"/>
      <style:text-properties fo:color="#000000" style:font-name="Liberation Sans2" fo:font-size="9pt" fo:font-style="normal" style:text-underline-style="none" fo:font-weight="normal" officeooo:rsid="002efee9" officeooo:paragraph-rsid="002efee9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fo:color="#000000" style:font-name="Liberation Sans2" fo:font-size="9pt" fo:font-style="normal" style:text-underline-style="none" fo:font-weight="normal" officeooo:rsid="00367ffb" officeooo:paragraph-rsid="00367ffb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text-properties fo:color="#000000" style:font-name="Liberation Sans2" fo:font-size="9pt" fo:font-style="normal" style:text-underline-style="none" fo:font-weight="normal" officeooo:rsid="002287bf" officeooo:paragraph-rsid="002287bf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name-complex="宋体" style:font-size-complex="9pt" style:font-style-complex="normal" style:font-weight-complex="normal"/>
    </style:style>
    <style:style style:name="P43" style:family="paragraph" style:parent-style-name="Standard">
      <style:text-properties fo:color="#000000" style:font-name="Liberation Sans2" fo:font-size="9pt" fo:font-style="normal" style:text-underline-style="none" fo:font-weight="normal" officeooo:rsid="002832cb" officeooo:paragraph-rsid="002832cb" style:font-name-asian="Liberation Sans2" style:font-size-asian="9pt" style:font-style-asian="normal" style:font-weight-asian="normal" style:font-name-complex="宋体" style:font-size-complex="9pt" style:font-style-complex="normal" style:font-weight-complex="normal"/>
    </style:style>
    <style:style style:name="P44" style:family="paragraph" style:parent-style-name="Standard">
      <style:text-properties fo:color="#000000" style:font-name="Liberation Sans2" fo:font-size="9pt" fo:font-style="normal" style:text-underline-style="none" fo:font-weight="normal" officeooo:rsid="00265847" officeooo:paragraph-rsid="00265847" style:font-name-asian="Liberation Sans2" style:font-size-asian="9pt" style:font-style-asian="normal" style:font-weight-asian="normal" style:font-name-complex="宋体" style:font-size-complex="9pt" style:font-style-complex="normal" style:font-weight-complex="normal"/>
    </style:style>
    <style:style style:name="P45" style:family="paragraph" style:parent-style-name="Standard">
      <style:text-properties fo:color="#000000" style:font-name="Liberation Sans2" fo:font-size="9pt" fo:font-style="normal" style:text-underline-style="none" fo:font-weight="normal" officeooo:rsid="002287bf" officeooo:paragraph-rsid="002287bf" style:font-name-asian="Liberation Sans2" style:font-size-asian="9pt" style:font-style-asian="normal" style:font-weight-asian="normal" style:font-name-complex="宋体" style:font-size-complex="9pt" style:font-style-complex="normal" style:font-weight-complex="normal"/>
    </style:style>
    <style:style style:name="P46" style:family="paragraph" style:parent-style-name="Standard">
      <style:text-properties fo:color="#000000" style:font-name="Liberation Sans2" fo:font-size="9pt" fo:font-style="normal" style:text-underline-style="none" fo:font-weight="normal" style:font-name-asian="Liberation Sans2" style:font-size-asian="9pt" style:language-asian="ar" style:country-asian="SA" style:font-style-asian="normal" style:font-weight-asian="normal" style:font-name-complex="Liberation Mono" style:font-size-complex="9pt" style:font-style-complex="normal" style:font-weight-complex="normal"/>
    </style:style>
    <style:style style:name="P47" style:family="paragraph" style:parent-style-name="Standard">
      <style:text-properties fo:color="#000000" style:font-name="Liberation Sans2" fo:font-size="9pt" fo:font-style="normal" style:text-underline-style="none" fo:font-weight="normal" style:font-name-asian="Liberation Sans2" style:font-size-asian="9pt" style:language-asian="ar" style:country-asian="SA" style:font-style-asian="normal" style:font-weight-asian="normal" style:font-name-complex="宋体" style:font-size-complex="9pt" style:font-style-complex="normal" style:font-weight-complex="normal"/>
    </style:style>
    <style:style style:name="P48" style:family="paragraph" style:parent-style-name="Standard">
      <style:text-properties fo:color="#000000" style:font-name="Liberation Sans2" fo:font-size="9pt" fo:font-style="normal" style:text-underline-style="none" fo:font-weight="normal" officeooo:rsid="002efee9" officeooo:paragraph-rsid="002efee9" style:font-name-asian="Liberation Sans2" style:font-size-asian="9pt" style:language-asian="ar" style:country-asian="SA" style:font-style-asian="normal" style:font-weight-asian="normal" style:font-name-complex="宋体" style:font-size-complex="9pt" style:font-style-complex="normal" style:font-weight-complex="normal"/>
    </style:style>
    <style:style style:name="P49" style:family="paragraph" style:parent-style-name="Standard">
      <style:text-properties fo:color="#000000" style:font-name="Liberation Sans2" fo:font-size="9pt" fo:font-style="normal" style:text-underline-style="none" fo:font-weight="normal" officeooo:rsid="002832cb" officeooo:paragraph-rsid="002832cb" style:font-name-asian="Liberation Sans2" style:font-size-asian="9pt" style:language-asian="ar" style:country-asian="SA" style:font-style-asian="normal" style:font-weight-asian="normal" style:font-name-complex="宋体" style:font-size-complex="9pt" style:font-style-complex="normal" style:font-weight-complex="normal"/>
    </style:style>
    <style:style style:name="P50" style:family="paragraph" style:parent-style-name="Standard">
      <style:text-properties fo:color="#000000" style:font-name="Liberation Sans2" fo:font-size="9pt" fo:font-style="normal" style:text-underline-style="none" fo:font-weight="normal" officeooo:rsid="00265847" officeooo:paragraph-rsid="00265847" style:font-name-asian="Liberation Sans2" style:font-size-asian="9pt" style:language-asian="ar" style:country-asian="SA" style:font-style-asian="normal" style:font-weight-asian="normal" style:font-name-complex="宋体" style:font-size-complex="9pt" style:font-style-complex="normal" style:font-weight-complex="normal"/>
    </style:style>
    <style:style style:name="P51" style:family="paragraph" style:parent-style-name="Standard">
      <style:text-properties fo:color="#000000" style:font-name="Liberation Sans2" fo:font-size="9pt" fo:font-style="normal" style:text-underline-style="none" fo:font-weight="normal" officeooo:paragraph-rsid="002287bf" style:font-name-asian="Liberation Sans2" style:font-size-asian="9pt" style:language-asian="ar" style:country-asian="SA" style:font-style-asian="normal" style:font-weight-asian="normal" style:font-name-complex="宋体" style:font-size-complex="9pt" style:font-style-complex="normal" style:font-weight-complex="normal"/>
    </style:style>
    <style:style style:name="P52" style:family="paragraph" style:parent-style-name="Standard">
      <style:text-properties fo:color="#000000" style:font-name="Liberation Sans2" fo:font-size="9pt" fo:font-style="normal" style:text-underline-style="none" fo:font-weight="normal" officeooo:rsid="002287bf" officeooo:paragraph-rsid="002287bf" style:font-name-asian="Liberation Sans2" style:font-size-asian="9pt" style:language-asian="ar" style:country-asian="SA" style:font-style-asian="normal" style:font-weight-asian="normal" style:font-name-complex="宋体" style:font-size-complex="9pt" style:font-style-complex="normal" style:font-weight-complex="normal"/>
    </style:style>
    <style:style style:name="P53" style:family="paragraph" style:parent-style-name="Standard">
      <style:text-properties fo:color="#000000" style:font-name="Liberation Sans2" fo:font-size="9pt" fo:font-style="normal" officeooo:rsid="003e1583" officeooo:paragraph-rsid="003e1583" style:font-name-asian="Liberation Sans2" style:font-size-asian="9pt" style:language-asian="ar" style:country-asian="SA" style:font-style-asian="normal" style:font-name-complex="Liberation Mono" style:font-size-complex="9pt" style:font-style-complex="normal"/>
    </style:style>
    <style:style style:name="P54" style:family="paragraph" style:parent-style-name="Standard">
      <style:text-properties fo:color="#000000" style:font-name="Liberation Sans2" fo:font-size="9pt" style:font-name-asian="Liberation Sans2" style:font-size-asian="9pt" style:font-name-complex="宋体" style:font-size-complex="9pt"/>
    </style:style>
    <style:style style:name="P55" style:family="paragraph" style:parent-style-name="Standard">
      <style:text-properties fo:color="#000000" style:font-name="Liberation Sans2" fo:font-size="8pt" style:font-name-asian="Liberation Sans2" style:font-size-asian="8pt" style:font-name-complex="宋体" style:font-size-complex="8pt"/>
    </style:style>
    <style:style style:name="P56" style:family="paragraph" style:parent-style-name="Standard">
      <style:text-properties fo:color="#000000" style:font-name="Liberation Sans2" fo:font-size="10pt" fo:font-style="normal" style:text-underline-style="none" fo:font-weight="normal" style:font-name-asian="Liberation Sans2" style:font-size-asian="10pt" style:language-asian="ar" style:country-asian="SA" style:font-style-asian="normal" style:font-weight-asian="normal" style:font-name-complex="宋体" style:font-size-complex="10pt" style:font-style-complex="normal" style:font-weight-complex="normal"/>
    </style:style>
    <style:style style:name="P57" style:family="paragraph" style:parent-style-name="Standard">
      <style:text-properties fo:color="#000000" style:font-name="Liberation Sans2" fo:font-size="10pt" fo:font-style="normal" style:text-underline-style="none" fo:font-weight="normal" officeooo:rsid="002832cb" officeooo:paragraph-rsid="002832cb" style:font-name-asian="Liberation Sans2" style:font-size-asian="10pt" style:language-asian="ar" style:country-asian="SA" style:font-style-asian="normal" style:font-weight-asian="normal" style:font-name-complex="宋体" style:font-size-complex="10pt" style:font-style-complex="normal" style:font-weight-complex="normal"/>
    </style:style>
    <style:style style:name="P58" style:family="paragraph" style:parent-style-name="Standard">
      <style:text-properties fo:color="#000000" style:font-name="Liberation Sans2" fo:font-size="10pt" fo:font-style="normal" style:text-underline-style="none" fo:font-weight="normal" officeooo:rsid="00265847" officeooo:paragraph-rsid="00265847" style:font-name-asian="Liberation Sans2" style:font-size-asian="10pt" style:language-asian="ar" style:country-asian="SA" style:font-style-asian="normal" style:font-weight-asian="normal" style:font-name-complex="宋体" style:font-size-complex="10pt" style:font-style-complex="normal" style:font-weight-complex="normal"/>
    </style:style>
    <style:style style:name="P59" style:family="paragraph" style:parent-style-name="Standard">
      <style:text-properties fo:font-size="9pt" style:font-size-asian="9pt" style:font-size-complex="9pt"/>
    </style:style>
    <style:style style:name="P60" style:family="paragraph" style:parent-style-name="Standard">
      <style:text-properties style:font-name="Liberation Sans1" fo:font-size="9pt" style:font-size-asian="9pt" style:font-name-complex="Liberation Sans1" style:font-size-complex="9pt"/>
    </style:style>
    <style:style style:name="P61" style:family="paragraph" style:parent-style-name="Standard">
      <style:text-properties style:font-name="Liberation Sans1" fo:font-size="9pt" fo:font-style="normal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P62" style:family="paragraph" style:parent-style-name="Standard">
      <style:text-properties style:font-name="宋体1" style:font-name-complex="宋体1"/>
    </style:style>
    <style:style style:name="P63" style:family="paragraph" style:parent-style-name="Standard">
      <style:text-properties style:font-name="Liberation Sans2" style:font-name-asian="Liberation Sans2"/>
    </style:style>
    <style:style style:name="P64" style:family="paragraph" style:parent-style-name="Standard">
      <style:text-properties style:font-name="Liberation Sans2" fo:font-size="9pt" style:font-name-asian="Liberation Sans2" style:font-size-asian="9pt" style:font-size-complex="9pt"/>
    </style:style>
    <style:style style:name="P65" style:family="paragraph" style:parent-style-name="Standard">
      <style:text-properties style:font-name="Liberation Sans2" fo:font-size="9pt" officeooo:rsid="002832cb" officeooo:paragraph-rsid="002832cb" style:font-name-asian="Liberation Sans2" style:font-size-asian="9pt" style:font-size-complex="9pt"/>
    </style:style>
    <style:style style:name="P66" style:family="paragraph" style:parent-style-name="Standard">
      <style:text-properties style:font-name="Liberation Sans2" fo:font-size="9pt" officeooo:rsid="003baa6e" officeooo:paragraph-rsid="003baa6e" style:font-name-asian="Liberation Sans2" style:font-size-asian="9pt" style:font-size-complex="9pt"/>
    </style:style>
    <style:style style:name="P67" style:family="paragraph" style:parent-style-name="Standard">
      <style:text-properties style:font-name="Liberation Sans2" fo:font-size="9pt" officeooo:rsid="003924bb" officeooo:paragraph-rsid="003924bb" style:font-name-asian="Liberation Sans2" style:font-size-asian="9pt" style:font-size-complex="9pt"/>
    </style:style>
    <style:style style:name="P68" style:family="paragraph" style:parent-style-name="Standard">
      <style:text-properties style:font-name="Liberation Sans2" fo:font-size="9pt" officeooo:rsid="0020f1ed" officeooo:paragraph-rsid="0020f1ed" style:font-name-asian="Liberation Sans2" style:font-size-asian="9pt" style:font-size-complex="9pt"/>
    </style:style>
    <style:style style:name="P69" style:family="paragraph" style:parent-style-name="Standard">
      <style:text-properties style:font-name="Liberation Sans2" fo:font-size="9pt" fo:font-weight="normal" style:font-name-asian="Liberation Sans2" style:font-size-asian="9pt" style:font-weight-asian="normal" style:font-name-complex="Liberation Sans1" style:font-size-complex="9pt" style:font-weight-complex="normal"/>
    </style:style>
    <style:style style:name="P70" style:family="paragraph" style:parent-style-name="Standard">
      <style:text-properties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71" style:family="paragraph" style:parent-style-name="Standard">
      <style:text-properties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text-properties style:font-name="Liberation Sans2" fo:font-size="8pt" style:font-name-asian="Liberation Sans2" style:font-size-asian="8pt" style:font-size-complex="8pt"/>
    </style:style>
    <style:style style:name="P73" style:family="paragraph" style:parent-style-name="Standard">
      <style:paragraph-properties fo:margin-top="0.275cm" fo:margin-bottom="0.275cm" style:contextual-spacing="false"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andard">
      <style:paragraph-properties fo:margin-left="0cm" fo:margin-right="0cm" fo:text-align="center" style:justify-single-word="false" fo:text-indent="0.85cm" style:auto-text-indent="false"/>
      <style:text-properties style:font-name="华文楷体" fo:font-weight="bold" style:font-name-asian="楷体_GB2312" style:font-weight-asian="bold" style:font-name-complex="华文楷体" style:font-weight-complex="bold"/>
    </style:style>
    <style:style style:name="P75" style:family="paragraph" style:parent-style-name="Standard">
      <style:paragraph-properties fo:margin-top="0cm" fo:margin-bottom="0.275cm" style:contextual-spacing="false" fo:line-height="150%" fo:text-align="center" style:justify-single-word="false"/>
    </style:style>
    <style:style style:name="P76" style:family="paragraph" style:parent-style-name="Standard">
      <style:paragraph-properties fo:margin-top="0cm" fo:margin-bottom="0.275cm" style:contextual-spacing="false" fo:line-height="150%" style:snap-to-layout-grid="false"/>
      <style:text-properties fo:color="#0000ff" fo:font-size="10pt" fo:font-style="italic" style:letter-kerning="true" style:font-size-asian="10pt" style:font-style-asian="italic" style:font-size-complex="10pt"/>
    </style:style>
    <style:style style:name="P77" style:family="paragraph" style:parent-style-name="Standard">
      <style:paragraph-properties fo:margin-top="0cm" fo:margin-bottom="0.275cm" style:contextual-spacing="false" fo:line-height="150%" style:snap-to-layout-grid="false"/>
      <style:text-properties fo:color="#0000ff" fo:font-style="italic" style:font-style-asian="italic"/>
    </style:style>
    <style:style style:name="P78" style:family="paragraph" style:parent-style-name="Standard">
      <style:paragraph-properties fo:margin-left="0.741cm" fo:margin-right="0cm" fo:text-indent="0cm" style:auto-text-indent="false"/>
    </style:style>
    <style:style style:name="P79" style:family="paragraph" style:parent-style-name="Standard">
      <style:paragraph-properties fo:margin-left="0.741cm" fo:margin-right="0cm" fo:text-indent="0cm" style:auto-text-indent="false"/>
      <style:text-properties fo:color="#0000ff" style:font-name="宋体" fo:font-style="italic" style:language-asian="ar" style:country-asian="SA" style:font-style-asian="italic" style:font-name-complex="宋体" style:font-style-complex="italic"/>
    </style:style>
    <style:style style:name="P80" style:family="paragraph" style:parent-style-name="Standard">
      <style:paragraph-properties fo:margin-left="2.408cm" fo:margin-right="0cm" fo:text-indent="-1.667cm" style:auto-text-indent="false"/>
    </style:style>
    <style:style style:name="P81" style:family="paragraph" style:parent-style-name="Standard">
      <style:paragraph-properties fo:margin-left="2.408cm" fo:margin-right="0cm" fo:text-indent="-1.667cm" style:auto-text-indent="false"/>
      <style:text-properties fo:color="#0000ff" style:font-name="宋体" fo:font-style="italic" style:language-asian="ar" style:country-asian="SA" style:font-style-asian="italic" style:font-name-complex="宋体" style:font-size-complex="10.5pt" style:font-style-complex="italic"/>
    </style:style>
    <style:style style:name="P82" style:family="paragraph" style:parent-style-name="Standard">
      <style:paragraph-properties fo:margin-left="0cm" fo:margin-right="0cm" fo:text-indent="0.741cm" style:auto-text-indent="false"/>
    </style:style>
    <style:style style:name="P83" style:family="paragraph" style:parent-style-name="Standard">
      <style:paragraph-properties fo:margin-left="0cm" fo:margin-right="0cm" fo:text-indent="0.741cm" style:auto-text-indent="false"/>
      <style:text-properties fo:color="#0000ff" fo:font-style="italic" style:font-style-asian="italic" style:font-style-complex="italic"/>
    </style:style>
    <style:style style:name="P84" style:family="paragraph" style:parent-style-name="Text_20_body">
      <style:paragraph-properties fo:margin-top="0.127cm" fo:margin-bottom="0.212cm" style:contextual-spacing="false" fo:text-align="center" style:justify-single-word="false"/>
    </style:style>
    <style:style style:name="P85" style:family="paragraph" style:parent-style-name="Text_20_body">
      <style:paragraph-properties fo:margin-top="0.127cm" fo:margin-bottom="0.212cm" style:contextual-spacing="false" style:snap-to-layout-grid="false"/>
    </style:style>
    <style:style style:name="P86" style:family="paragraph" style:parent-style-name="Text_20_body">
      <style:paragraph-properties fo:margin-top="0.127cm" fo:margin-bottom="0.212cm" style:contextual-spacing="false" fo:text-align="center" style:justify-single-word="false" style:snap-to-layout-grid="false"/>
      <style:text-properties fo:font-size="10pt" style:letter-kerning="true" style:font-size-asian="10pt" style:font-size-complex="10pt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Header">
      <style:paragraph-properties fo:padding="0cm" fo:border="none" style:snap-to-layout-grid="false">
        <style:tab-stops>
          <style:tab-stop style:position="0.741cm"/>
          <style:tab-stop style:position="7.325cm" style:type="center"/>
          <style:tab-stop style:position="14.651cm" style:type="right"/>
        </style:tab-stops>
      </style:paragraph-properties>
      <style:text-properties fo:color="#000000" style:font-name="宋体" style:font-name-complex="宋体" style:font-size-complex="12pt"/>
    </style:style>
    <style:style style:name="P89" style:family="paragraph" style:parent-style-name="Header">
      <style:paragraph-properties fo:text-align="start" style:justify-single-word="false" fo:padding="0cm" fo:border="none" style:snap-to-layout-grid="false">
        <style:tab-stops>
          <style:tab-stop style:position="0.741cm"/>
          <style:tab-stop style:position="7.325cm" style:type="center"/>
          <style:tab-stop style:position="14.651cm" style:type="right"/>
        </style:tab-stops>
      </style:paragraph-properties>
      <style:text-properties fo:color="#000000" style:font-name="Liberation Mono" fo:font-size="9pt" style:font-size-asian="9pt" style:font-name-complex="Liberation Mono" style:font-size-complex="12pt"/>
    </style:style>
    <style:style style:name="P90" style:family="paragraph" style:parent-style-name="Header">
      <style:paragraph-properties fo:text-align="start" style:justify-single-word="false" fo:padding="0cm" fo:border="none" style:snap-to-layout-grid="false">
        <style:tab-stops>
          <style:tab-stop style:position="0.741cm"/>
          <style:tab-stop style:position="7.325cm" style:type="center"/>
          <style:tab-stop style:position="14.651cm" style:type="right"/>
        </style:tab-stops>
      </style:paragraph-properties>
      <style:text-properties style:font-name="Liberation Mono" style:font-name-complex="Liberation Mono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Subtitle">
      <style:paragraph-properties fo:margin-top="1.101cm" fo:margin-bottom="4.403cm" style:contextual-spacing="false"/>
      <style:text-properties fo:font-size="16pt" fo:font-weight="bold" style:font-size-asian="16pt" style:font-weight-asian="bold"/>
    </style:style>
    <style:style style:name="P93" style:family="paragraph" style:parent-style-name="Text_20_body">
      <style:text-properties style:font-name="宋体" style:language-asian="ar" style:country-asian="SA" style:font-name-complex="宋体" style:font-size-complex="22pt"/>
    </style:style>
    <style:style style:name="P94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4.651cm" style:type="right" style:leader-style="dotted" style:leader-text="."/>
          <style:tab-stop style:position="16.591cm" style:leader-style="dotted" style:leader-text="."/>
        </style:tab-stops>
      </style:paragraph-properties>
    </style:style>
    <style:style style:name="P97" style:family="paragraph" style:parent-style-name="代码">
      <style:text-properties officeooo:rsid="00374eb5" officeooo:paragraph-rsid="00374eb5"/>
    </style:style>
    <style:style style:name="P98" style:family="paragraph" style:parent-style-name="代码">
      <style:text-properties officeooo:rsid="003abdd7" officeooo:paragraph-rsid="003abdd7"/>
    </style:style>
    <style:style style:name="P99" style:family="paragraph" style:parent-style-name="代码">
      <style:text-properties officeooo:rsid="003e1583"/>
    </style:style>
    <style:style style:name="P100" style:family="paragraph" style:parent-style-name="Standard" style:master-page-name="转换_20_1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/>
    </style:style>
    <style:style style:name="P101" style:family="paragraph" style:parent-style-name="Standard">
      <style:text-properties style:font-name="宋体" style:language-asian="ar" style:country-asian="SA" style:font-name-complex="宋体" style:font-size-complex="22pt"/>
    </style:style>
    <style:style style:name="P102" style:family="paragraph" style:parent-style-name="Standard">
      <style:text-properties style:font-name="Liberation Sans2" fo:font-size="9pt" fo:font-style="normal" style:text-underline-style="none" fo:font-weight="normal" officeooo:rsid="00433056" officeooo:paragraph-rsid="00433056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103" style:family="paragraph" style:parent-style-name="Standard">
      <style:text-properties fo:color="#000000" style:font-name="Liberation Sans2" fo:font-size="9pt" fo:font-style="normal" style:text-underline-style="none" fo:font-weight="normal" officeooo:rsid="00433056" officeooo:paragraph-rsid="00433056" style:font-name-asian="Liberation Sans2" style:font-size-asian="9pt" style:language-asian="ar" style:country-asian="SA" style:font-style-asian="normal" style:font-weight-asian="normal" style:font-name-complex="Liberation Mono" style:font-size-complex="9pt" style:font-style-complex="normal" style:font-weight-complex="normal"/>
    </style:style>
    <style:style style:name="P104" style:family="paragraph" style:parent-style-name="Standard"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105" style:family="paragraph" style:parent-style-name="Standard">
      <style:paragraph-properties style:snap-to-layout-grid="false"/>
      <style:text-properties fo:color="#000000" style:font-name="Liberation Sans2" fo:font-size="9pt" fo:font-style="normal" style:text-underline-style="none" fo:font-weight="normal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106" style:family="paragraph" style:parent-style-name="Standard">
      <style:text-properties fo:color="#000000" style:font-name="Liberation Sans2" fo:font-size="9pt" fo:font-style="normal" style:text-underline-style="none" fo:font-weight="normal" officeooo:rsid="00433056" officeooo:paragraph-rsid="00433056" style:font-name-asian="Liberation Sans2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107" style:family="paragraph" style:parent-style-name="Heading_20_1" style:list-style-name="WW8Num3">
      <style:text-properties fo:font-weight="bold" style:letter-kerning="true" style:font-weight-asian="bold" style:font-weight-complex="bold"/>
    </style:style>
    <style:style style:name="P108" style:family="paragraph" style:parent-style-name="Heading_20_1" style:list-style-name="">
      <style:paragraph-properties fo:margin-left="0cm" fo:margin-right="0cm" fo:line-height="200%" fo:text-align="justify" style:justify-single-word="false" fo:keep-together="always" fo:orphans="0" fo:widows="0" fo:text-indent="0cm" style:auto-text-indent="false"/>
    </style:style>
    <style:style style:name="P109" style:family="paragraph" style:parent-style-name="Heading_20_1" style:list-style-name="WW8Num4">
      <style:paragraph-properties fo:break-before="page"/>
      <style:text-properties fo:font-weight="bold" style:letter-kerning="true" style:font-weight-asian="bold" style:font-weight-complex="bold"/>
    </style:style>
    <style:style style:name="P110" style:family="paragraph" style:parent-style-name="Heading_20_1" style:list-style-name="WW8Num3">
      <style:paragraph-properties fo:break-before="page"/>
      <style:text-properties fo:font-weight="bold" style:letter-kerning="true" style:font-weight-asian="bold" style:font-weight-complex="bold"/>
    </style:style>
    <style:style style:name="P111" style:family="paragraph" style:parent-style-name="Heading_20_2" style:list-style-name="WW8Num3"/>
    <style:style style:name="P112" style:family="paragraph" style:parent-style-name="Heading_20_2" style:list-style-name="WW8Num3">
      <style:text-properties style:letter-kerning="true"/>
    </style:style>
    <style:style style:name="P113" style:family="paragraph" style:parent-style-name="Heading_20_2" style:list-style-name="WW8Num3">
      <style:text-properties style:font-name="宋体" fo:font-weight="normal" style:font-weight-asian="normal" style:font-name-complex="宋体"/>
    </style:style>
    <style:style style:name="P114" style:family="paragraph" style:parent-style-name="Heading_20_2" style:list-style-name="WW8Num3">
      <style:text-properties style:font-name="宋体" style:language-asian="ar" style:country-asian="SA" style:font-name-complex="宋体" style:font-size-complex="22pt"/>
    </style:style>
    <style:style style:name="P115" style:family="paragraph" style:parent-style-name="Heading_20_3" style:list-style-name="WW8Num3">
      <style:text-properties style:font-name="宋体" fo:font-weight="normal" style:font-weight-asian="normal" style:font-name-complex="宋体"/>
    </style:style>
    <style:style style:name="P116" style:family="paragraph" style:parent-style-name="Title" style:master-page-name="Standard">
      <style:paragraph-properties fo:margin-top="5.503cm" fo:margin-bottom="0.215cm" style:contextual-spacing="false" style:page-number="auto"/>
      <style:text-properties fo:font-weight="bold" style:font-weight-asian="bold"/>
    </style:style>
    <style:style style:name="P117" style:family="paragraph">
      <style:paragraph-properties fo:margin-left="0cm" fo:margin-right="0cm" fo:margin-top="0cm" fo:margin-bottom="0cm" fo:line-height="100%" fo:text-align="center" fo:text-indent="0cm"/>
    </style:style>
    <style:style style:name="P1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文泉驿微米黑" style:font-size-asian="9pt" style:font-style-asian="normal" style:font-weight-asian="normal" style:font-name-complex="文泉驿微米黑" style:font-size-complex="9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文泉驿微米黑" style:font-size-asian="9pt" style:font-style-asian="normal" style:font-weight-asian="normal" style:font-name-complex="文泉驿微米黑" style:font-size-complex="15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size="10.5pt" fo:font-style="normal" fo:text-shadow="none" style:text-underline-style="none" fo:font-weight="normal" style:letter-kerning="true" style:font-name-asian="文泉驿微米黑" style:font-size-asian="10.5pt" style:font-style-asian="normal" style:font-weight-asian="normal" style:font-name-complex="文泉驿微米黑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indent="0cm"/>
    </style:style>
    <style:style style:name="P12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文泉驿微米黑" style:font-size-asian="9pt" style:font-style-asian="normal" style:font-weight-asian="normal" style:font-name-complex="文泉驿微米黑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 New Roman1"/>
    </style:style>
    <style:style style:name="T2" style:family="text">
      <style:text-properties fo:color="#000000" fo:font-size="9pt" fo:font-style="normal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T3" style:family="text">
      <style:text-properties fo:color="#000000" fo:font-size="9pt" fo:font-style="normal" style:text-underline-style="none" fo:font-weight="normal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4" style:family="text">
      <style:text-properties fo:color="#000000" style:font-name="Liberation Sans1" fo:font-size="9pt" fo:font-style="normal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T5" style:family="text">
      <style:text-properties fo:color="#000000" style:font-name="Liberation Sans1" fo:font-size="9pt" fo:font-style="normal" style:text-underline-style="none" fo:font-weight="normal" style:font-name-asian="Liberation Sans1" style:font-size-asian="9pt" style:font-style-asian="normal" style:font-weight-asian="normal" style:font-name-complex="宋体" style:font-size-complex="9pt" style:font-style-complex="normal" style:font-weight-complex="normal"/>
    </style:style>
    <style:style style:name="T6" style:family="text">
      <style:text-properties style:font-name="宋体1" style:font-name-complex="宋体1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italic" style:font-name-asian="Times New Roman1" style:font-style-asian="italic" style:font-style-complex="italic"/>
    </style:style>
    <style:style style:name="T9" style:family="text">
      <style:text-properties fo:color="#0000ff" style:font-name="宋体" fo:font-style="italic" style:language-asian="ar" style:country-asian="SA" style:font-style-asian="italic" style:font-name-complex="宋体" style:font-size-complex="10.5pt"/>
    </style:style>
    <style:style style:name="T10" style:family="text">
      <style:text-properties fo:color="#0000ff" style:font-name="宋体" fo:font-style="italic" style:language-asian="ar" style:country-asian="SA" style:font-style-asian="italic" style:font-name-complex="宋体" style:font-size-complex="10.5pt" style:font-style-complex="italic"/>
    </style:style>
    <style:style style:name="T11" style:family="text">
      <style:text-properties fo:color="#0000ff" style:font-name="宋体" fo:font-style="italic" style:language-asian="ar" style:country-asian="SA" style:font-style-asian="italic" style:font-name-complex="宋体" style:font-style-complex="italic"/>
    </style:style>
    <style:style style:name="T12" style:family="text">
      <style:text-properties fo:color="#0000ff" style:font-name="宋体" fo:font-style="italic" style:font-style-asian="italic" style:font-name-complex="宋体" style:font-style-complex="italic"/>
    </style:style>
    <style:style style:name="T13" style:family="text">
      <style:text-properties fo:color="#0000ff" style:font-name="宋体" fo:font-style="italic" style:font-style-asian="italic" style:font-name-complex="宋体" style:font-size-complex="10.5pt" style:font-style-complex="italic"/>
    </style:style>
    <style:style style:name="T14" style:family="text">
      <style:text-properties officeooo:rsid="0020f1ed"/>
    </style:style>
    <style:style style:name="T15" style:family="text">
      <style:text-properties officeooo:rsid="002287bf"/>
    </style:style>
    <style:style style:name="T16" style:family="text">
      <style:text-properties officeooo:rsid="00265847"/>
    </style:style>
    <style:style style:name="T17" style:family="text">
      <style:text-properties officeooo:rsid="002832cb"/>
    </style:style>
    <style:style style:name="T18" style:family="text">
      <style:text-properties officeooo:rsid="002d8535"/>
    </style:style>
    <style:style style:name="T19" style:family="text">
      <style:text-properties style:letter-kerning="true"/>
    </style:style>
    <style:style style:name="T20" style:family="text">
      <style:text-properties officeooo:rsid="003fb4b4" style:letter-kerning="true"/>
    </style:style>
    <style:style style:name="T21" style:family="text">
      <style:text-properties officeooo:rsid="003fb4b4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文泉驿微米黑" style:font-size-asian="9pt" style:font-style-asian="normal" style:font-weight-asian="normal" style:font-name-complex="文泉驿微米黑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文泉驿微米黑" style:font-size-asian="9pt" style:font-style-asian="normal" style:font-weight-asian="normal" style:font-name-complex="文泉驿微米黑" style:font-size-complex="15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cm" svg:stroke-color="#0084d1" draw:marker-start="" draw:marker-start-width="0.199cm" draw:marker-start-center="false" draw:marker-end="" draw:marker-end-width="0.199cm" draw:marker-end-center="false" draw:fill="solid" draw:fill-color="#83ca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4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0" svg:stroke-width="0cm" svg:stroke-color="#0084d1" draw:marker-start="" draw:marker-start-width="0.199cm" draw:marker-start-center="false" draw:marker-end="" draw:marker-end-width="0.199cm" draw:marker-end-center="false" draw:fill="solid" draw:fill-color="#83ca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1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2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3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4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5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6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7" svg:stroke-width="0cm" svg:stroke-color="#0084d1" draw:marker-start="" draw:marker-start-width="0.199cm" draw:marker-start-center="false" draw:marker-end="" draw:marker-end-width="0.199cm" draw:marker-end-center="false" draw:fill="solid" draw:fill-color="#83ca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8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9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20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21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22" svg:stroke-width="0cm" svg:stroke-color="#0084d1" draw:marker-start="" draw:marker-start-width="0.199cm" draw:marker-start-center="false" draw:marker-end="" draw:marker-end-width="0.199cm" draw:marker-end-center="false" draw:fill="solid" draw:fill-color="#83ca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23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24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25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6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27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28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29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30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31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37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39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40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41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43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45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46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47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48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49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50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51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53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54" svg:stroke-width="0cm" svg:stroke-color="#0084d1" draw:marker-start="" draw:marker-start-width="0.199cm" draw:marker-start-center="false" draw:marker-end="" draw:marker-end-width="0.199cm" draw:marker-end-center="false" draw:fill="solid" draw:fill-color="#83ca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55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1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1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60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61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62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63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ed_20__28_var_29__20_6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65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66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67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ed_20__28_var_29__20_6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ed_20__28_var_29__20_6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70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71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72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73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74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75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ed_20__28_var_29__20_7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ed_20__28_var_29__20_7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7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ed_20__28_var_29__20_7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1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ed_20__28_var_29__20_7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ed_20__28_var_29__20_8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81" svg:stroke-width="0cm" svg:stroke-color="#ffd320" draw:marker-start="" draw:marker-start-width="0.199cm" draw:marker-start-center="false" draw:marker-end="" draw:marker-end-width="0.199cm" draw:marker-end-center="false" draw:fill="solid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ed_20__28_var_29__20_82" svg:stroke-width="0cm" svg:stroke-color="#99ff66" draw:marker-start="" draw:marker-start-width="0.199cm" draw:marker-start-center="false" draw:marker-end="" draw:marker-end-width="0.199cm" draw:marker-end-center="false" draw:fill="solid" draw:fill-color="#cc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ed_20__28_var_29__20_83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84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85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86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87" svg:stroke-width="0cm" svg:stroke-color="#000000" draw:marker-start="" draw:marker-start-width="0.199cm" draw:marker-start-center="false" draw:marker-end="" draw:marker-end-width="0.199cm" draw:marker-end-center="false" draw:fill="none" draw:fill-color="#ffffcc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ed_20__28_var_29__20_8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1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ed_20__28_var_29__20_8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ed_20__28_var_29__20_9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ed_20__28_var_29__20_9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35cm" fo:min-width="0.04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数据库设计说明书</text:p>
      <text:p text:style-name="P92">IT微视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91">作者</text:p>
          </table:table-cell>
          <table:table-cell table:style-name="表格1.B1" office:value-type="string">
            <text:p text:style-name="P91">杨睿龙</text:p>
          </table:table-cell>
        </table:table-row>
        <table:table-row table:style-name="表格1.1">
          <table:table-cell table:style-name="表格1.A2" office:value-type="string">
            <text:p text:style-name="P91">文件版本</text:p>
          </table:table-cell>
          <table:table-cell table:style-name="表格1.B2" office:value-type="string">
            <text:p text:style-name="P91">1.0.0</text:p>
          </table:table-cell>
        </table:table-row>
        <table:table-row table:style-name="表格1.1">
          <table:table-cell table:style-name="表格1.A2" office:value-type="string">
            <text:p text:style-name="P91">完成日期</text:p>
          </table:table-cell>
          <table:table-cell table:style-name="表格1.B2" office:value-type="string">
            <text:p text:style-name="P91">2014年7月10日<text:span text:style-name="T1"> </text:span>星期四</text:p>
          </table:table-cell>
        </table:table-row>
      </table:table>
      <text:p text:style-name="P100">文档变更记录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 table:style-name="表格2.1">
          <table:table-cell table:style-name="表格2.A1" office:value-type="string">
            <text:p text:style-name="P73">序号</text:p>
          </table:table-cell>
          <table:table-cell table:style-name="表格2.B1" office:value-type="string">
            <text:p text:style-name="P73">变更（+/-）说明</text:p>
          </table:table-cell>
          <table:table-cell table:style-name="表格2.B1" office:value-type="string">
            <text:p text:style-name="P73">作者</text:p>
          </table:table-cell>
          <table:table-cell table:style-name="表格2.B1" office:value-type="string">
            <text:p text:style-name="P73">版本号</text:p>
          </table:table-cell>
          <table:table-cell table:style-name="表格2.B1" office:value-type="string">
            <text:p text:style-name="P73">日期</text:p>
          </table:table-cell>
          <table:table-cell table:style-name="表格2.F1" office:value-type="string">
            <text:p text:style-name="P73">批准</text:p>
          </table:table-cell>
        </table:table-row>
        <table:table-row table:style-name="表格2.1">
          <table:table-cell table:style-name="表格2.A2" office:value-type="string">
            <text:p text:style-name="P84">1</text:p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3">
          <table:table-cell table:style-name="表格2.A2" office:value-type="string">
            <text:p text:style-name="P84">2</text:p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4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3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1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3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1">
          <table:table-cell table:style-name="表格2.A2" office:value-type="string">
            <text:p text:style-name="P86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B2" office:value-type="string">
            <text:p text:style-name="P85"/>
          </table:table-cell>
          <table:table-cell table:style-name="表格2.F2" office:value-type="string">
            <text:p text:style-name="P85"/>
          </table:table-cell>
        </table:table-row>
        <table:table-row table:style-name="表格2.3">
          <table:table-cell table:style-name="表格2.A9" office:value-type="string">
            <text:p text:style-name="P86"/>
          </table:table-cell>
          <table:table-cell table:style-name="表格2.B9" office:value-type="string">
            <text:p text:style-name="P85"/>
          </table:table-cell>
          <table:table-cell table:style-name="表格2.B9" office:value-type="string">
            <text:p text:style-name="P85"/>
          </table:table-cell>
          <table:table-cell table:style-name="表格2.B9" office:value-type="string">
            <text:p text:style-name="P85"/>
          </table:table-cell>
          <table:table-cell table:style-name="表格2.B9" office:value-type="string">
            <text:p text:style-name="P85"/>
          </table:table-cell>
          <table:table-cell table:style-name="表格2.F9" office:value-type="string">
            <text:p text:style-name="P85"/>
          </table:table-cell>
        </table:table-row>
      </table:table>
      <text:h text:style-name="P108" text:outline-level="1"/>
      <text:p text:style-name="P87">目录</text:p>
      <text:table-of-content text:style-name="Sect1" text:name="内容目录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591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92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93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95"><text:a xlink:type="simple" xlink:href="#__RefHeading___Toc277247696" text:style-name="Index_20_Link" text:visited-style-name="Index_20_Link">1引言<text:tab/>3</text:a></text:p>
          <text:p text:style-name="P94"><text:a xlink:type="simple" xlink:href="#__RefHeading___Toc277247697" text:style-name="Index_20_Link" text:visited-style-name="Index_20_Link">1.1编写目的<text:tab/>3</text:a></text:p>
          <text:p text:style-name="P94"><text:a xlink:type="simple" xlink:href="#__RefHeading___Toc277247698" text:style-name="Index_20_Link" text:visited-style-name="Index_20_Link">1.2术语表<text:tab/>3</text:a></text:p>
          <text:p text:style-name="P94"><text:a xlink:type="simple" xlink:href="#__RefHeading___Toc277247699" text:style-name="Index_20_Link" text:visited-style-name="Index_20_Link">1.3参考资料<text:tab/>3</text:a></text:p>
          <text:p text:style-name="P95"><text:a xlink:type="simple" xlink:href="#__RefHeading__282_339182820" text:style-name="Index_20_Link" text:visited-style-name="Index_20_Link">2数据库环境说明<text:tab/>3</text:a></text:p>
          <text:p text:style-name="P95"><text:a xlink:type="simple" xlink:href="#__RefHeading___Toc277247701" text:style-name="Index_20_Link" text:visited-style-name="Index_20_Link">3数据库的命名规则<text:tab/>4</text:a></text:p>
          <text:p text:style-name="P95"><text:a xlink:type="simple" xlink:href="#__RefHeading___Toc277247702" text:style-name="Index_20_Link" text:visited-style-name="Index_20_Link">4逻辑设计<text:tab/>4</text:a></text:p>
          <text:p text:style-name="P95"><text:a xlink:type="simple" xlink:href="#__RefHeading___Toc277247703" text:style-name="Index_20_Link" text:visited-style-name="Index_20_Link">5物理设计<text:tab/>5</text:a></text:p>
          <text:p text:style-name="P94"><text:a xlink:type="simple" xlink:href="#__RefHeading___Toc277247704" text:style-name="Index_20_Link" text:visited-style-name="Index_20_Link">5.1表汇总<text:tab/>5</text:a></text:p>
          <text:p text:style-name="P94"><text:a xlink:type="simple" xlink:href="#__RefHeading__292_339182820" text:style-name="Index_20_Link" text:visited-style-name="Index_20_Link">5.2表设计<text:tab/>6</text:a></text:p>
          <text:p text:style-name="P96"><text:a xlink:type="simple" xlink:href="#__RefHeading__3096_117086193" text:style-name="Index_20_Link" text:visited-style-name="Index_20_Link">5.2.1用户表<text:tab/>6</text:a></text:p>
          <text:p text:style-name="P96"><text:a xlink:type="simple" xlink:href="#__RefHeading__3098_117086193" text:style-name="Index_20_Link" text:visited-style-name="Index_20_Link">5.2.2用户额外信息<text:tab/>7</text:a></text:p>
          <text:p text:style-name="P96"><text:a xlink:type="simple" xlink:href="#__RefHeading__3100_117086193" text:style-name="Index_20_Link" text:visited-style-name="Index_20_Link">5.2.3分类<text:tab/>7</text:a></text:p>
          <text:p text:style-name="P96"><text:a xlink:type="simple" xlink:href="#__RefHeading__3102_117086193" text:style-name="Index_20_Link" text:visited-style-name="Index_20_Link">5.2.4视频<text:tab/>8</text:a></text:p>
          <text:p text:style-name="P96"><text:a xlink:type="simple" xlink:href="#__RefHeading__3104_117086193" text:style-name="Index_20_Link" text:visited-style-name="Index_20_Link">5.2.5评论<text:tab/>9</text:a></text:p>
          <text:p text:style-name="P96"><text:a xlink:type="simple" xlink:href="#__RefHeading__3106_117086193" text:style-name="Index_20_Link" text:visited-style-name="Index_20_Link">5.2.6收藏视频<text:tab/>10</text:a></text:p>
          <text:p text:style-name="P96"><text:a xlink:type="simple" xlink:href="#__RefHeading__3108_117086193" text:style-name="Index_20_Link" text:visited-style-name="Index_20_Link">5.2.7观看记录<text:tab/>11</text:a></text:p>
          <text:p text:style-name="P96"><text:a xlink:type="simple" xlink:href="#__RefHeading__3110_117086193" text:style-name="Index_20_Link" text:visited-style-name="Index_20_Link">5.2.8标签<text:tab/>11</text:a></text:p>
          <text:p text:style-name="P96"><text:a xlink:type="simple" xlink:href="#__RefHeading__3112_117086193" text:style-name="Index_20_Link" text:visited-style-name="Index_20_Link">5.2.9视频标签<text:tab/>12</text:a></text:p>
          <text:p text:style-name="P94"><text:a xlink:type="simple" xlink:href="#__RefHeading___Toc277247706" text:style-name="Index_20_Link" text:visited-style-name="Index_20_Link">5.3视图的设计<text:tab/>12</text:a></text:p>
          <text:p text:style-name="P94"><text:a xlink:type="simple" xlink:href="#__RefHeading___Toc277247707" text:style-name="Index_20_Link" text:visited-style-name="Index_20_Link">5.4存储过程及函数的设计<text:tab/>12</text:a></text:p>
          <text:p text:style-name="P95"><text:a xlink:type="simple" xlink:href="#__RefHeading___Toc277247708" text:style-name="Index_20_Link" text:visited-style-name="Index_20_Link">6安全性设计<text:tab/>13</text:a></text:p>
          <text:p text:style-name="P94"><text:a xlink:type="simple" xlink:href="#__RefHeading___Toc277247709" text:style-name="Index_20_Link" text:visited-style-name="Index_20_Link">6.1防止用户直接操作数据库的方法<text:tab/>13</text:a></text:p>
          <text:p text:style-name="P94"><text:a xlink:type="simple" xlink:href="#__RefHeading___Toc277247710" text:style-name="Index_20_Link" text:visited-style-name="Index_20_Link">6.2用户帐号密码的加密方法<text:tab/>13</text:a></text:p>
          <text:p text:style-name="P94"><text:a xlink:type="simple" xlink:href="#__RefHeading___Toc277247711" text:style-name="Index_20_Link" text:visited-style-name="Index_20_Link">6.3角色与权限<text:tab/>13</text:a></text:p>
          <text:p text:style-name="P95"><text:a xlink:type="simple" xlink:href="#__RefHeading___Toc277247712" text:style-name="Index_20_Link" text:visited-style-name="Index_20_Link">7优化<text:tab/>13</text:a></text:p>
          <text:p text:style-name="P95"><text:a xlink:type="simple" xlink:href="#__RefHeading___Toc277247713" text:style-name="Index_20_Link" text:visited-style-name="Index_20_Link">8数据库管理与维护说明<text:tab/>14</text:a></text:p>
        </text:index-body>
      </text:table-of-content>
      <text:p text:style-name="Standard"/>
      <text:list xml:id="list5468400054620698106" text:style-name="WW8Num4">
        <text:list-item>
          <text:h text:style-name="P109" text:outline-level="1"><text:bookmark-start text:name="__RefHeading___Toc277247696"/><text:bookmark-start text:name="__RefHeading__274_339182820"/>引言<text:bookmark-end text:name="__RefHeading___Toc277247696"/><text:bookmark-end text:name="__RefHeading__274_339182820"/></text:h>
        </text:list-item>
      </text:list>
      <text:list xml:id="list2340818731401745353" text:style-name="WW8Num3">
        <text:list-item>
          <text:list>
            <text:list-item>
              <text:h text:style-name="P112" text:outline-level="2"><text:bookmark-start text:name="__RefHeading___Toc277247697"/><text:bookmark-start text:name="__RefHeading__276_339182820"/>编写目的<text:bookmark-end text:name="__RefHeading___Toc277247697"/><text:bookmark-end text:name="__RefHeading__276_339182820"/></text:h>
            </text:list-item>
          </text:list>
        </text:list-item>
      </text:list>
      <text:p text:style-name="Text_20_body"><text:tab/>本文档为IT微视项目明确数据库设计的信息，决定数据库脚本开发和数据库具体实现。本文档读者为开发小组。</text:p>
      <text:list xml:id="list234550718594050" text:continue-numbering="true" text:style-name="WW8Num3">
        <text:list-item>
          <text:list>
            <text:list-item>
              <text:h text:style-name="P112" text:outline-level="2"><text:bookmark-start text:name="__RefHeading___Toc277247698"/><text:bookmark-start text:name="__RefHeading__278_339182820"/>术语表<text:bookmark-end text:name="__RefHeading___Toc277247698"/><text:bookmark-end text:name="__RefHeading__278_339182820"/></text:h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3">序号</text:p>
          </table:table-cell>
          <table:table-cell table:style-name="表格3.A1" office:value-type="string">
            <text:p text:style-name="P3">术语或缩略语</text:p>
          </table:table-cell>
          <table:table-cell table:style-name="表格3.C1" office:value-type="string">
            <text:p text:style-name="P74">说明性定义</text:p>
          </table:table-cell>
        </table:table-row>
        <table:table-row table:style-name="表格3.1">
          <table:table-cell table:style-name="表格3.A2" office:value-type="string">
            <text:p text:style-name="P4">1</text:p>
          </table:table-cell>
          <table:table-cell table:style-name="表格3.B2" office:value-type="string">
            <text:p text:style-name="P6">PM</text:p>
          </table:table-cell>
          <table:table-cell table:style-name="表格3.C2" office:value-type="string">
            <text:p text:style-name="P5">Project Manager,项目经理</text:p>
          </table:table-cell>
        </table:table-row>
        <table:table-row table:style-name="表格3.1">
          <table:table-cell table:style-name="表格3.A3" office:value-type="string">
            <text:p text:style-name="P6">2</text:p>
          </table:table-cell>
          <table:table-cell table:style-name="表格3.B3" office:value-type="string">
            <text:p text:style-name="P7"/>
          </table:table-cell>
          <table:table-cell table:style-name="表格3.C3" office:value-type="string">
            <text:p text:style-name="P7"/>
          </table:table-cell>
        </table:table-row>
        <table:table-row table:style-name="表格3.1">
          <table:table-cell table:style-name="表格3.A4" office:value-type="string">
            <text:p text:style-name="P10"/>
          </table:table-cell>
          <table:table-cell table:style-name="表格3.B4" office:value-type="string">
            <text:p text:style-name="P7"/>
          </table:table-cell>
          <table:table-cell table:style-name="表格3.C4" office:value-type="string">
            <text:p text:style-name="P7"/>
          </table:table-cell>
        </table:table-row>
      </table:table>
      <text:list xml:id="list234552227447632" text:continue-numbering="true" text:style-name="WW8Num3">
        <text:list-item>
          <text:list>
            <text:list-item>
              <text:h text:style-name="P112" text:outline-level="2"><text:bookmark-start text:name="__RefHeading___Toc277247699"/><text:bookmark-start text:name="__RefHeading__280_339182820"/>参考资料<text:bookmark-end text:name="__RefHeading___Toc277247699"/><text:bookmark-end text:name="__RefHeading__280_339182820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 table:style-name="表格4.1">
          <table:table-cell table:style-name="表格4.A1" office:value-type="string">
            <text:p text:style-name="P75">资料名称</text:p>
          </table:table-cell>
          <table:table-cell table:style-name="表格4.A1" office:value-type="string">
            <text:p text:style-name="P75">作者</text:p>
          </table:table-cell>
          <table:table-cell table:style-name="表格4.A1" office:value-type="string">
            <text:p text:style-name="P75">文件编号、版本</text:p>
          </table:table-cell>
          <table:table-cell table:style-name="表格4.D1" office:value-type="string">
            <text:p text:style-name="P75">资料存放地点</text:p>
          </table:table-cell>
        </table:table-row>
        <table:table-row table:style-name="表格4.1">
          <table:table-cell table:style-name="表格4.A2" office:value-type="string">
            <text:p text:style-name="P76"/>
          </table:table-cell>
          <table:table-cell table:style-name="表格4.B2" office:value-type="string">
            <text:p text:style-name="P77"/>
          </table:table-cell>
          <table:table-cell table:style-name="表格4.C2" office:value-type="string">
            <text:p text:style-name="P77"/>
          </table:table-cell>
          <table:table-cell table:style-name="表格4.D2" office:value-type="string">
            <text:p text:style-name="P77"/>
          </table:table-cell>
        </table:table-row>
      </table:table>
      <text:list xml:id="list234551702347794" text:continue-numbering="true" text:style-name="WW8Num3">
        <text:list-item>
          <text:h text:style-name="P107" text:outline-level="1"><text:bookmark-start text:name="__RefHeading__282_339182820"/>数据库环境说明<text:bookmark-end text:name="__RefHeading__282_339182820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row table:style-name="表格5.1">
          <table:table-cell table:style-name="表格5.A1" office:value-type="string">
            <text:p text:style-name="P8">数据库实例</text:p>
          </table:table-cell>
          <table:table-cell table:style-name="表格5.A1" office:value-type="string">
            <text:p text:style-name="P8">数据库系统</text:p>
          </table:table-cell>
          <table:table-cell table:style-name="表格5.A1" office:value-type="string">
            <text:p text:style-name="P8">数据库部署环境</text:p>
          </table:table-cell>
          <table:table-cell table:style-name="表格5.A1" office:value-type="string">
            <text:p text:style-name="P8">数据库设计工具</text:p>
          </table:table-cell>
          <table:table-cell table:style-name="表格5.E1" office:value-type="string">
            <text:p text:style-name="P6">说明</text:p>
          </table:table-cell>
        </table:table-row>
        <table:table-row table:style-name="表格5.2">
          <table:table-cell table:style-name="表格5.A2" office:value-type="string">
            <text:p text:style-name="P13">itmv</text:p>
          </table:table-cell>
          <table:table-cell table:style-name="表格5.B2" office:value-type="string">
            <text:p text:style-name="P13">MySQL&gt;=5.5</text:p>
          </table:table-cell>
          <table:table-cell table:style-name="表格5.C2" office:value-type="string">
            <text:p text:style-name="P13">与web服务器一起</text:p>
          </table:table-cell>
          <table:table-cell table:style-name="表格5.D2" office:value-type="string">
            <text:p text:style-name="P13">文本编辑器</text:p>
          </table:table-cell>
          <table:table-cell table:style-name="表格5.E2" office:value-type="string">
            <text:p text:style-name="P13">只需一个实例</text:p>
          </table:table-cell>
        </table:table-row>
      </table:table>
      <text:p text:style-name="P15"/>
      <text:list xml:id="list234551108114191" text:continue-numbering="true" text:style-name="WW8Num3">
        <text:list-item>
          <text:h text:style-name="P110" text:outline-level="1"><text:bookmark-start text:name="__RefHeading___Toc277247701"/><text:bookmark-start text:name="__RefHeading__284_339182820"/>数据库的命名规则<text:bookmark-end text:name="__RefHeading___Toc277247701"/><text:bookmark-end text:name="__RefHeading__284_339182820"/></text:h>
        </text:list-item>
      </text:list>
      <text:p text:style-name="Standard"><text:tab/>整体原则：除了缩写，所有英文都用小写，单词之间用'_'连接。超过30字的使用小写简写或大写缩写。</text:p>
      <text:p text:style-name="Standard"><text:tab/>表名：直接使用表所描述的实体的英文单词。</text:p>
      <text:p text:style-name="Standard"><text:tab/>属性名：以'表名_<text:span text:style-name="T6">'开头，后面加属性名称。</text:span></text:p>
      <text:p text:style-name="P62"><text:tab/>存储过程：采用'动作_作用的实体_描述'的命名方法，若是判断则在最后加'_英文'；输入参数用in_开头，输出用out_开头。</text:p>
      <text:p text:style-name="P62"><text:tab/>视图：以'v_'开头。</text:p>
      <text:p text:style-name="P62"><text:tab/>函数：与存储过程命名方式相同。</text:p>
      <text:p text:style-name="P62"><text:tab/>约束：外键用'fk_'开头，主键'pk_'，唯一'uk_'。</text:p>
      <text:list xml:id="list234551368948076" text:continue-numbering="true" text:style-name="WW8Num3">
        <text:list-item>
          <text:h text:style-name="P107" text:outline-level="1"><text:bookmark-start text:name="__RefHeading___Toc277247702"/><text:bookmark-start text:name="__RefHeading__286_339182820"/>逻辑设计<text:bookmark-end text:name="__RefHeading___Toc277247702"/><text:bookmark-end text:name="__RefHeading__286_339182820"/></text:h>
        </text:list-item>
      </text:list>
      <text:p text:style-name="P6"><draw:g text:anchor-type="paragraph" draw:z-index="0" draw:style-name="gr1"><draw:g draw:style-name="gr2"><draw:custom-shape draw:style-name="gr3" draw:text-style-name="P118" svg:width="1.378cm" svg:height="0.653cm" svg:x="6.428cm" svg:y="1.224cm"><text:p text:style-name="P117"><text:span text:style-name="T22">用户</text:span></text:p><draw:enhanced-geometry svg:viewBox="0 0 21600 21600" draw:type="rectangle" draw:enhanced-path="M 0 0 L 21600 0 21600 21600 0 21600 0 0 Z N"/></draw:custom-shape><draw:custom-shape draw:style-name="gr4" draw:text-style-name="P119" svg:width="2.156cm" svg:height="0.879cm" svg:x="3.014cm" svg:y="-0.118cm"><text:p text:style-name="P117"><text:span text:style-name="T23">最后登录时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9" svg:width="1.28cm" svg:height="0.877cm" svg:x="5.569cm" svg:y="-1.076cm"><text:p text:style-name="P117"><text:span text:style-name="T23">用户名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9" svg:width="1.278cm" svg:height="0.877cm" svg:x="6.847cm" svg:y="-1.076cm"><text:p text:style-name="P117"><text:span text:style-name="T23">密码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9" svg:width="1.278cm" svg:height="0.877cm" svg:x="8.124cm" svg:y="-1.076cm"><text:p text:style-name="P117"><text:span text:style-name="T23">邮箱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9" svg:width="1.278cm" svg:height="0.881cm" svg:x="8.444cm" svg:y="-0.199cm"><text:p text:style-name="P117"><text:span text:style-name="T23">身份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9" svg:width="1.278cm" svg:height="0.879cm" svg:x="4.212cm" svg:y="-0.917cm"><text:p text:style-name="P117"><text:span text:style-name="T23">状态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20" svg:x1="5.17cm" svg:y1="0.36cm" svg:x2="7.086cm" svg:y2="1.238cm"><text:p/></draw:line><draw:line draw:style-name="gr5" draw:text-style-name="P120" svg:x1="5.409cm" svg:y1="-0.278cm" svg:x2="7.006cm" svg:y2="1.239cm"><text:p/></draw:line><draw:line draw:style-name="gr5" draw:text-style-name="P120" svg:x1="6.288cm" svg:y1="-0.278cm" svg:x2="7.007cm" svg:y2="1.239cm"><text:p/></draw:line><draw:line draw:style-name="gr5" draw:text-style-name="P120" svg:x1="7.006cm" svg:y1="1.238cm" svg:x2="7.485cm" svg:y2="-0.199cm"><text:p/></draw:line><draw:line draw:style-name="gr5" draw:text-style-name="P120" svg:x1="8.363cm" svg:y1="-0.278cm" svg:x2="7.006cm" svg:y2="1.239cm"><text:p/></draw:line><draw:line draw:style-name="gr5" draw:text-style-name="P120" svg:x1="8.523cm" svg:y1="0.44cm" svg:x2="7.006cm" svg:y2="1.238cm"><text:p/></draw:line></draw:g><draw:g draw:style-name="gr2"><draw:custom-shape draw:style-name="gr6" draw:text-style-name="P118" svg:width="2.015cm" svg:height="0.653cm" svg:x="1.161cm" svg:y="1.224cm"><text:p text:style-name="P117"><text:span text:style-name="T22">用户额外信息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18" svg:width="1.278cm" svg:height="0.881cm" svg:x="-0.658cm" svg:y="0.36cm"><text:p text:style-name="P117"><text:span text:style-name="T22">显示名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19" svg:width="1.278cm" svg:height="0.879cm" svg:x="-0.658cm" svg:y="1.319cm"><text:p text:style-name="P117"><text:span text:style-name="T23">性别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19" svg:width="1.278cm" svg:height="0.879cm" svg:x="-0.658cm" svg:y="2.277cm"><text:p text:style-name="P117"><text:span text:style-name="T23">手机号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120" svg:x1="0.619cm" svg:y1="0.839cm" svg:x2="1.178cm" svg:y2="1.558cm"><text:p/></draw:line><draw:line draw:style-name="gr11" draw:text-style-name="P120" svg:x1="0.539cm" svg:y1="1.796cm" svg:x2="1.178cm" svg:y2="1.556cm"><text:p/></draw:line><draw:line draw:style-name="gr12" draw:text-style-name="P120" svg:x1="0.539cm" svg:y1="2.514cm" svg:x2="1.178cm" svg:y2="1.556cm"><text:p/></draw:line></draw:g><draw:g draw:style-name="gr2"><draw:custom-shape draw:style-name="gr13" draw:text-style-name="P118" svg:width="1.377cm" svg:height="0.655cm" svg:x="12.596cm" svg:y="5.39cm"><text:p text:style-name="P117"><text:span text:style-name="T22">分类</text:span></text:p><draw:enhanced-geometry svg:viewBox="0 0 21600 21600" draw:type="rectangle" draw:enhanced-path="M 0 0 L 21600 0 21600 21600 0 21600 0 0 Z N"/></draw:custom-shape><draw:custom-shape draw:style-name="gr14" draw:text-style-name="P119" svg:width="1.276cm" svg:height="0.879cm" svg:x="12.437cm" svg:y="7.387cm"><text:p text:style-name="P117"><text:span text:style-name="T23">分类名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19" svg:width="1.28cm" svg:height="0.879cm" svg:x="13.712cm" svg:y="7.467cm"><text:p text:style-name="P117"><text:span text:style-name="T23">父分类</text:span><text:span text:style-name="T23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6" draw:text-style-name="P120" svg:x1="13.315cm" svg:y1="6.03cm" svg:x2="13.075cm" svg:y2="7.387cm"><text:p/></draw:line><draw:line draw:style-name="gr17" draw:text-style-name="P120" svg:x1="14.352cm" svg:y1="7.467cm" svg:x2="13.314cm" svg:y2="6.03cm"><text:p/></draw:line></draw:g><draw:g draw:style-name="gr2"><draw:custom-shape draw:style-name="gr18" draw:text-style-name="P118" svg:width="1.378cm" svg:height="0.655cm" svg:x="7.885cm" svg:y="5.071cm"><text:p text:style-name="P117"><text:span text:style-name="T22">视频</text:span></text:p><draw:enhanced-geometry svg:viewBox="0 0 21600 21600" draw:type="rectangle" draw:enhanced-path="M 0 0 L 21600 0 21600 21600 0 21600 0 0 Z N"/></draw:custom-shape><draw:custom-shape draw:style-name="gr19" draw:text-style-name="P119" svg:width="1.28cm" svg:height="0.879cm" svg:x="10.04cm" svg:y="7.706cm"><text:p text:style-name="P117"><text:span text:style-name="T23">评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19" svg:width="1.278cm" svg:height="0.879cm" svg:x="2.695cm" svg:y="7.068cm"><text:p text:style-name="P117"><text:span text:style-name="T23">标题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19" svg:width="1.278cm" svg:height="0.879cm" svg:x="3.653cm" svg:y="7.706cm"><text:p text:style-name="P117"><text:span text:style-name="T23">存储路径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19" svg:width="1.28cm" svg:height="0.877cm" svg:x="4.93cm" svg:y="7.867cm"><text:p text:style-name="P117"><text:span text:style-name="T23">封面路径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19" svg:width="1.278cm" svg:height="0.879cm" svg:x="6.288cm" svg:y="8.026cm"><text:p text:style-name="P117"><text:span text:style-name="T23">播放次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19" svg:width="1.276cm" svg:height="0.879cm" svg:x="8.844cm" svg:y="7.946cm"><text:p text:style-name="P117"><text:span text:style-name="T23">评分人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19" svg:width="1.28cm" svg:height="0.879cm" svg:x="7.565cm" svg:y="8.026cm"><text:p text:style-name="P117"><text:span text:style-name="T23">分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120" svg:x1="8.523cm" svg:y1="5.71cm" svg:x2="3.972cm" svg:y2="7.387cm"><text:p/></draw:line><draw:line draw:style-name="gr27" draw:text-style-name="P120" svg:x1="8.603cm" svg:y1="5.71cm" svg:x2="4.531cm" svg:y2="7.786cm"><text:p/></draw:line><draw:line draw:style-name="gr28" draw:text-style-name="P120" svg:x1="5.649cm" svg:y1="7.946cm" svg:x2="8.523cm" svg:y2="5.79cm"><text:p/></draw:line><draw:line draw:style-name="gr29" draw:text-style-name="P120" svg:x1="7.006cm" svg:y1="8.026cm" svg:x2="8.523cm" svg:y2="5.79cm"><text:p/></draw:line><draw:line draw:style-name="gr30" draw:text-style-name="P120" svg:x1="8.204cm" svg:y1="8.105cm" svg:x2="8.523cm" svg:y2="5.71cm"><text:p/></draw:line><draw:line draw:style-name="gr31" draw:text-style-name="P120" svg:x1="9.481cm" svg:y1="7.946cm" svg:x2="8.523cm" svg:y2="5.71cm"><text:p/></draw:line><draw:line draw:style-name="gr32" draw:text-style-name="P120" svg:x1="10.599cm" svg:y1="7.706cm" svg:x2="8.523cm" svg:y2="5.79cm"><text:p/></draw:line><draw:custom-shape draw:style-name="gr33" draw:text-style-name="P119" svg:width="1.278cm" svg:height="0.879cm" svg:x="11.079cm" svg:y="7.147cm"><text:p text:style-name="P117"><text:span text:style-name="T23">长度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20" svg:x1="8.523cm" svg:y1="5.71cm" svg:x2="11.238cm" svg:y2="7.307cm"><text:p/></draw:line></draw:g><draw:g draw:style-name="gr2"><draw:custom-shape draw:style-name="gr35" draw:text-style-name="P119" svg:width="1.278cm" svg:height="0.877cm" svg:x="11.957cm" svg:y="-1.076cm"><text:p text:style-name="P117"><text:span text:style-name="T23">父评论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19" svg:width="1.278cm" svg:height="0.879cm" svg:x="13.635cm" svg:y="-0.039cm"><text:p text:style-name="P117"><text:span text:style-name="T23">内容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19" svg:width="1.278cm" svg:height="0.879cm" svg:x="13.635cm" svg:y="-0.997cm"><text:p text:style-name="P117"><text:span text:style-name="T23">评论时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120" svg:x1="12.516cm" svg:y1="-0.199cm" svg:x2="11.957cm" svg:y2="1.158cm"><text:p/></draw:line><draw:line draw:style-name="gr39" draw:text-style-name="P120" svg:x1="13.714cm" svg:y1="0.52cm" svg:x2="11.957cm" svg:y2="1.239cm"><text:p/></draw:line><draw:line draw:style-name="gr40" draw:text-style-name="P120" svg:x1="13.714cm" svg:y1="-0.358cm" svg:x2="11.957cm" svg:y2="1.239cm"><text:p/></draw:line><draw:custom-shape draw:style-name="gr41" draw:text-style-name="P119" svg:width="1.518cm" svg:height="0.879cm" svg:x="11cm" svg:y="1.159cm"><text:p text:style-name="P117"><text:span text:style-name="T23">评论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draw:g><draw:g draw:style-name="gr2"><draw:custom-shape draw:style-name="gr42" draw:text-style-name="P119" svg:width="1.28cm" svg:height="0.879cm" svg:x="4.371cm" svg:y="4.113cm"><text:p text:style-name="P117"><text:span text:style-name="T23">收藏时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119" svg:width="1.518cm" svg:height="0.879cm" svg:x="5.808cm" svg:y="3.395cm"><text:p text:style-name="P117"><text:span text:style-name="T23">收藏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44" draw:text-style-name="P120" svg:x1="6.128cm" svg:y1="4.033cm" svg:x2="5.489cm" svg:y2="4.273cm"><text:p/></draw:line></draw:g><draw:g draw:style-name="gr2"><draw:custom-shape draw:style-name="gr45" draw:text-style-name="P119" svg:width="1.918cm" svg:height="0.879cm" svg:x="-0.34cm" svg:y="4.113cm"><text:p text:style-name="P117"><text:span text:style-name="T23">最后观看时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119" svg:width="1.278cm" svg:height="0.879cm" svg:x="-0.101cm" svg:y="5.232cm"><text:p text:style-name="P117"><text:span text:style-name="T23">时间点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7" draw:text-style-name="P120" svg:x1="3.014cm" svg:y1="5.231cm" svg:x2="1.577cm" svg:y2="4.672cm"><text:p/></draw:line><draw:line draw:style-name="gr48" draw:text-style-name="P120" svg:x1="1.257cm" svg:y1="5.63cm" svg:x2="2.934cm" svg:y2="5.311cm"><text:p/></draw:line><draw:custom-shape draw:style-name="gr49" draw:text-style-name="P119" svg:width="1.518cm" svg:height="0.877cm" svg:x="2.935cm" svg:y="4.833cm"><text:p text:style-name="P117"><text:span text:style-name="T23">观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draw:g><draw:g draw:style-name="gr2"><draw:custom-shape draw:style-name="gr50" draw:text-style-name="P118" svg:width="1.378cm" svg:height="0.653cm" svg:x="12.576cm" svg:y="3.554cm"><text:p text:style-name="P117"><text:span text:style-name="T22">标签</text:span></text:p><draw:enhanced-geometry svg:viewBox="0 0 21600 21600" draw:type="rectangle" draw:enhanced-path="M 0 0 L 21600 0 21600 21600 0 21600 0 0 Z N"/></draw:custom-shape><draw:custom-shape draw:style-name="gr51" draw:text-style-name="P119" svg:width="1.278cm" svg:height="0.879cm" svg:x="13.635cm" svg:y="2.037cm"><text:p text:style-name="P117"><text:span text:style-name="T23">标签名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2" draw:text-style-name="P120" svg:x1="13.953cm" svg:y1="2.915cm" svg:x2="13.234cm" svg:y2="3.554cm"><text:p/></draw:line></draw:g><draw:frame draw:style-name="gr53" draw:text-style-name="P122" svg:width="0.682cm" svg:height="0.608cm" svg:x="5.65cm" svg:y="4.752cm"><draw:text-box><text:p text:style-name="P121"><text:span text:style-name="T23">n</text:span></text:p></draw:text-box></draw:frame><draw:frame draw:style-name="gr54" draw:text-style-name="P122" svg:width="0.77cm" svg:height="0.608cm" svg:x="4.771cm" svg:y="2.676cm"><draw:text-box><text:p text:style-name="P121"><text:span text:style-name="T23">m</text:span></text:p></draw:text-box></draw:frame><draw:frame draw:style-name="gr55" draw:text-style-name="P122" svg:width="0.77cm" svg:height="0.608cm" svg:x="9.243cm" svg:y="1.079cm"><draw:text-box><text:p text:style-name="P121"><text:span text:style-name="T23">m</text:span></text:p></draw:text-box></draw:frame><draw:line draw:style-name="gr56" draw:text-style-name="P119" svg:x1="6.607cm" svg:y1="1.877cm" svg:x2="3.653cm" svg:y2="4.831cm"><text:p/></draw:line><draw:line draw:style-name="gr57" draw:text-style-name="P119" svg:x1="4.371cm" svg:y1="5.231cm" svg:x2="7.804cm" svg:y2="5.311cm"><text:p/></draw:line><draw:line draw:style-name="gr58" draw:text-style-name="P119" svg:x1="7.805cm" svg:y1="1.556cm" svg:x2="10.999cm" svg:y2="1.556cm"><text:p/></draw:line><draw:line draw:style-name="gr59" draw:text-style-name="P119" svg:x1="11.717cm" svg:y1="1.957cm" svg:x2="9.242cm" svg:y2="5.311cm"><text:p/></draw:line><draw:frame draw:style-name="gr60" draw:text-style-name="P122" svg:width="0.682cm" svg:height="0.608cm" svg:x="10.04cm" svg:y="2.995cm"><draw:text-box><text:p text:style-name="P121"><text:span text:style-name="T23">n</text:span></text:p></draw:text-box></draw:frame><draw:custom-shape draw:style-name="gr61" draw:text-style-name="P119" svg:width="1.518cm" svg:height="0.879cm" svg:x="4.052cm" svg:y="1.159cm"><text:p text:style-name="P117"><text:span text:style-name="T23">包含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62" draw:text-style-name="P119" svg:x1="5.569cm" svg:y1="1.556cm" svg:x2="6.367cm" svg:y2="1.556cm"><text:p/></draw:line><draw:line draw:style-name="gr63" draw:text-style-name="P119" svg:x1="4.052cm" svg:y1="1.638cm" svg:x2="3.254cm" svg:y2="1.638cm"><text:p/></draw:line><draw:frame draw:style-name="gr64" draw:text-style-name="P122" svg:width="0.682cm" svg:height="0.608cm" svg:x="3.413cm" svg:y="1.079cm"><draw:text-box><text:p text:style-name="P121"><text:span text:style-name="T23">1</text:span></text:p></draw:text-box></draw:frame><draw:frame draw:style-name="gr65" draw:text-style-name="P122" svg:width="0.682cm" svg:height="0.608cm" svg:x="5.729cm" svg:y="1.079cm"><draw:text-box><text:p text:style-name="P121"><text:span text:style-name="T23">1</text:span></text:p></draw:text-box></draw:frame><draw:custom-shape draw:style-name="gr66" draw:text-style-name="P119" svg:width="1.518cm" svg:height="0.879cm" svg:x="10.361cm" svg:y="5.311cm"><text:p text:style-name="P117"><text:span text:style-name="T23">属于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7" draw:text-style-name="P119" svg:width="1.518cm" svg:height="0.879cm" svg:x="10.361cm" svg:y="4.034cm"><text:p text:style-name="P117"><text:span text:style-name="T23">拥有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68" draw:text-style-name="P119" svg:x1="9.322cm" svg:y1="5.311cm" svg:x2="10.679cm" svg:y2="4.672cm"><text:p/></draw:line><draw:line draw:style-name="gr69" draw:text-style-name="P119" svg:x1="11.398cm" svg:y1="4.271cm" svg:x2="12.516cm" svg:y2="3.872cm"><text:p/></draw:line><draw:line draw:style-name="gr70" draw:text-style-name="P119" svg:x1="9.242cm" svg:y1="5.311cm" svg:x2="10.44cm" svg:y2="5.63cm"><text:p/></draw:line><draw:line draw:style-name="gr71" draw:text-style-name="P119" svg:x1="11.877cm" svg:y1="5.79cm" svg:x2="12.596cm" svg:y2="5.79cm"><text:p/></draw:line><draw:frame draw:style-name="gr72" draw:text-style-name="P122" svg:width="0.682cm" svg:height="0.608cm" svg:x="9.721cm" svg:y="4.512cm"><draw:text-box><text:p text:style-name="P121"><text:span text:style-name="T23">n</text:span></text:p></draw:text-box></draw:frame><draw:frame draw:style-name="gr73" draw:text-style-name="P122" svg:width="0.08cm" svg:height="0.994cm" svg:x="11.559cm" svg:y="3.715cm"><draw:text-box><text:p/></draw:text-box></draw:frame><draw:frame draw:style-name="gr74" draw:text-style-name="P122" svg:width="0.77cm" svg:height="0.608cm" svg:x="11.638cm" svg:y="3.634cm"><draw:text-box><text:p text:style-name="P121"><text:span text:style-name="T23">m</text:span></text:p></draw:text-box></draw:frame><draw:frame draw:style-name="gr75" draw:text-style-name="P122" svg:width="0.682cm" svg:height="0.608cm" svg:x="9.562cm" svg:y="5.472cm"><draw:text-box><text:p text:style-name="P121"><text:span text:style-name="T23">n</text:span></text:p></draw:text-box></draw:frame><draw:frame draw:style-name="gr76" draw:text-style-name="P122" svg:width="0.682cm" svg:height="0.608cm" svg:x="11.957cm" svg:y="5.791cm"><draw:text-box><text:p text:style-name="P121"><text:span text:style-name="T23">1</text:span></text:p></draw:text-box></draw:frame><draw:g draw:style-name="gr2"><draw:custom-shape draw:style-name="gr77" draw:text-style-name="P119" svg:width="1.278cm" svg:height="0.879cm" svg:x="9.562cm" svg:y="1.718cm"><text:p text:style-name="P117"><text:span text:style-name="T23">上传时间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8" draw:text-style-name="P119" svg:width="1.519cm" svg:height="0.879cm" svg:x="7.964cm" svg:y="2.676cm"><text:p text:style-name="P117"><text:span text:style-name="T23">上传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79" draw:text-style-name="P120" svg:x1="9.641cm" svg:y1="2.436cm" svg:x2="9.002cm" svg:y2="2.835cm"><text:p/></draw:line></draw:g><draw:line draw:style-name="gr80" draw:text-style-name="P119" svg:x1="7.086cm" svg:y1="1.877cm" svg:x2="6.527cm" svg:y2="3.474cm"><text:p/></draw:line><draw:line draw:style-name="gr81" draw:text-style-name="P119" svg:x1="8.524cm" svg:y1="5.071cm" svg:x2="6.847cm" svg:y2="4.193cm"><text:p/></draw:line><draw:line draw:style-name="gr82" draw:text-style-name="P119" svg:x1="8.683cm" svg:y1="3.474cm" svg:x2="8.523cm" svg:y2="5.071cm"><text:p/></draw:line><draw:line draw:style-name="gr83" draw:text-style-name="P119" svg:x1="8.681cm" svg:y1="2.675cm" svg:x2="7.084cm" svg:y2="1.877cm"><text:p/></draw:line><draw:frame draw:style-name="gr84" draw:text-style-name="P122" svg:width="0.77cm" svg:height="0.608cm" svg:x="6.209cm" svg:y="2.596cm"><draw:text-box><text:p text:style-name="P121"><text:span text:style-name="T23">m</text:span></text:p></draw:text-box></draw:frame><draw:frame draw:style-name="gr85" draw:text-style-name="P122" svg:width="0.682cm" svg:height="0.608cm" svg:x="6.927cm" svg:y="4.512cm"><draw:text-box><text:p text:style-name="P121"><text:span text:style-name="T23">n</text:span></text:p></draw:text-box></draw:frame><draw:frame draw:style-name="gr86" draw:text-style-name="P122" svg:width="0.682cm" svg:height="0.608cm" svg:x="8.121cm" svg:y="1.958cm"><draw:text-box><text:p text:style-name="P121"><text:span text:style-name="T23">1</text:span></text:p></draw:text-box></draw:frame><draw:frame draw:style-name="gr87" draw:text-style-name="P122" svg:width="0.682cm" svg:height="0.608cm" svg:x="8.763cm" svg:y="3.953cm"><draw:text-box><text:p text:style-name="P121"><text:span text:style-name="T23">n</text:span></text:p></draw:text-box></draw:frame></draw:g>图1、ER图</text:p>
      <text:p text:style-name="P9">“观看”中的“时间点”代表视频的已观看的长度。</text:p>
      <text:p text:style-name="P9">由于“用户额外信息”的查询频率比“用户”低，所以分成两个表。</text:p>
      <text:list xml:id="list234552174630277" text:continue-numbering="true" text:style-name="WW8Num3">
        <text:list-item>
          <text:h text:style-name="P110" text:outline-level="1"><text:bookmark-start text:name="__RefHeading___Toc277247703"/><text:bookmark-start text:name="__RefHeading__288_339182820"/>物理设计<text:bookmark-end text:name="__RefHeading___Toc277247703"/><text:bookmark-end text:name="__RefHeading__288_339182820"/></text:h>
          <text:list>
            <text:list-item>
              <text:h text:style-name="P112" text:outline-level="2"><text:bookmark-start text:name="__RefHeading___Toc277247704"/><text:bookmark-start text:name="__RefHeading__290_339182820"/>表汇总<text:bookmark-end text:name="__RefHeading___Toc277247704"/><text:bookmark-end text:name="__RefHeading__290_339182820"/></text:h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88">表名</text:p>
          </table:table-cell>
          <table:table-cell table:style-name="表格6.B1" office:value-type="string">
            <text:p text:style-name="P18">功能说明</text:p>
          </table:table-cell>
        </table:table-row>
        <table:table-row table:style-name="表格6.1">
          <table:table-cell table:style-name="表格6.A2" office:value-type="string">
            <text:p text:style-name="P90">user</text:p>
          </table:table-cell>
          <table:table-cell table:style-name="表格6.B2" office:value-type="string">
            <text:p text:style-name="P19">存储用户基本信息，经常查询</text:p>
          </table:table-cell>
        </table:table-row>
        <table:table-row table:style-name="表格6.1">
          <table:table-cell table:style-name="表格6.A3" office:value-type="string">
            <text:p text:style-name="P89">user_extra</text:p>
          </table:table-cell>
          <table:table-cell table:style-name="表格6.B3" office:value-type="string">
            <text:p text:style-name="P19">存储不经常查询的用户信息</text:p>
          </table:table-cell>
        </table:table-row>
        <table:table-row table:style-name="表格6.1">
          <table:table-cell table:style-name="表格6.A4" office:value-type="string">
            <text:p text:style-name="P89">category</text:p>
          </table:table-cell>
          <table:table-cell table:style-name="表格6.B4" office:value-type="string">
            <text:p text:style-name="P19">分类</text:p>
          </table:table-cell>
        </table:table-row>
        <table:table-row table:style-name="表格6.1">
          <table:table-cell table:style-name="表格6.A5" office:value-type="string">
            <text:p text:style-name="P90">video</text:p>
          </table:table-cell>
          <table:table-cell table:style-name="表格6.B5" office:value-type="string">
            <text:p text:style-name="P19">视频的信息表</text:p>
          </table:table-cell>
        </table:table-row>
        <table:table-row table:style-name="表格6.1">
          <table:table-cell table:style-name="表格6.A6" office:value-type="string">
            <text:p text:style-name="P90">comment</text:p>
          </table:table-cell>
          <table:table-cell table:style-name="表格6.B6" office:value-type="string">
            <text:p text:style-name="P19">评论表</text:p>
          </table:table-cell>
        </table:table-row>
        <table:table-row table:style-name="表格6.1">
          <table:table-cell table:style-name="表格6.A7" office:value-type="string">
            <text:p text:style-name="P90">favorite_video</text:p>
          </table:table-cell>
          <table:table-cell table:style-name="表格6.B7" office:value-type="string">
            <text:p text:style-name="P19">用户收藏视频的信息表</text:p>
          </table:table-cell>
        </table:table-row>
        <table:table-row table:style-name="表格6.1">
          <table:table-cell table:style-name="表格6.A8" office:value-type="string">
            <text:p text:style-name="P90">watch_record</text:p>
          </table:table-cell>
          <table:table-cell table:style-name="表格6.B8" office:value-type="string">
            <text:p text:style-name="P19">观看记录</text:p>
          </table:table-cell>
        </table:table-row>
        <table:table-row table:style-name="表格6.1">
          <table:table-cell table:style-name="表格6.A9" office:value-type="string">
            <text:p text:style-name="P90">tag</text:p>
          </table:table-cell>
          <table:table-cell table:style-name="表格6.B9" office:value-type="string">
            <text:p text:style-name="P19">标签</text:p>
          </table:table-cell>
        </table:table-row>
        <table:table-row table:style-name="表格6.1">
          <table:table-cell table:style-name="表格6.A10" office:value-type="string">
            <text:p text:style-name="P90">video_tags</text:p>
          </table:table-cell>
          <table:table-cell table:style-name="表格6.B10" office:value-type="string">
            <text:p text:style-name="P19">描述视频与标签多对多关系的表</text:p>
          </table:table-cell>
        </table:table-row>
      </table:table>
      <text:p text:style-name="P15"/>
      <text:list xml:id="list234551357857713" text:continue-numbering="true" text:style-name="WW8Num3">
        <text:list-item>
          <text:list>
            <text:list-item>
              <text:h text:style-name="P113" text:outline-level="2"><text:bookmark-start text:name="__RefHeading__292_339182820"/><text:soft-page-break/>表设计<text:bookmark-end text:name="__RefHeading__292_339182820"/></text:h>
              <text:list>
                <text:list-item>
                  <text:h text:style-name="P115" text:outline-level="3"><text:bookmark-start text:name="__RefHeading__3096_117086193"/>用户表<text:bookmark-end text:name="__RefHeading__3096_117086193"/></text:h>
                </text:list-item>
              </text:list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column table:style-name="表格7.G"/>
        <table:table-row table:style-name="表格7.1">
          <table:table-cell table:style-name="表格7.A1" table:number-columns-spanned="2" office:value-type="string">
            <text:p text:style-name="Text_20_body">表名</text:p>
          </table:table-cell>
          <table:covered-table-cell/>
          <table:table-cell table:style-name="表格7.C1" table:number-columns-spanned="5" office:value-type="string">
            <text:p text:style-name="P60">user</text:p>
          </table:table-cell>
          <table:covered-table-cell/>
          <table:covered-table-cell/>
          <table:covered-table-cell/>
          <table:covered-table-cell/>
        </table:table-row>
        <table:table-row table:style-name="表格7.2">
          <table:table-cell table:style-name="表格7.A1" table:number-columns-spanned="2" office:value-type="string">
            <text:p text:style-name="Standard">主键</text:p>
          </table:table-cell>
          <table:covered-table-cell/>
          <table:table-cell table:style-name="表格7.C2" table:number-columns-spanned="5" office:value-type="string">
            <text:p text:style-name="P60">user_id</text:p>
          </table:table-cell>
          <table:covered-table-cell/>
          <table:covered-table-cell/>
          <table:covered-table-cell/>
          <table:covered-table-cell/>
        </table:table-row>
        <table:table-row table:style-name="表格7.3">
          <table:table-cell table:style-name="表格7.A1" office:value-type="string">
            <text:p text:style-name="P59">序号</text:p>
          </table:table-cell>
          <table:table-cell table:style-name="表格7.A1" table:number-columns-spanned="2" office:value-type="string">
            <text:p text:style-name="P59">字段名称</text:p>
          </table:table-cell>
          <table:covered-table-cell/>
          <table:table-cell table:style-name="表格7.A1" office:value-type="string">
            <text:p text:style-name="P59">数据类型</text:p>
          </table:table-cell>
          <table:table-cell table:style-name="表格7.A1" office:value-type="string">
            <text:p text:style-name="P20">允许为空</text:p>
          </table:table-cell>
          <table:table-cell table:style-name="表格7.A1" office:value-type="string">
            <text:p text:style-name="P59">默认值</text:p>
          </table:table-cell>
          <table:table-cell table:style-name="表格7.G3" office:value-type="string">
            <text:p text:style-name="P20">约束条件/说明</text:p>
          </table:table-cell>
        </table:table-row>
        <table:table-row table:style-name="表格7.4">
          <table:table-cell table:style-name="表格7.A4" office:value-type="string">
            <text:p text:style-name="P23">1</text:p>
          </table:table-cell>
          <table:table-cell table:style-name="表格7.B4" table:number-columns-spanned="2" office:value-type="string">
            <text:p text:style-name="P23">user_id</text:p>
          </table:table-cell>
          <table:covered-table-cell/>
          <table:table-cell table:style-name="表格7.D4" office:value-type="string">
            <text:p text:style-name="P23">int unsigned</text:p>
          </table:table-cell>
          <table:table-cell table:style-name="表格7.E4" office:value-type="string">
            <text:p text:style-name="P23">no</text:p>
          </table:table-cell>
          <table:table-cell table:style-name="表格7.F4" office:value-type="string">
            <text:p text:style-name="P25"/>
          </table:table-cell>
          <table:table-cell table:style-name="表格7.G4" office:value-type="string">
            <text:p text:style-name="Standard"><text:span text:style-name="T5">主键</text:span><text:span text:style-name="T4">,</text:span><text:span text:style-name="T5">自动增长</text:span></text:p>
          </table:table-cell>
        </table:table-row>
        <table:table-row table:style-name="表格7.5">
          <table:table-cell table:style-name="表格7.A5" office:value-type="string">
            <text:p text:style-name="P61">2</text:p>
          </table:table-cell>
          <table:table-cell table:style-name="表格7.B5" table:number-columns-spanned="2" office:value-type="string">
            <text:p text:style-name="P23">user_name</text:p>
          </table:table-cell>
          <table:covered-table-cell/>
          <table:table-cell table:style-name="表格7.D5" office:value-type="string">
            <text:p text:style-name="P24">varchar(32)</text:p>
          </table:table-cell>
          <table:table-cell table:style-name="表格7.E5" office:value-type="string">
            <text:p text:style-name="P24">no</text:p>
          </table:table-cell>
          <table:table-cell table:style-name="表格7.F5" office:value-type="string">
            <text:p text:style-name="P25"/>
          </table:table-cell>
          <table:table-cell table:style-name="表格7.G5" office:value-type="string">
            <text:p text:style-name="P24">唯一</text:p>
          </table:table-cell>
        </table:table-row>
        <table:table-row table:style-name="表格7.6">
          <table:table-cell table:style-name="表格7.A6" office:value-type="string">
            <text:p text:style-name="P61">3</text:p>
          </table:table-cell>
          <table:table-cell table:style-name="表格7.B6" table:number-columns-spanned="2" office:value-type="string">
            <text:p text:style-name="P23">user_password</text:p>
          </table:table-cell>
          <table:covered-table-cell/>
          <table:table-cell table:style-name="表格7.D6" office:value-type="string">
            <text:p text:style-name="P24">char(128)</text:p>
          </table:table-cell>
          <table:table-cell table:style-name="表格7.E6" office:value-type="string">
            <text:p text:style-name="P24">no</text:p>
          </table:table-cell>
          <table:table-cell table:style-name="表格7.F6" office:value-type="string">
            <text:p text:style-name="P25"/>
          </table:table-cell>
          <table:table-cell table:style-name="表格7.G6" office:value-type="string">
            <text:p text:style-name="P24">sha512加密的密码</text:p>
          </table:table-cell>
        </table:table-row>
        <table:table-row table:style-name="表格7.7">
          <table:table-cell table:style-name="表格7.A7" office:value-type="string">
            <text:p text:style-name="P61">4</text:p>
          </table:table-cell>
          <table:table-cell table:style-name="表格7.B7" table:number-columns-spanned="2" office:value-type="string">
            <text:p text:style-name="P23">user_email</text:p>
          </table:table-cell>
          <table:covered-table-cell/>
          <table:table-cell table:style-name="表格7.D7" office:value-type="string">
            <text:p text:style-name="P24">varchar(32)</text:p>
          </table:table-cell>
          <table:table-cell table:style-name="表格7.E7" office:value-type="string">
            <text:p text:style-name="P24">no</text:p>
          </table:table-cell>
          <table:table-cell table:style-name="表格7.F7" office:value-type="string">
            <text:p text:style-name="P25"/>
          </table:table-cell>
          <table:table-cell table:style-name="表格7.G7" office:value-type="string">
            <text:p text:style-name="P24">唯一</text:p>
          </table:table-cell>
        </table:table-row>
        <table:table-row table:style-name="表格7.8">
          <table:table-cell table:style-name="表格7.A8" office:value-type="string">
            <text:p text:style-name="P61">5</text:p>
          </table:table-cell>
          <table:table-cell table:style-name="表格7.B8" table:number-columns-spanned="2" office:value-type="string">
            <text:p text:style-name="P23">user_identity</text:p>
          </table:table-cell>
          <table:covered-table-cell/>
          <table:table-cell table:style-name="表格7.D8" office:value-type="string">
            <text:p text:style-name="P24">char(6)</text:p>
          </table:table-cell>
          <table:table-cell table:style-name="表格7.E8" office:value-type="string">
            <text:p text:style-name="P24">no</text:p>
          </table:table-cell>
          <table:table-cell table:style-name="表格7.F8" office:value-type="string">
            <text:p text:style-name="P24">“user”</text:p>
          </table:table-cell>
          <table:table-cell table:style-name="表格7.G8" office:value-type="string">
            <text:p text:style-name="P26">有admin', 'sadmin', 'user' 三种身份</text:p>
          </table:table-cell>
        </table:table-row>
        <table:table-row table:style-name="表格7.9">
          <table:table-cell table:style-name="表格7.A9" office:value-type="string">
            <text:p text:style-name="P61">6</text:p>
          </table:table-cell>
          <table:table-cell table:style-name="表格7.B9" table:number-columns-spanned="2" office:value-type="string">
            <text:p text:style-name="P23">user_lastlogin</text:p>
          </table:table-cell>
          <table:covered-table-cell/>
          <table:table-cell table:style-name="表格7.D9" office:value-type="string">
            <text:p text:style-name="P24">date</text:p>
          </table:table-cell>
          <table:table-cell table:style-name="表格7.E9" office:value-type="string">
            <text:p text:style-name="P24">no</text:p>
          </table:table-cell>
          <table:table-cell table:style-name="表格7.F9" office:value-type="string">
            <text:p text:style-name="P25"/>
          </table:table-cell>
          <table:table-cell table:style-name="表格7.G9" office:value-type="string">
            <text:p text:style-name="P24">登录时调用curdate()写入</text:p>
          </table:table-cell>
        </table:table-row>
        <table:table-row table:style-name="表格7.10">
          <table:table-cell table:style-name="表格7.A10" office:value-type="string">
            <text:p text:style-name="P61">7</text:p>
          </table:table-cell>
          <table:table-cell table:style-name="表格7.B10" table:number-columns-spanned="2" office:value-type="string">
            <text:p text:style-name="P23">user_status</text:p>
          </table:table-cell>
          <table:covered-table-cell/>
          <table:table-cell table:style-name="表格7.D10" office:value-type="string">
            <text:p text:style-name="P24">tinyint</text:p>
          </table:table-cell>
          <table:table-cell table:style-name="表格7.E10" office:value-type="string">
            <text:p text:style-name="P24">no</text:p>
          </table:table-cell>
          <table:table-cell table:style-name="表格7.F10" office:value-type="string">
            <text:p text:style-name="P24">0</text:p>
          </table:table-cell>
          <table:table-cell table:style-name="表格7.G10" office:value-type="string">
            <text:p text:style-name="P24">用户状态，0正常，1禁止发言</text:p>
          </table:table-cell>
        </table:table-row>
        <table:table-row table:style-name="表格7.11">
          <table:table-cell table:style-name="表格7.A1" table:number-columns-spanned="2" office:value-type="string">
            <text:p text:style-name="P20">MySQL脚本</text:p>
          </table:table-cell>
          <table:covered-table-cell/>
          <table:table-cell table:style-name="表格7.C11" table:number-columns-spanned="5" office:value-type="string">
            <text:p text:style-name="P27">create table `user` (</text:p>
            <text:p text:style-name="P27"><text:tab/>`user_id` int unsigned not null primary key auto_increment comment '自动增长的用户id',</text:p>
            <text:p text:style-name="P27"><text:tab/>`user_name` varchar(32) not null unique comment '唯一的，可用于登录的用户名', <text:s/></text:p>
            <text:p text:style-name="P27"><text:tab/>`user_password` char(128) not null comment '密码，使用sha512散列存储',</text:p>
            <text:p text:style-name="P27"><text:tab/>`user_email` varchar(32) not null unique comment '邮箱，必须有的',</text:p>
            <text:p text:style-name="P27"><text:tab/>`user_identity` char(6) not null default 'user' comment '身份，若为admin则是管理员,sadmin为超级管理员',</text:p>
            <text:p text:style-name="P27"><text:tab/>`user_lastlogin` date not null comment '最后登录的日期',</text:p>
            <text:p text:style-name="P27"><text:tab/>`user_status` tinyint default 0 not null comment '用户状态，0为正常，1为被禁止评论'</text:p>
            <text:p text:style-name="P27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0815690926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098_117086193"/><text:soft-page-break/>用户额外信息<text:bookmark-end text:name="__RefHeading__3098_117086193"/></text:h>
                </text:list-item>
              </text:list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/>
        <table:table-column table:style-name="表格8.F"/>
        <table:table-column table:style-name="表格8.G"/>
        <table:table-row table:style-name="表格8.1">
          <table:table-cell table:style-name="表格8.A1" table:number-columns-spanned="2" office:value-type="string">
            <text:p text:style-name="P64">表名</text:p>
          </table:table-cell>
          <table:covered-table-cell/>
          <table:table-cell table:style-name="表格8.C1" table:number-columns-spanned="5" office:value-type="string">
            <text:p text:style-name="P69">user_extra</text:p>
          </table:table-cell>
          <table:covered-table-cell/>
          <table:covered-table-cell/>
          <table:covered-table-cell/>
          <table:covered-table-cell/>
        </table:table-row>
        <table:table-row table:style-name="表格8.2">
          <table:table-cell table:style-name="表格8.A1" table:number-columns-spanned="2" office:value-type="string">
            <text:p text:style-name="P64">主键</text:p>
          </table:table-cell>
          <table:covered-table-cell/>
          <table:table-cell table:style-name="表格8.C2" table:number-columns-spanned="5" office:value-type="string">
            <text:p text:style-name="P69">user_id</text:p>
          </table:table-cell>
          <table:covered-table-cell/>
          <table:covered-table-cell/>
          <table:covered-table-cell/>
          <table:covered-table-cell/>
        </table:table-row>
        <table:table-row table:style-name="表格8.3">
          <table:table-cell table:style-name="表格8.A1" office:value-type="string">
            <text:p text:style-name="P64">序号</text:p>
          </table:table-cell>
          <table:table-cell table:style-name="表格8.A1" table:number-columns-spanned="2" office:value-type="string">
            <text:p text:style-name="P64">字段名称</text:p>
          </table:table-cell>
          <table:covered-table-cell/>
          <table:table-cell table:style-name="表格8.A1" office:value-type="string">
            <text:p text:style-name="P64">数据类型</text:p>
          </table:table-cell>
          <table:table-cell table:style-name="表格8.A1" office:value-type="string">
            <text:p text:style-name="P55">允许空</text:p>
          </table:table-cell>
          <table:table-cell table:style-name="表格8.A1" office:value-type="string">
            <text:p text:style-name="P72">默认值</text:p>
          </table:table-cell>
          <table:table-cell table:style-name="表格8.G3" office:value-type="string">
            <text:p text:style-name="P54">约束条件/说明</text:p>
          </table:table-cell>
        </table:table-row>
        <table:table-row table:style-name="表格8.4">
          <table:table-cell table:style-name="表格8.A4" office:value-type="string">
            <text:p text:style-name="P46">1</text:p>
          </table:table-cell>
          <table:table-cell table:style-name="表格8.B4" table:number-columns-spanned="2" office:value-type="string">
            <text:p text:style-name="P46">user_id</text:p>
          </table:table-cell>
          <table:covered-table-cell/>
          <table:table-cell table:style-name="表格8.D4" office:value-type="string">
            <text:p text:style-name="P46">int unsigned</text:p>
          </table:table-cell>
          <table:table-cell table:style-name="表格8.E4" office:value-type="string">
            <text:p text:style-name="P46">no</text:p>
          </table:table-cell>
          <table:table-cell table:style-name="表格8.F4" office:value-type="string">
            <text:p text:style-name="P35"/>
          </table:table-cell>
          <table:table-cell table:style-name="表格8.G4" office:value-type="string">
            <text:p text:style-name="P63"><text:span text:style-name="T2">主键</text:span><text:span text:style-name="T3">,</text:span><text:span text:style-name="T2">外键</text:span><text:span text:style-name="T3">(user.user_id)</text:span></text:p>
          </table:table-cell>
        </table:table-row>
        <table:table-row table:style-name="表格8.5">
          <table:table-cell table:style-name="表格8.A5" office:value-type="string">
            <text:p text:style-name="P70">2</text:p>
          </table:table-cell>
          <table:table-cell table:style-name="表格8.B5" table:number-columns-spanned="2" office:value-type="string">
            <text:p text:style-name="P46">user_shownname</text:p>
          </table:table-cell>
          <table:covered-table-cell/>
          <table:table-cell table:style-name="表格8.D5" office:value-type="string">
            <text:p text:style-name="P34">varchar(64)</text:p>
          </table:table-cell>
          <table:table-cell table:style-name="表格8.E5" office:value-type="string">
            <text:p text:style-name="P34">yes</text:p>
          </table:table-cell>
          <table:table-cell table:style-name="表格8.F5" office:value-type="string">
            <text:p text:style-name="P35"/>
          </table:table-cell>
          <table:table-cell table:style-name="表格8.G5" office:value-type="string">
            <text:p text:style-name="P34">用户可自定义的显示名</text:p>
          </table:table-cell>
        </table:table-row>
        <table:table-row table:style-name="表格8.6">
          <table:table-cell table:style-name="表格8.A6" office:value-type="string">
            <text:p text:style-name="P70">3</text:p>
          </table:table-cell>
          <table:table-cell table:style-name="表格8.B6" table:number-columns-spanned="2" office:value-type="string">
            <text:p text:style-name="P46">user_sex</text:p>
          </table:table-cell>
          <table:covered-table-cell/>
          <table:table-cell table:style-name="表格8.D6" office:value-type="string">
            <text:p text:style-name="P34">char</text:p>
          </table:table-cell>
          <table:table-cell table:style-name="表格8.E6" office:value-type="string">
            <text:p text:style-name="P34">no</text:p>
          </table:table-cell>
          <table:table-cell table:style-name="表格8.F6" office:value-type="string">
            <text:p text:style-name="P34">0</text:p>
          </table:table-cell>
          <table:table-cell table:style-name="表格8.G6" office:value-type="string">
            <text:p text:style-name="P34">0男1女2其他</text:p>
          </table:table-cell>
        </table:table-row>
        <table:table-row table:style-name="表格8.8">
          <table:table-cell table:style-name="表格8.A8" office:value-type="string">
            <text:p text:style-name="P70">4</text:p>
          </table:table-cell>
          <table:table-cell table:style-name="表格8.B8" table:number-columns-spanned="2" office:value-type="string">
            <text:p text:style-name="P46">user_phonenumber</text:p>
          </table:table-cell>
          <table:covered-table-cell/>
          <table:table-cell table:style-name="表格8.D8" office:value-type="string">
            <text:p text:style-name="P34">char(11)</text:p>
          </table:table-cell>
          <table:table-cell table:style-name="表格8.E8" office:value-type="string">
            <text:p text:style-name="P34">yes</text:p>
          </table:table-cell>
          <table:table-cell table:style-name="表格8.F8" office:value-type="string">
            <text:p text:style-name="P35"/>
          </table:table-cell>
          <table:table-cell table:style-name="表格8.G8" office:value-type="string">
            <text:p text:style-name="P34">采用固定长度提高性能</text:p>
          </table:table-cell>
        </table:table-row>
        <table:table-row table:style-name="表格8.8">
          <table:table-cell table:style-name="表格8.A8" office:value-type="string">
            <text:p text:style-name="P102">5</text:p>
          </table:table-cell>
          <table:table-cell table:style-name="表格8.B8" table:number-columns-spanned="2" office:value-type="string">
            <text:p text:style-name="P103">user_icon</text:p>
          </table:table-cell>
          <table:covered-table-cell/>
          <table:table-cell table:style-name="表格8.D8" office:value-type="string">
            <text:p text:style-name="P106">varchar(32)</text:p>
          </table:table-cell>
          <table:table-cell table:style-name="表格8.E8" office:value-type="string">
            <text:p text:style-name="P106">yes</text:p>
          </table:table-cell>
          <table:table-cell table:style-name="表格8.F8" office:value-type="string">
            <text:p text:style-name="P35"/>
          </table:table-cell>
          <table:table-cell table:style-name="表格8.G8" office:value-type="string">
            <text:p text:style-name="P34">用户头像路径</text:p>
          </table:table-cell>
        </table:table-row>
        <table:table-row table:style-name="表格8.9">
          <table:table-cell table:style-name="表格8.A1" table:number-columns-spanned="2" office:value-type="string">
            <text:p text:style-name="P20">MySQL脚本</text:p>
          </table:table-cell>
          <table:covered-table-cell/>
          <table:table-cell table:style-name="表格8.C9" table:number-columns-spanned="5" office:value-type="string">
            <text:p text:style-name="P33">create table `user_extra` (</text:p>
            <text:p text:style-name="P32"><text:tab/>`user_id` int unsigned not null primary key comment '依赖user表中的id',</text:p>
            <text:p text:style-name="P32"><text:tab/>constraint `user_extra_id_must_exist` foreign key (`user_id`) references `user` (`user_id`),</text:p>
            <text:p text:style-name="P32"><text:tab/>`user_shownname` varchar(64) comment '显示名(昵称)，可以为空',</text:p>
            <text:p text:style-name="P32"><text:tab/>`user_sex` char not null default 0 comment '性别，0男1女2其他',</text:p>
            <text:p text:style-name="P32"><text:tab/>`user_phonenumber` char(11) unique comment '手机号，可以为空，可用来找回密码'</text:p>
            <text:p text:style-name="P32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2593139710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00_117086193"/>分类<text:bookmark-end text:name="__RefHeading__3100_117086193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column table:style-name="表格9.G"/>
        <table:table-row table:style-name="表格9.1">
          <table:table-cell table:style-name="表格9.A1" table:number-columns-spanned="2" office:value-type="string">
            <text:p text:style-name="P59">表名</text:p>
          </table:table-cell>
          <table:covered-table-cell/>
          <table:table-cell table:style-name="表格9.C1" table:number-columns-spanned="5" office:value-type="string">
            <text:p text:style-name="P60">category</text:p>
          </table:table-cell>
          <table:covered-table-cell/>
          <table:covered-table-cell/>
          <table:covered-table-cell/>
          <table:covered-table-cell/>
        </table:table-row>
        <table:table-row table:style-name="表格9.2">
          <table:table-cell table:style-name="表格9.A1" table:number-columns-spanned="2" office:value-type="string">
            <text:p text:style-name="P59">主键</text:p>
          </table:table-cell>
          <table:covered-table-cell/>
          <table:table-cell table:style-name="表格9.C2" table:number-columns-spanned="5" office:value-type="string">
            <text:p text:style-name="P60">category_id</text:p>
          </table:table-cell>
          <table:covered-table-cell/>
          <table:covered-table-cell/>
          <table:covered-table-cell/>
          <table:covered-table-cell/>
        </table:table-row>
        <table:table-row table:style-name="表格9.3">
          <table:table-cell table:style-name="表格9.A1" office:value-type="string">
            <text:p text:style-name="P59">序号</text:p>
          </table:table-cell>
          <table:table-cell table:style-name="表格9.A1" table:number-columns-spanned="2" office:value-type="string">
            <text:p text:style-name="P59">字段名称</text:p>
          </table:table-cell>
          <table:covered-table-cell/>
          <table:table-cell table:style-name="表格9.A1" office:value-type="string">
            <text:p text:style-name="P59">数据类型</text:p>
          </table:table-cell>
          <table:table-cell table:style-name="表格9.A1" office:value-type="string">
            <text:p text:style-name="P20">允许为空</text:p>
          </table:table-cell>
          <table:table-cell table:style-name="表格9.A1" office:value-type="string">
            <text:p text:style-name="P59">默认值</text:p>
          </table:table-cell>
          <table:table-cell table:style-name="表格9.G3" office:value-type="string">
            <text:p text:style-name="P20">约束条件/说明</text:p>
          </table:table-cell>
        </table:table-row>
        <table:table-row table:style-name="表格9.4">
          <table:table-cell table:style-name="表格9.A4" office:value-type="string">
            <text:p text:style-name="P23">1</text:p>
          </table:table-cell>
          <table:table-cell table:style-name="表格9.B4" table:number-columns-spanned="2" office:value-type="string">
            <text:p text:style-name="P23">category_id</text:p>
          </table:table-cell>
          <table:covered-table-cell/>
          <table:table-cell table:style-name="表格9.D4" office:value-type="string">
            <text:p text:style-name="P23">int unsigned</text:p>
          </table:table-cell>
          <table:table-cell table:style-name="表格9.E4" office:value-type="string">
            <text:p text:style-name="P23">no</text:p>
          </table:table-cell>
          <table:table-cell table:style-name="表格9.F4" office:value-type="string">
            <text:p text:style-name="P25"/>
          </table:table-cell>
          <table:table-cell table:style-name="表格9.G4" office:value-type="string">
            <text:p text:style-name="Standard"><text:span text:style-name="T5">主键</text:span><text:span text:style-name="T4">,</text:span><text:span text:style-name="T5">自动增长</text:span></text:p>
          </table:table-cell>
        </table:table-row>
        <table:table-row table:style-name="表格9.5">
          <table:table-cell table:style-name="表格9.A5" office:value-type="string">
            <text:p text:style-name="P24">2</text:p>
          </table:table-cell>
          <table:table-cell table:style-name="表格9.B5" table:number-columns-spanned="2" office:value-type="string">
            <text:p text:style-name="P24">parent_id</text:p>
          </table:table-cell>
          <table:covered-table-cell/>
          <table:table-cell table:style-name="表格9.D5" office:value-type="string">
            <text:p text:style-name="P24">int unsigned</text:p>
          </table:table-cell>
          <table:table-cell table:style-name="表格9.E5" office:value-type="string">
            <text:p text:style-name="P24">no</text:p>
          </table:table-cell>
          <table:table-cell table:style-name="表格9.F5" office:value-type="string">
            <text:p text:style-name="P24">0</text:p>
          </table:table-cell>
          <table:table-cell table:style-name="表格9.G5" office:value-type="string">
            <text:p text:style-name="P24">0和不存在的id为主分类</text:p>
          </table:table-cell>
        </table:table-row>
        <table:table-row table:style-name="表格9.6">
          <table:table-cell table:style-name="表格9.A6" office:value-type="string">
            <text:p text:style-name="P24">3</text:p>
          </table:table-cell>
          <table:table-cell table:style-name="表格9.B6" table:number-columns-spanned="2" office:value-type="string">
            <text:p text:style-name="P24">categoty_name</text:p>
          </table:table-cell>
          <table:covered-table-cell/>
          <table:table-cell table:style-name="表格9.D6" office:value-type="string">
            <text:p text:style-name="P24">varchar(32)</text:p>
          </table:table-cell>
          <table:table-cell table:style-name="表格9.E6" office:value-type="string">
            <text:p text:style-name="P24">no</text:p>
          </table:table-cell>
          <table:table-cell table:style-name="表格9.F6" office:value-type="string">
            <text:p text:style-name="P25"/>
          </table:table-cell>
          <table:table-cell table:style-name="表格9.G6" office:value-type="string">
            <text:p text:style-name="P24">分类的名字</text:p>
          </table:table-cell>
        </table:table-row>
        <table:table-row table:style-name="表格9.7">
          <table:table-cell table:style-name="表格9.A1" table:number-columns-spanned="2" office:value-type="string">
            <text:p text:style-name="P20">MySQL脚本</text:p>
          </table:table-cell>
          <table:covered-table-cell/>
          <table:table-cell table:style-name="表格9.C7" table:number-columns-spanned="5" office:value-type="string">
            <text:p text:style-name="P28">c<text:span text:style-name="T18">reate table `category` (</text:span></text:p>
            <text:p text:style-name="P29"><text:tab/>`category_id` int unsigned not null primary key auto_increment comment </text:p>
            <text:p text:style-name="P29">'分类的id',</text:p>
            <text:p text:style-name="P29"><text:tab/>`parent_id` int unsigned not null default 0 comment '父类别id',</text:p>
            <text:p text:style-name="P29"><text:tab/>`category_name` varchar(32) not null unique comment '该分类的名字,,不可重复'</text:p>
            <text:p text:style-name="P29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0815656808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02_117086193"/><text:soft-page-break/>视频<text:bookmark-end text:name="__RefHeading__3102_117086193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 table:number-columns-repeated="2"/>
        <table:table-column table:style-name="表格10.G"/>
        <table:table-row table:style-name="表格10.1">
          <table:table-cell table:style-name="表格10.A1" table:number-columns-spanned="2" office:value-type="string">
            <text:p text:style-name="P64">表名</text:p>
          </table:table-cell>
          <table:covered-table-cell/>
          <table:table-cell table:style-name="表格10.C1" table:number-columns-spanned="5" office:value-type="string">
            <text:p text:style-name="P64">video</text:p>
          </table:table-cell>
          <table:covered-table-cell/>
          <table:covered-table-cell/>
          <table:covered-table-cell/>
          <table:covered-table-cell/>
        </table:table-row>
        <table:table-row table:style-name="表格10.2">
          <table:table-cell table:style-name="表格10.A1" table:number-columns-spanned="2" office:value-type="string">
            <text:p text:style-name="P64">主键</text:p>
          </table:table-cell>
          <table:covered-table-cell/>
          <table:table-cell table:style-name="表格10.C2" table:number-columns-spanned="5" office:value-type="string">
            <text:p text:style-name="P64">video_id</text:p>
          </table:table-cell>
          <table:covered-table-cell/>
          <table:covered-table-cell/>
          <table:covered-table-cell/>
          <table:covered-table-cell/>
        </table:table-row>
        <table:table-row table:style-name="表格10.3">
          <table:table-cell table:style-name="表格10.A1" office:value-type="string">
            <text:p text:style-name="P64">序号</text:p>
          </table:table-cell>
          <table:table-cell table:style-name="表格10.A1" table:number-columns-spanned="2" office:value-type="string">
            <text:p text:style-name="P64">字段名称</text:p>
          </table:table-cell>
          <table:covered-table-cell/>
          <table:table-cell table:style-name="表格10.A1" office:value-type="string">
            <text:p text:style-name="P64">数据类型</text:p>
          </table:table-cell>
          <table:table-cell table:style-name="表格10.A1" office:value-type="string">
            <text:p text:style-name="P54">允许空</text:p>
          </table:table-cell>
          <table:table-cell table:style-name="表格10.A1" office:value-type="string">
            <text:p text:style-name="P64">默认值</text:p>
          </table:table-cell>
          <table:table-cell table:style-name="表格10.G3" office:value-type="string">
            <text:p text:style-name="P54">约束条件/说明</text:p>
          </table:table-cell>
        </table:table-row>
        <table:table-row table:style-name="表格10.4">
          <table:table-cell table:style-name="表格10.A4" office:value-type="string">
            <text:p text:style-name="P56">1</text:p>
          </table:table-cell>
          <table:table-cell table:style-name="表格10.B4" table:number-columns-spanned="2" office:value-type="string">
            <text:p text:style-name="P47">video_id</text:p>
          </table:table-cell>
          <table:covered-table-cell/>
          <table:table-cell table:style-name="表格10.D4" office:value-type="string">
            <text:p text:style-name="P47">int unsigned</text:p>
          </table:table-cell>
          <table:table-cell table:style-name="表格10.E4" office:value-type="string">
            <text:p text:style-name="P47">no</text:p>
          </table:table-cell>
          <table:table-cell table:style-name="表格10.F4" office:value-type="string">
            <text:p text:style-name="P14"/>
          </table:table-cell>
          <table:table-cell table:style-name="表格10.G4" office:value-type="string">
            <text:p text:style-name="P42">主键,自动增长</text:p>
          </table:table-cell>
        </table:table-row>
        <table:table-row table:style-name="表格10.5">
          <table:table-cell table:style-name="表格10.A5" office:value-type="string">
            <text:p text:style-name="P36">2</text:p>
          </table:table-cell>
          <table:table-cell table:style-name="表格10.B5" table:number-columns-spanned="2" office:value-type="string">
            <text:p text:style-name="P47">video_title</text:p>
          </table:table-cell>
          <table:covered-table-cell/>
          <table:table-cell table:style-name="表格10.D5" office:value-type="string">
            <text:p text:style-name="P36">varchar(128)</text:p>
          </table:table-cell>
          <table:table-cell table:style-name="表格10.E5" office:value-type="string">
            <text:p text:style-name="P36">no</text:p>
          </table:table-cell>
          <table:table-cell table:style-name="表格10.F5" office:value-type="string">
            <text:p text:style-name="P14"/>
          </table:table-cell>
          <table:table-cell table:style-name="表格10.G5" office:value-type="string">
            <text:p text:style-name="P36">标题</text:p>
          </table:table-cell>
        </table:table-row>
        <table:table-row table:style-name="表格10.6">
          <table:table-cell table:style-name="表格10.A6" office:value-type="string">
            <text:p text:style-name="P36">3</text:p>
          </table:table-cell>
          <table:table-cell table:style-name="表格10.B6" table:number-columns-spanned="2" office:value-type="string">
            <text:p text:style-name="P47">video_path</text:p>
          </table:table-cell>
          <table:covered-table-cell/>
          <table:table-cell table:style-name="表格10.D6" office:value-type="string">
            <text:p text:style-name="P36">varchar(32)</text:p>
          </table:table-cell>
          <table:table-cell table:style-name="表格10.E6" office:value-type="string">
            <text:p text:style-name="P36">no</text:p>
          </table:table-cell>
          <table:table-cell table:style-name="表格10.F6" office:value-type="string">
            <text:p text:style-name="P14"/>
          </table:table-cell>
          <table:table-cell table:style-name="表格10.G6" office:value-type="string">
            <text:p text:style-name="P36">视频路径</text:p>
          </table:table-cell>
        </table:table-row>
        <table:table-row table:style-name="表格10.7">
          <table:table-cell table:style-name="表格10.A7" office:value-type="string">
            <text:p text:style-name="P36">4</text:p>
          </table:table-cell>
          <table:table-cell table:style-name="表格10.B7" table:number-columns-spanned="2" office:value-type="string">
            <text:p text:style-name="P47">video_poster</text:p>
          </table:table-cell>
          <table:covered-table-cell/>
          <table:table-cell table:style-name="表格10.D7" office:value-type="string">
            <text:p text:style-name="P36">varchar(32)</text:p>
          </table:table-cell>
          <table:table-cell table:style-name="表格10.E7" office:value-type="string">
            <text:p text:style-name="P36">no</text:p>
          </table:table-cell>
          <table:table-cell table:style-name="表格10.F7" office:value-type="string">
            <text:p text:style-name="P14"/>
          </table:table-cell>
          <table:table-cell table:style-name="表格10.G7" office:value-type="string">
            <text:p text:style-name="P36">截图路径</text:p>
          </table:table-cell>
        </table:table-row>
        <table:table-row table:style-name="表格10.8">
          <table:table-cell table:style-name="表格10.A8" office:value-type="string">
            <text:p text:style-name="P36">5</text:p>
          </table:table-cell>
          <table:table-cell table:style-name="表格10.B8" table:number-columns-spanned="2" office:value-type="string">
            <text:p text:style-name="P47">video_playcount</text:p>
          </table:table-cell>
          <table:covered-table-cell/>
          <table:table-cell table:style-name="表格10.D8" office:value-type="string">
            <text:p text:style-name="P36">int unsigned</text:p>
          </table:table-cell>
          <table:table-cell table:style-name="表格10.E8" office:value-type="string">
            <text:p text:style-name="P36">no</text:p>
          </table:table-cell>
          <table:table-cell table:style-name="表格10.F8" office:value-type="string">
            <text:p text:style-name="P36">0</text:p>
          </table:table-cell>
          <table:table-cell table:style-name="表格10.G8" office:value-type="string">
            <text:p text:style-name="P36">播放次数</text:p>
          </table:table-cell>
        </table:table-row>
        <table:table-row table:style-name="表格10.9">
          <table:table-cell table:style-name="表格10.A9" office:value-type="string">
            <text:p text:style-name="P36">6</text:p>
          </table:table-cell>
          <table:table-cell table:style-name="表格10.B9" table:number-columns-spanned="2" office:value-type="string">
            <text:p text:style-name="P47">video_rating</text:p>
          </table:table-cell>
          <table:covered-table-cell/>
          <table:table-cell table:style-name="表格10.D9" office:value-type="string">
            <text:p text:style-name="P36">tinyint</text:p>
          </table:table-cell>
          <table:table-cell table:style-name="表格10.E9" office:value-type="string">
            <text:p text:style-name="P36">no</text:p>
          </table:table-cell>
          <table:table-cell table:style-name="表格10.F9" office:value-type="string">
            <text:p text:style-name="P36">0</text:p>
          </table:table-cell>
          <table:table-cell table:style-name="表格10.G9" office:value-type="string">
            <text:p text:style-name="P36">评分</text:p>
          </table:table-cell>
        </table:table-row>
        <table:table-row table:style-name="表格10.10">
          <table:table-cell table:style-name="表格10.A10" office:value-type="string">
            <text:p text:style-name="P36">7</text:p>
          </table:table-cell>
          <table:table-cell table:style-name="表格10.B10" table:number-columns-spanned="2" office:value-type="string">
            <text:p text:style-name="P47">video_rating_count</text:p>
          </table:table-cell>
          <table:covered-table-cell/>
          <table:table-cell table:style-name="表格10.D10" office:value-type="string">
            <text:p text:style-name="P36">int unsigned</text:p>
          </table:table-cell>
          <table:table-cell table:style-name="表格10.E10" office:value-type="string">
            <text:p text:style-name="P36">no</text:p>
          </table:table-cell>
          <table:table-cell table:style-name="表格10.F10" office:value-type="string">
            <text:p text:style-name="P36">0</text:p>
          </table:table-cell>
          <table:table-cell table:style-name="表格10.G10" office:value-type="string">
            <text:p text:style-name="P36">已评分人数</text:p>
          </table:table-cell>
        </table:table-row>
        <table:table-row table:style-name="表格10.11">
          <table:table-cell table:style-name="表格10.A11" office:value-type="string">
            <text:p text:style-name="P36">8</text:p>
          </table:table-cell>
          <table:table-cell table:style-name="表格10.B11" table:number-columns-spanned="2" office:value-type="string">
            <text:p text:style-name="P47">video_intro</text:p>
          </table:table-cell>
          <table:covered-table-cell/>
          <table:table-cell table:style-name="表格10.D11" office:value-type="string">
            <text:p text:style-name="P36">text</text:p>
          </table:table-cell>
          <table:table-cell table:style-name="表格10.E11" office:value-type="string">
            <text:p text:style-name="P36">yes</text:p>
          </table:table-cell>
          <table:table-cell table:style-name="表格10.F11" office:value-type="string">
            <text:p text:style-name="P36">无简介</text:p>
          </table:table-cell>
          <table:table-cell table:style-name="表格10.G11" office:value-type="string">
            <text:p text:style-name="P36">视频简介</text:p>
          </table:table-cell>
        </table:table-row>
        <table:table-row table:style-name="表格10.12">
          <table:table-cell table:style-name="表格10.A12" office:value-type="string">
            <text:p text:style-name="P36">9</text:p>
          </table:table-cell>
          <table:table-cell table:style-name="表格10.B12" table:number-columns-spanned="2" office:value-type="string">
            <text:p text:style-name="P47">video_categoty_id</text:p>
          </table:table-cell>
          <table:covered-table-cell/>
          <table:table-cell table:style-name="表格10.D12" office:value-type="string">
            <text:p text:style-name="P36">int unsigned</text:p>
          </table:table-cell>
          <table:table-cell table:style-name="表格10.E12" office:value-type="string">
            <text:p text:style-name="P36">no</text:p>
          </table:table-cell>
          <table:table-cell table:style-name="表格10.F12" office:value-type="string">
            <text:p text:style-name="P14"/>
          </table:table-cell>
          <table:table-cell table:style-name="表格10.G12" office:value-type="string">
            <text:p text:style-name="P36">外键(categoty.categoty_id)</text:p>
          </table:table-cell>
        </table:table-row>
        <table:table-row table:style-name="表格10.13">
          <table:table-cell table:style-name="表格10.A14" office:value-type="string">
            <text:p text:style-name="P36">10</text:p>
          </table:table-cell>
          <table:table-cell table:style-name="表格10.B14" table:number-columns-spanned="2" office:value-type="string">
            <text:p text:style-name="P47">video_uploader_id</text:p>
          </table:table-cell>
          <table:covered-table-cell/>
          <table:table-cell table:style-name="表格10.D14" office:value-type="string">
            <text:p text:style-name="P36">int unsigned</text:p>
          </table:table-cell>
          <table:table-cell table:style-name="表格10.E14" office:value-type="string">
            <text:p text:style-name="P36">no</text:p>
          </table:table-cell>
          <table:table-cell table:style-name="表格10.F14" office:value-type="string">
            <text:p text:style-name="P37"/>
          </table:table-cell>
          <table:table-cell table:style-name="表格10.G14" office:value-type="string">
            <text:p text:style-name="P36">外键(user.user_id)</text:p>
          </table:table-cell>
        </table:table-row>
        <table:table-row table:style-name="表格10.14">
          <table:table-cell table:style-name="表格10.A14" office:value-type="string">
            <text:p text:style-name="P38">11</text:p>
          </table:table-cell>
          <table:table-cell table:style-name="表格10.B14" table:number-columns-spanned="2" office:value-type="string">
            <text:p text:style-name="P48">video_duration</text:p>
          </table:table-cell>
          <table:covered-table-cell/>
          <table:table-cell table:style-name="表格10.D14" office:value-type="string">
            <text:p text:style-name="P38">float unsigned</text:p>
          </table:table-cell>
          <table:table-cell table:style-name="表格10.E14" office:value-type="string">
            <text:p text:style-name="P38">no</text:p>
          </table:table-cell>
          <table:table-cell table:style-name="表格10.F14" office:value-type="string">
            <text:p text:style-name="P39">0</text:p>
          </table:table-cell>
          <table:table-cell table:style-name="表格10.G14" office:value-type="string">
            <text:p text:style-name="P36">视频持续时间，以秒为单位</text:p>
          </table:table-cell>
        </table:table-row>
        <table:table-row table:style-name="表格10.15">
          <table:table-cell table:style-name="表格10.A1" table:number-columns-spanned="2" office:value-type="string">
            <text:p text:style-name="代码">MySQL脚本</text:p>
          </table:table-cell>
          <table:covered-table-cell/>
          <table:table-cell table:style-name="表格10.C15" table:number-columns-spanned="5" office:value-type="string">
            <text:p text:style-name="代码">create table `video` (</text:p>
            <text:p text:style-name="代码"><text:tab/>`video_id` int unsigned not null primary key auto_increment comment '自动增长的视频id',</text:p>
            <text:p text:style-name="代码"><text:tab/>`video_title` varchar(128) not null comment '视频标题',</text:p>
            <text:p text:style-name="代码"><text:tab/>`video_path` varchar(32) not null comment '视频的相对存储路径',</text:p>
            <text:p text:style-name="代码"><text:tab/>`video_poster` varchar(32) default '0' comment '视频封面，使用路径存储',</text:p>
            <text:p text:style-name="代码"><text:tab/>`video_playcount` int unsigned not null default 0 comment '播放次数统计',</text:p>
            <text:p text:style-name="代码"><text:tab/>`video_rating` tinyint not null default 0 comment '平均评分',</text:p>
            <text:p text:style-name="代码"><text:tab/>`video_rating_count` int unsigned not null default 0 comment '评分次数',</text:p>
            <text:p text:style-name="代码"><text:tab/>`video_intro` text comment '视频简介',</text:p>
            <text:p text:style-name="代码"><text:tab/>`video_category_id` int unsigned not null comment '分类的id',</text:p>
            <text:p text:style-name="代码"><text:tab/>`video_uploader_id` int unsigned not null comment '上传者id',</text:p>
            <text:p text:style-name="代码"><text:tab/>`video_duration` float unsigned not null default 0 comment '视频持续时间，以秒为单位',</text:p>
            <text:p text:style-name="代码"><text:tab/>-- 外键约束，上传者id必须存在</text:p>
            <text:p text:style-name="代码"><text:tab/>constraint `fk_video_uploader_id` foreign key (`video_uploader_id`) references `user` (`user_id`),</text:p>
            <text:p text:style-name="代码"><text:tab/>-- 外键约束，分类id必须存在</text:p>
            <text:p text:style-name="代码"><text:tab/>constraint `fk_video_category_id` foreign key (`video_category_id`) references `category` (`category_id`)</text:p>
            <text:p text:style-name="代码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2109748130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04_117086193"/><text:soft-page-break/>评论<text:bookmark-end text:name="__RefHeading__3104_117086193"/></text:h>
                </text:list-item>
              </text:list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column table:style-name="表格11.G"/>
        <table:table-row table:style-name="表格11.1">
          <table:table-cell table:style-name="表格11.A1" table:number-columns-spanned="2" office:value-type="string">
            <text:p text:style-name="P64">表名</text:p>
          </table:table-cell>
          <table:covered-table-cell/>
          <table:table-cell table:style-name="表格11.C1" table:number-columns-spanned="5" office:value-type="string">
            <text:p text:style-name="P64">comment</text:p>
          </table:table-cell>
          <table:covered-table-cell/>
          <table:covered-table-cell/>
          <table:covered-table-cell/>
          <table:covered-table-cell/>
        </table:table-row>
        <table:table-row table:style-name="表格11.2">
          <table:table-cell table:style-name="表格11.A1" table:number-columns-spanned="2" office:value-type="string">
            <text:p text:style-name="P64">主键</text:p>
          </table:table-cell>
          <table:covered-table-cell/>
          <table:table-cell table:style-name="表格11.C2" table:number-columns-spanned="5" office:value-type="string">
            <text:p text:style-name="P64">comment_id</text:p>
          </table:table-cell>
          <table:covered-table-cell/>
          <table:covered-table-cell/>
          <table:covered-table-cell/>
          <table:covered-table-cell/>
        </table:table-row>
        <table:table-row table:style-name="表格11.3">
          <table:table-cell table:style-name="表格11.A1" office:value-type="string">
            <text:p text:style-name="P64">序号</text:p>
          </table:table-cell>
          <table:table-cell table:style-name="表格11.A1" table:number-columns-spanned="2" office:value-type="string">
            <text:p text:style-name="P64">字段名称</text:p>
          </table:table-cell>
          <table:covered-table-cell/>
          <table:table-cell table:style-name="表格11.A1" office:value-type="string">
            <text:p text:style-name="P64">数据类型</text:p>
          </table:table-cell>
          <table:table-cell table:style-name="表格11.A1" office:value-type="string">
            <text:p text:style-name="P54">允许为空</text:p>
          </table:table-cell>
          <table:table-cell table:style-name="表格11.A1" office:value-type="string">
            <text:p text:style-name="P64">默认值</text:p>
          </table:table-cell>
          <table:table-cell table:style-name="表格11.G3" office:value-type="string">
            <text:p text:style-name="P54">约束条件/说明</text:p>
          </table:table-cell>
        </table:table-row>
        <table:table-row table:style-name="表格11.4">
          <table:table-cell table:style-name="表格11.A4" office:value-type="string">
            <text:p text:style-name="P56">1</text:p>
          </table:table-cell>
          <table:table-cell table:style-name="表格11.B4" table:number-columns-spanned="2" office:value-type="string">
            <text:p text:style-name="P47">comment_id</text:p>
          </table:table-cell>
          <table:covered-table-cell/>
          <table:table-cell table:style-name="表格11.D4" office:value-type="string">
            <text:p text:style-name="P47">int unsigned</text:p>
          </table:table-cell>
          <table:table-cell table:style-name="表格11.E4" office:value-type="string">
            <text:p text:style-name="P47">no</text:p>
          </table:table-cell>
          <table:table-cell table:style-name="表格11.F4" office:value-type="string">
            <text:p text:style-name="P37"/>
          </table:table-cell>
          <table:table-cell table:style-name="表格11.G4" office:value-type="string">
            <text:p text:style-name="P42">主键,自动增长</text:p>
          </table:table-cell>
        </table:table-row>
        <table:table-row table:style-name="表格11.5">
          <table:table-cell table:style-name="表格11.A5" office:value-type="string">
            <text:p text:style-name="P71">2</text:p>
          </table:table-cell>
          <table:table-cell table:style-name="表格11.B5" table:number-columns-spanned="2" office:value-type="string">
            <text:p text:style-name="P47">parent_id</text:p>
          </table:table-cell>
          <table:covered-table-cell/>
          <table:table-cell table:style-name="表格11.D5" office:value-type="string">
            <text:p text:style-name="P36">int unsigned</text:p>
          </table:table-cell>
          <table:table-cell table:style-name="表格11.E5" office:value-type="string">
            <text:p text:style-name="P36">no</text:p>
          </table:table-cell>
          <table:table-cell table:style-name="表格11.F5" office:value-type="string">
            <text:p text:style-name="P37"/>
          </table:table-cell>
          <table:table-cell table:style-name="表格11.G5" office:value-type="string">
            <text:p text:style-name="P36">父评论的id，用于回复</text:p>
          </table:table-cell>
        </table:table-row>
        <table:table-row table:style-name="表格11.6">
          <table:table-cell table:style-name="表格11.A6" office:value-type="string">
            <text:p text:style-name="P71">3</text:p>
          </table:table-cell>
          <table:table-cell table:style-name="表格11.B6" table:number-columns-spanned="2" office:value-type="string">
            <text:p text:style-name="P47">video_id</text:p>
          </table:table-cell>
          <table:covered-table-cell/>
          <table:table-cell table:style-name="表格11.D6" office:value-type="string">
            <text:p text:style-name="P40">int unsigned</text:p>
          </table:table-cell>
          <table:table-cell table:style-name="表格11.E6" office:value-type="string">
            <text:p text:style-name="P36">no</text:p>
          </table:table-cell>
          <table:table-cell table:style-name="表格11.F6" office:value-type="string">
            <text:p text:style-name="P37"/>
          </table:table-cell>
          <table:table-cell table:style-name="表格11.G6" office:value-type="string">
            <text:p text:style-name="P36">视频<text:span text:style-name="T14">id，外键video.video_id</text:span></text:p>
          </table:table-cell>
        </table:table-row>
        <table:table-row table:style-name="表格11.7">
          <table:table-cell table:style-name="表格11.A7" office:value-type="string">
            <text:p text:style-name="P71">4</text:p>
          </table:table-cell>
          <table:table-cell table:style-name="表格11.B7" table:number-columns-spanned="2" office:value-type="string">
            <text:p text:style-name="P47">commentator_id</text:p>
          </table:table-cell>
          <table:covered-table-cell/>
          <table:table-cell table:style-name="表格11.D7" office:value-type="string">
            <text:p text:style-name="P40">int unsigned</text:p>
          </table:table-cell>
          <table:table-cell table:style-name="表格11.E7" office:value-type="string">
            <text:p text:style-name="P36">no</text:p>
          </table:table-cell>
          <table:table-cell table:style-name="表格11.F7" office:value-type="string">
            <text:p text:style-name="P37"/>
          </table:table-cell>
          <table:table-cell table:style-name="表格11.G7" office:value-type="string">
            <text:p text:style-name="P36">评论者<text:span text:style-name="T14">id外键user.user_id</text:span></text:p>
          </table:table-cell>
        </table:table-row>
        <table:table-row table:style-name="表格11.8">
          <table:table-cell table:style-name="表格11.A1" table:number-columns-spanned="2" office:value-type="string">
            <text:p text:style-name="P20">MySQL脚本</text:p>
          </table:table-cell>
          <table:covered-table-cell/>
          <table:table-cell table:style-name="表格11.C8" table:number-columns-spanned="5" office:value-type="string">
            <text:p text:style-name="P97">create table `comment` (</text:p>
            <text:p text:style-name="P97"><text:tab/>`comment_id` int unsigned not null primary key auto_increment comment '评论的id',</text:p>
            <text:p text:style-name="P97"><text:tab/>`parent_id` int unsigned comment '父评论的id，即评论中的评论需要此项',</text:p>
            <text:p text:style-name="P97"><text:tab/>`video_id` int unsigned not null comment '所评论的视频id',</text:p>
            <text:p text:style-name="P97"><text:tab/>`commentator_id` int unsigned not null comment '评论者的id',</text:p>
            <text:p text:style-name="P97"><text:tab/>`comment_text` text not null comment '评论内容，不准为空',</text:p>
            <text:p text:style-name="P97"><text:tab/>`comment_time` datetime not null comment '评论发表时间'</text:p>
            <text:p text:style-name="P97"><text:tab/>-- 若评论的视频被删除，所属的评论也全部删除</text:p>
            <text:p text:style-name="P97"><text:tab/>constraint `fk_comment_video_id` foreign key (`video_id`) references `video` (`video_id`) on delete cascade on update cascade,</text:p>
            <text:p text:style-name="P97">-- 若评论者的信息被删除，所属评论全部删除</text:p>
            <text:p text:style-name="P97"><text:tab/>constraint `fk_comment_commentator_id` foreign key (`commentator_id`) references `user` (`user_id`) on delete cascade on update cascade,</text:p>
            <text:p text:style-name="P97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2661338484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06_117086193"/><text:soft-page-break/>收藏视频<text:bookmark-end text:name="__RefHeading__3106_117086193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G"/>
        <table:table-row table:style-name="表格12.1">
          <table:table-cell table:style-name="表格12.A1" table:number-columns-spanned="2" office:value-type="string">
            <text:p text:style-name="P64">表名</text:p>
          </table:table-cell>
          <table:covered-table-cell/>
          <table:table-cell table:style-name="表格12.C1" table:number-columns-spanned="5" office:value-type="string">
            <text:p text:style-name="P68">favorite_video</text:p>
          </table:table-cell>
          <table:covered-table-cell/>
          <table:covered-table-cell/>
          <table:covered-table-cell/>
          <table:covered-table-cell/>
        </table:table-row>
        <table:table-row table:style-name="表格12.2">
          <table:table-cell table:style-name="表格12.A1" table:number-columns-spanned="2" office:value-type="string">
            <text:p text:style-name="P64">主键</text:p>
          </table:table-cell>
          <table:covered-table-cell/>
          <table:table-cell table:style-name="表格12.C2" table:number-columns-spanned="5" office:value-type="string">
            <text:p text:style-name="P67">(user_id,video_id)</text:p>
          </table:table-cell>
          <table:covered-table-cell/>
          <table:covered-table-cell/>
          <table:covered-table-cell/>
          <table:covered-table-cell/>
        </table:table-row>
        <table:table-row table:style-name="表格12.3">
          <table:table-cell table:style-name="表格12.A1" office:value-type="string">
            <text:p text:style-name="P64">序号</text:p>
          </table:table-cell>
          <table:table-cell table:style-name="表格12.A1" table:number-columns-spanned="2" office:value-type="string">
            <text:p text:style-name="P64">字段名称</text:p>
          </table:table-cell>
          <table:covered-table-cell/>
          <table:table-cell table:style-name="表格12.A1" office:value-type="string">
            <text:p text:style-name="P64">数据类型</text:p>
          </table:table-cell>
          <table:table-cell table:style-name="表格12.A1" office:value-type="string">
            <text:p text:style-name="P54">允许为空</text:p>
          </table:table-cell>
          <table:table-cell table:style-name="表格12.A1" office:value-type="string">
            <text:p text:style-name="P64">默认值</text:p>
          </table:table-cell>
          <table:table-cell table:style-name="表格12.G3" office:value-type="string">
            <text:p text:style-name="P54">约束条件/说明</text:p>
          </table:table-cell>
        </table:table-row>
        <table:table-row table:style-name="表格12.4">
          <table:table-cell table:style-name="表格12.A4" office:value-type="string">
            <text:p text:style-name="P56">1</text:p>
          </table:table-cell>
          <table:table-cell table:style-name="表格12.B4" table:number-columns-spanned="2" office:value-type="string">
            <text:p text:style-name="P47"><text:span text:style-name="T14">user</text:span>_id</text:p>
          </table:table-cell>
          <table:covered-table-cell/>
          <table:table-cell table:style-name="表格12.D4" office:value-type="string">
            <text:p text:style-name="P47">int unsigned</text:p>
          </table:table-cell>
          <table:table-cell table:style-name="表格12.E4" office:value-type="string">
            <text:p text:style-name="P47">no</text:p>
          </table:table-cell>
          <table:table-cell table:style-name="表格12.F4" office:value-type="string">
            <text:p text:style-name="P37"/>
          </table:table-cell>
          <table:table-cell table:style-name="表格12.G4" office:value-type="string">
            <text:p text:style-name="P45">外键user.user_id</text:p>
          </table:table-cell>
        </table:table-row>
        <table:table-row table:style-name="表格12.5">
          <table:table-cell table:style-name="表格12.A5" office:value-type="string">
            <text:p text:style-name="P71">2</text:p>
          </table:table-cell>
          <table:table-cell table:style-name="表格12.B5" table:number-columns-spanned="2" office:value-type="string">
            <text:p text:style-name="P52">video_id</text:p>
          </table:table-cell>
          <table:covered-table-cell/>
          <table:table-cell table:style-name="表格12.D5" office:value-type="string">
            <text:p text:style-name="P51">int unsigned</text:p>
          </table:table-cell>
          <table:table-cell table:style-name="表格12.E5" office:value-type="string">
            <text:p text:style-name="P36">no</text:p>
          </table:table-cell>
          <table:table-cell table:style-name="表格12.F5" office:value-type="string">
            <text:p text:style-name="P37"/>
          </table:table-cell>
          <table:table-cell table:style-name="表格12.G5" office:value-type="string">
            <text:p text:style-name="P36">外键<text:span text:style-name="T15">video.video_id</text:span></text:p>
          </table:table-cell>
        </table:table-row>
        <table:table-row table:style-name="表格12.6">
          <table:table-cell table:style-name="表格12.A6" office:value-type="string">
            <text:p text:style-name="P71">3</text:p>
          </table:table-cell>
          <table:table-cell table:style-name="表格12.B6" table:number-columns-spanned="2" office:value-type="string">
            <text:p text:style-name="P52">favorite_time</text:p>
          </table:table-cell>
          <table:covered-table-cell/>
          <table:table-cell table:style-name="表格12.D6" office:value-type="string">
            <text:p text:style-name="P41">date</text:p>
          </table:table-cell>
          <table:table-cell table:style-name="表格12.E6" office:value-type="string">
            <text:p text:style-name="P36">no</text:p>
          </table:table-cell>
          <table:table-cell table:style-name="表格12.F6" office:value-type="string">
            <text:p text:style-name="P37"/>
          </table:table-cell>
          <table:table-cell table:style-name="表格12.G6" office:value-type="string">
            <text:p text:style-name="P36">收藏时间</text:p>
          </table:table-cell>
        </table:table-row>
        <table:table-row table:style-name="表格12.7">
          <table:table-cell table:style-name="表格12.A1" table:number-columns-spanned="2" office:value-type="string">
            <text:p text:style-name="P20">MySQL脚本</text:p>
          </table:table-cell>
          <table:covered-table-cell/>
          <table:table-cell table:style-name="表格12.C7" table:number-columns-spanned="5" office:value-type="string">
            <text:p text:style-name="P98">create table `favorite_video` (</text:p>
            <text:p text:style-name="P98"><text:tab/>`user_id` int unsigned not null comment '收藏者id',</text:p>
            <text:p text:style-name="P98"><text:tab/>`video_id` int unsigned not null comment '收藏的视频id',</text:p>
            <text:p text:style-name="P98"><text:tab/>`favorite_time` date not null comment '收藏时间',</text:p>
            <text:p text:style-name="P98"><text:tab/>constraint `fk_favorite_video_user_id` foreign key (`user_id`) references `user` (`user_id`) on delete cascade on update cascade,</text:p>
            <text:p text:style-name="P98"><text:tab/>constraint `fk_favorite_video_video_id` foreign key (`video_id`) references `video` (`video_id`) on delete cascade on update cascade,</text:p>
            <text:p text:style-name="P98"><text:tab/>constraint `pk_favorite_video` primary key (user_id, video_id)</text:p>
            <text:p text:style-name="P98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2098475769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08_117086193"/><text:soft-page-break/>观看记录<text:bookmark-end text:name="__RefHeading__3108_117086193"/></text:h>
                </text:list-item>
              </text:list>
            </text:list-item>
          </text:list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column table:style-name="表格13.G"/>
        <table:table-row table:style-name="表格13.1">
          <table:table-cell table:style-name="表格13.A1" table:number-columns-spanned="2" office:value-type="string">
            <text:p text:style-name="P64">表名</text:p>
          </table:table-cell>
          <table:covered-table-cell/>
          <table:table-cell table:style-name="表格13.C1" table:number-columns-spanned="5" office:value-type="string">
            <text:p text:style-name="P66">watch_record</text:p>
          </table:table-cell>
          <table:covered-table-cell/>
          <table:covered-table-cell/>
          <table:covered-table-cell/>
          <table:covered-table-cell/>
        </table:table-row>
        <table:table-row table:style-name="表格13.2">
          <table:table-cell table:style-name="表格13.A1" table:number-columns-spanned="2" office:value-type="string">
            <text:p text:style-name="P64">主键</text:p>
          </table:table-cell>
          <table:covered-table-cell/>
          <table:table-cell table:style-name="表格13.C2" table:number-columns-spanned="5" office:value-type="string">
            <text:p text:style-name="P66">(user_id,video_id)</text:p>
          </table:table-cell>
          <table:covered-table-cell/>
          <table:covered-table-cell/>
          <table:covered-table-cell/>
          <table:covered-table-cell/>
        </table:table-row>
        <table:table-row table:style-name="表格13.3">
          <table:table-cell table:style-name="表格13.A1" office:value-type="string">
            <text:p text:style-name="P64">序号</text:p>
          </table:table-cell>
          <table:table-cell table:style-name="表格13.A1" table:number-columns-spanned="2" office:value-type="string">
            <text:p text:style-name="P64">字段名称</text:p>
          </table:table-cell>
          <table:covered-table-cell/>
          <table:table-cell table:style-name="表格13.A1" office:value-type="string">
            <text:p text:style-name="P64">数据类型</text:p>
          </table:table-cell>
          <table:table-cell table:style-name="表格13.A1" office:value-type="string">
            <text:p text:style-name="P54">允许为空</text:p>
          </table:table-cell>
          <table:table-cell table:style-name="表格13.A1" office:value-type="string">
            <text:p text:style-name="P64">默认值</text:p>
          </table:table-cell>
          <table:table-cell table:style-name="表格13.G3" office:value-type="string">
            <text:p text:style-name="P54">约束条件/说明</text:p>
          </table:table-cell>
        </table:table-row>
        <table:table-row table:style-name="表格13.4">
          <table:table-cell table:style-name="表格13.A4" office:value-type="string">
            <text:p text:style-name="P56">1</text:p>
          </table:table-cell>
          <table:table-cell table:style-name="表格13.B4" table:number-columns-spanned="2" office:value-type="string">
            <text:p text:style-name="P47">user_id</text:p>
          </table:table-cell>
          <table:covered-table-cell/>
          <table:table-cell table:style-name="表格13.D4" office:value-type="string">
            <text:p text:style-name="P47">int unsigned</text:p>
          </table:table-cell>
          <table:table-cell table:style-name="表格13.E4" office:value-type="string">
            <text:p text:style-name="P47">no</text:p>
          </table:table-cell>
          <table:table-cell table:style-name="表格13.F4" office:value-type="string">
            <text:p text:style-name="P37"/>
          </table:table-cell>
          <table:table-cell table:style-name="表格13.G4" office:value-type="string">
            <text:p text:style-name="P42">外键<text:span text:style-name="T16">user.user_id</text:span></text:p>
          </table:table-cell>
        </table:table-row>
        <table:table-row table:style-name="表格13.5">
          <table:table-cell table:style-name="表格13.A5" office:value-type="string">
            <text:p text:style-name="P58">2</text:p>
          </table:table-cell>
          <table:table-cell table:style-name="表格13.B5" table:number-columns-spanned="2" office:value-type="string">
            <text:p text:style-name="P50">video_id</text:p>
          </table:table-cell>
          <table:covered-table-cell/>
          <table:table-cell table:style-name="表格13.D5" office:value-type="string">
            <text:p text:style-name="P50">int unsigned</text:p>
          </table:table-cell>
          <table:table-cell table:style-name="表格13.E5" office:value-type="string">
            <text:p text:style-name="P50">no</text:p>
          </table:table-cell>
          <table:table-cell table:style-name="表格13.F5" office:value-type="string">
            <text:p text:style-name="P37"/>
          </table:table-cell>
          <table:table-cell table:style-name="表格13.G5" office:value-type="string">
            <text:p text:style-name="P44">外键video.video_id</text:p>
          </table:table-cell>
        </table:table-row>
        <table:table-row table:style-name="表格13.6">
          <table:table-cell table:style-name="表格13.A6" office:value-type="string">
            <text:p text:style-name="P58">3</text:p>
          </table:table-cell>
          <table:table-cell table:style-name="表格13.B6" table:number-columns-spanned="2" office:value-type="string">
            <text:p text:style-name="P50">last_time</text:p>
          </table:table-cell>
          <table:covered-table-cell/>
          <table:table-cell table:style-name="表格13.D6" office:value-type="string">
            <text:p text:style-name="P50">datetime</text:p>
          </table:table-cell>
          <table:table-cell table:style-name="表格13.E6" office:value-type="string">
            <text:p text:style-name="P50">no</text:p>
          </table:table-cell>
          <table:table-cell table:style-name="表格13.F6" office:value-type="string">
            <text:p text:style-name="P37"/>
          </table:table-cell>
          <table:table-cell table:style-name="表格13.G6" office:value-type="string">
            <text:p text:style-name="P42">最后观看时间，包括时分秒</text:p>
          </table:table-cell>
        </table:table-row>
        <table:table-row table:style-name="表格13.7">
          <table:table-cell table:style-name="表格13.A7" office:value-type="string">
            <text:p text:style-name="P58">4</text:p>
          </table:table-cell>
          <table:table-cell table:style-name="表格13.B7" table:number-columns-spanned="2" office:value-type="string">
            <text:p text:style-name="P50">watch_point</text:p>
          </table:table-cell>
          <table:covered-table-cell/>
          <table:table-cell table:style-name="表格13.D7" office:value-type="string">
            <text:p text:style-name="P50">int unsigned</text:p>
          </table:table-cell>
          <table:table-cell table:style-name="表格13.E7" office:value-type="string">
            <text:p text:style-name="P50">no</text:p>
          </table:table-cell>
          <table:table-cell table:style-name="表格13.F7" office:value-type="string">
            <text:p text:style-name="P37"/>
          </table:table-cell>
          <table:table-cell table:style-name="表格13.G7" office:value-type="string">
            <text:p text:style-name="P42">看到的时间点</text:p>
          </table:table-cell>
        </table:table-row>
        <table:table-row table:style-name="表格13.8">
          <table:table-cell table:style-name="表格13.A1" table:number-columns-spanned="2" office:value-type="string">
            <text:p text:style-name="P20">MySQL脚本</text:p>
          </table:table-cell>
          <table:covered-table-cell/>
          <table:table-cell table:style-name="表格13.C8" table:number-columns-spanned="5" office:value-type="string">
            <text:p text:style-name="P30">create table `watch_record` (</text:p>
            <text:p text:style-name="P30"><text:tab/>`user_id` int unsigned not null comment '用户id',</text:p>
            <text:p text:style-name="P30"><text:tab/>`video_id` int unsigned not null comment '视频id',</text:p>
            <text:p text:style-name="P30"><text:tab/>`last_time` datetime not null comment '最后观看时间，包括时分秒',</text:p>
            <text:p text:style-name="P30"><text:tab/>`watch_point` int unsigned not null default 0 comment '观看的时间点，单位秒，即“您看到了xx:xx”',</text:p>
            <text:p text:style-name="P30"><text:tab/>-- 视频被删除则观看记录也删除</text:p>
            <text:p text:style-name="P30"><text:tab/>constraint ` fk_record_video_idt` foreign key (`video_id`) references `video` (`video_id`) on delete cascade on update cascade,</text:p>
            <text:p text:style-name="P30"><text:tab/>-- 用户消失则观看记录消失</text:p>
            <text:p text:style-name="P30"><text:tab/>constraint `fk_record_user_id` foreign key (`user_id`) references `user` (`user_id`) on delete cascade on update cascade,</text:p>
            <text:p text:style-name="P30"><text:tab/>constraint `pk_watch_record` primary key (`user_id`, `video_id`)</text:p>
            <text:p text:style-name="P30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0798653088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10_117086193"/>标签<text:bookmark-end text:name="__RefHeading__3110_117086193"/></text:h>
                </text:list-item>
              </text:list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column table:style-name="表格14.F"/>
        <table:table-column table:style-name="表格14.G"/>
        <table:table-row table:style-name="表格14.1">
          <table:table-cell table:style-name="表格14.A1" table:number-columns-spanned="2" office:value-type="string">
            <text:p text:style-name="P64">表名</text:p>
          </table:table-cell>
          <table:covered-table-cell/>
          <table:table-cell table:style-name="表格14.C1" table:number-columns-spanned="5" office:value-type="string">
            <text:p text:style-name="P65">tag</text:p>
          </table:table-cell>
          <table:covered-table-cell/>
          <table:covered-table-cell/>
          <table:covered-table-cell/>
          <table:covered-table-cell/>
        </table:table-row>
        <table:table-row table:style-name="表格14.2">
          <table:table-cell table:style-name="表格14.A1" table:number-columns-spanned="2" office:value-type="string">
            <text:p text:style-name="P64">主键</text:p>
          </table:table-cell>
          <table:covered-table-cell/>
          <table:table-cell table:style-name="表格14.C2" table:number-columns-spanned="5" office:value-type="string">
            <text:p text:style-name="P64"><text:span text:style-name="T17">tag</text:span>_id</text:p>
          </table:table-cell>
          <table:covered-table-cell/>
          <table:covered-table-cell/>
          <table:covered-table-cell/>
          <table:covered-table-cell/>
        </table:table-row>
        <table:table-row table:style-name="表格14.3">
          <table:table-cell table:style-name="表格14.A1" office:value-type="string">
            <text:p text:style-name="P64">序号</text:p>
          </table:table-cell>
          <table:table-cell table:style-name="表格14.A1" table:number-columns-spanned="2" office:value-type="string">
            <text:p text:style-name="P64">字段名称</text:p>
          </table:table-cell>
          <table:covered-table-cell/>
          <table:table-cell table:style-name="表格14.A1" office:value-type="string">
            <text:p text:style-name="P64">数据类型</text:p>
          </table:table-cell>
          <table:table-cell table:style-name="表格14.A1" office:value-type="string">
            <text:p text:style-name="P54">允许为空</text:p>
          </table:table-cell>
          <table:table-cell table:style-name="表格14.A1" office:value-type="string">
            <text:p text:style-name="P64">默认值</text:p>
          </table:table-cell>
          <table:table-cell table:style-name="表格14.G3" office:value-type="string">
            <text:p text:style-name="P54">约束条件/说明</text:p>
          </table:table-cell>
        </table:table-row>
        <table:table-row table:style-name="表格14.4">
          <table:table-cell table:style-name="表格14.A4" office:value-type="string">
            <text:p text:style-name="P56">1</text:p>
          </table:table-cell>
          <table:table-cell table:style-name="表格14.B4" table:number-columns-spanned="2" office:value-type="string">
            <text:p text:style-name="P47"><text:span text:style-name="T17">tag</text:span>_id</text:p>
          </table:table-cell>
          <table:covered-table-cell/>
          <table:table-cell table:style-name="表格14.D4" office:value-type="string">
            <text:p text:style-name="P47">int unsigned</text:p>
          </table:table-cell>
          <table:table-cell table:style-name="表格14.E4" office:value-type="string">
            <text:p text:style-name="P47">no</text:p>
          </table:table-cell>
          <table:table-cell table:style-name="表格14.F4" office:value-type="string">
            <text:p text:style-name="P37"/>
          </table:table-cell>
          <table:table-cell table:style-name="表格14.G4" office:value-type="string">
            <text:p text:style-name="P42">主键,自动增长</text:p>
          </table:table-cell>
        </table:table-row>
        <table:table-row table:style-name="表格14.5">
          <table:table-cell table:style-name="表格14.A5" office:value-type="string">
            <text:p text:style-name="P57">2</text:p>
          </table:table-cell>
          <table:table-cell table:style-name="表格14.B5" table:number-columns-spanned="2" office:value-type="string">
            <text:p text:style-name="P49">tag_name</text:p>
          </table:table-cell>
          <table:covered-table-cell/>
          <table:table-cell table:style-name="表格14.D5" office:value-type="string">
            <text:p text:style-name="P49">varchar(32)</text:p>
          </table:table-cell>
          <table:table-cell table:style-name="表格14.E5" office:value-type="string">
            <text:p text:style-name="P49">no</text:p>
          </table:table-cell>
          <table:table-cell table:style-name="表格14.F5" office:value-type="string">
            <text:p text:style-name="P37"/>
          </table:table-cell>
          <table:table-cell table:style-name="表格14.G5" office:value-type="string">
            <text:p text:style-name="P42">标签名</text:p>
          </table:table-cell>
        </table:table-row>
        <table:table-row table:style-name="表格14.6">
          <table:table-cell table:style-name="表格14.A1" table:number-columns-spanned="2" office:value-type="string">
            <text:p text:style-name="P20">MySQL脚本</text:p>
          </table:table-cell>
          <table:covered-table-cell/>
          <table:table-cell table:style-name="表格14.C6" table:number-columns-spanned="5" office:value-type="string">
            <text:p text:style-name="P31">create table `tag` (</text:p>
            <text:p text:style-name="P31"><text:tab/>`tag_id` int primary key auto_increment comment '标签id',</text:p>
            <text:p text:style-name="P31"><text:tab/>`tag_name` varchar(32) not null comment '标签名'</text:p>
            <text:p text:style-name="P31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list xml:id="list234550721741307" text:continue-numbering="true" text:style-name="WW8Num3">
        <text:list-item>
          <text:list>
            <text:list-item>
              <text:list>
                <text:list-item>
                  <text:h text:style-name="P115" text:outline-level="3"><text:bookmark-start text:name="__RefHeading__3112_117086193"/><text:soft-page-break/>视频标签<text:bookmark-end text:name="__RefHeading__3112_117086193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column table:style-name="表格15.F"/>
        <table:table-column table:style-name="表格15.G"/>
        <table:table-row table:style-name="表格15.1">
          <table:table-cell table:style-name="表格15.A1" table:number-columns-spanned="2" office:value-type="string">
            <text:p text:style-name="P64">表名</text:p>
          </table:table-cell>
          <table:covered-table-cell/>
          <table:table-cell table:style-name="表格15.C1" table:number-columns-spanned="5" office:value-type="string">
            <text:p text:style-name="P65">video_tags</text:p>
          </table:table-cell>
          <table:covered-table-cell/>
          <table:covered-table-cell/>
          <table:covered-table-cell/>
          <table:covered-table-cell/>
        </table:table-row>
        <table:table-row table:style-name="表格15.2">
          <table:table-cell table:style-name="表格15.A1" table:number-columns-spanned="2" office:value-type="string">
            <text:p text:style-name="P64">主键</text:p>
          </table:table-cell>
          <table:covered-table-cell/>
          <table:table-cell table:style-name="表格15.C2" table:number-columns-spanned="5" office:value-type="string">
            <text:p text:style-name="P53">(`tag_id`,`video_id`)</text:p>
          </table:table-cell>
          <table:covered-table-cell/>
          <table:covered-table-cell/>
          <table:covered-table-cell/>
          <table:covered-table-cell/>
        </table:table-row>
        <table:table-row table:style-name="表格15.3">
          <table:table-cell table:style-name="表格15.A1" office:value-type="string">
            <text:p text:style-name="P64">序号</text:p>
          </table:table-cell>
          <table:table-cell table:style-name="表格15.A1" table:number-columns-spanned="2" office:value-type="string">
            <text:p text:style-name="P64">字段名称</text:p>
          </table:table-cell>
          <table:covered-table-cell/>
          <table:table-cell table:style-name="表格15.A1" office:value-type="string">
            <text:p text:style-name="P64">数据类型</text:p>
          </table:table-cell>
          <table:table-cell table:style-name="表格15.A1" office:value-type="string">
            <text:p text:style-name="P54">允许为空</text:p>
          </table:table-cell>
          <table:table-cell table:style-name="表格15.A1" office:value-type="string">
            <text:p text:style-name="P64">默认值</text:p>
          </table:table-cell>
          <table:table-cell table:style-name="表格15.G3" office:value-type="string">
            <text:p text:style-name="P54">约束条件/说明</text:p>
          </table:table-cell>
        </table:table-row>
        <table:table-row table:style-name="表格15.4">
          <table:table-cell table:style-name="表格15.A4" office:value-type="string">
            <text:p text:style-name="P56">1</text:p>
          </table:table-cell>
          <table:table-cell table:style-name="表格15.B4" table:number-columns-spanned="2" office:value-type="string">
            <text:p text:style-name="P47"><text:span text:style-name="T17">tag</text:span>_id</text:p>
          </table:table-cell>
          <table:covered-table-cell/>
          <table:table-cell table:style-name="表格15.D4" office:value-type="string">
            <text:p text:style-name="P47">int unsigned</text:p>
          </table:table-cell>
          <table:table-cell table:style-name="表格15.E4" office:value-type="string">
            <text:p text:style-name="P47">no</text:p>
          </table:table-cell>
          <table:table-cell table:style-name="表格15.F4" office:value-type="string">
            <text:p text:style-name="P37"/>
          </table:table-cell>
          <table:table-cell table:style-name="表格15.G4" office:value-type="string">
            <text:p text:style-name="P42">外键<text:span text:style-name="T17">tag.tag_id</text:span></text:p>
          </table:table-cell>
        </table:table-row>
        <table:table-row table:style-name="表格15.5">
          <table:table-cell table:style-name="表格15.A5" office:value-type="string">
            <text:p text:style-name="P57">2</text:p>
          </table:table-cell>
          <table:table-cell table:style-name="表格15.B5" table:number-columns-spanned="2" office:value-type="string">
            <text:p text:style-name="P49">video_id</text:p>
          </table:table-cell>
          <table:covered-table-cell/>
          <table:table-cell table:style-name="表格15.D5" office:value-type="string">
            <text:p text:style-name="P49">int unsigned</text:p>
          </table:table-cell>
          <table:table-cell table:style-name="表格15.E5" office:value-type="string">
            <text:p text:style-name="P49">no</text:p>
          </table:table-cell>
          <table:table-cell table:style-name="表格15.F5" office:value-type="string">
            <text:p text:style-name="P37"/>
          </table:table-cell>
          <table:table-cell table:style-name="表格15.G5" office:value-type="string">
            <text:p text:style-name="P43">外键video_video_id</text:p>
          </table:table-cell>
        </table:table-row>
        <table:table-row table:style-name="表格15.6">
          <table:table-cell table:style-name="表格15.A1" table:number-columns-spanned="2" office:value-type="string">
            <text:p text:style-name="P20">MySQL脚本</text:p>
          </table:table-cell>
          <table:covered-table-cell/>
          <table:table-cell table:style-name="表格15.C6" table:number-columns-spanned="5" office:value-type="string">
            <text:p text:style-name="P99">create table `video_tags` (</text:p>
            <text:p text:style-name="代码"><text:tab/>`tag_id` int unsigned not null,</text:p>
            <text:p text:style-name="代码"><text:tab/>`video_id` int unsigned not null,</text:p>
            <text:p text:style-name="代码"><text:tab/>constraint `pk_video_tags` primary key (`tag_id`,`video_id`)</text:p>
            <text:p text:style-name="代码">) ENGINE=InnoDB DEFAULT CHARSET=utf8 AUTO_INCREMENT=1;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list xml:id="list234551439091602" text:continue-numbering="true" text:style-name="WW8Num3">
        <text:list-item>
          <text:list>
            <text:list-item>
              <text:h text:style-name="P111" text:outline-level="2"><text:bookmark-start text:name="__RefHeading___Toc277247706"/><text:bookmark-start text:name="__RefHeading__294_339182820"/>视图的设计<text:bookmark-end text:name="__RefHeading___Toc277247706"/><text:bookmark-end text:name="__RefHeading__294_339182820"/></text:h>
            </text:list-item>
          </text:list>
        </text:list-item>
      </text:list>
      <text:p text:style-name="P93"><text:tab/>暂无</text:p>
      <text:list xml:id="list234550679834024" text:continue-numbering="true" text:style-name="WW8Num3">
        <text:list-item>
          <text:list>
            <text:list-item>
              <text:h text:style-name="P114" text:outline-level="2"><text:bookmark-start text:name="__RefHeading___Toc277247707"/><text:bookmark-start text:name="__RefHeading__296_339182820"/>存储过程及函数的设计<text:bookmark-end text:name="__RefHeading___Toc277247707"/><text:bookmark-end text:name="__RefHeading__296_339182820"/></text:h>
            </text:list-item>
          </text:list>
        </text:list-item>
      </text:list>
      <text:p text:style-name="P101"/>
      <text:p text:style-name="P12"/>
      <text:p text:style-name="P78"><text:span text:style-name="T10">[</text:span><text:span text:style-name="T9">存储过程及触发器的命名按照</text:span><text:span text:style-name="T11">《</text:span><text:span text:style-name="T12">xx</text:span><text:span text:style-name="T11">数据库设计规范》中关于</text:span><text:span text:style-name="T9">存储过程及触发器</text:span><text:span text:style-name="T11">的命名规范命名。</text:span></text:p>
      <text:p text:style-name="P79"/>
      <text:p text:style-name="P78"><text:span text:style-name="T11">存储过程：</text:span><text:span text:style-name="T10">根据具体得业务逻辑确定输入参数个数，类型,确定对哪几个表进行何种作。</text:span></text:p>
      <text:p text:style-name="P80"><text:span text:style-name="T10"><text:s text:c="9"/>在定义存储过程时，要使用其完成单一、相对集中的任务，不要定义已由其他</text:span><text:span text:style-name="T13">提</text:span><text:span text:style-name="T10">供功能的过程。例如：不要定义强制数据完整性的过程（使用完整性约束）。</text:span></text:p>
      <text:p text:style-name="P81">函数 <text:s text:c="3"/>：函数与存储过程非常相似，它也是存储在数据库中的对象。但是可以在SQL命令中使用函数。就好像建立自己的substr函数一样</text:p>
      <text:p text:style-name="P81">触发器 <text:s/>：触发器是存储在数据库中的程序，它在某一特定事件发生时执行。这些程序可以用PL/SQL和java语言编写，也可以用作c语言的调用，数据库允许用户定义这些程序，然后在相关的表，视图或者数据库动作执行insert，update或delete语句时执行。]</text:p>
      <text:list xml:id="list234550687360598" text:continue-numbering="true" text:style-name="WW8Num3">
        <text:list-item>
          <text:h text:style-name="P107" text:outline-level="1"><text:bookmark-start text:name="__RefHeading___Toc277247708"/><text:bookmark-start text:name="__RefHeading__298_339182820"/><text:soft-page-break/>安全性设计<text:bookmark-end text:name="__RefHeading___Toc277247708"/><text:bookmark-end text:name="__RefHeading__298_339182820"/></text:h>
          <text:list>
            <text:list-item>
              <text:h text:style-name="P112" text:outline-level="2"><text:bookmark-start text:name="__RefHeading___Toc277247709"/><text:bookmark-start text:name="__RefHeading__300_339182820"/>防止用户直接操作数据库的方法<text:bookmark-end text:name="__RefHeading___Toc277247709"/><text:bookmark-end text:name="__RefHeading__300_339182820"/></text:h>
            </text:list-item>
          </text:list>
        </text:list-item>
      </text:list>
      <text:p text:style-name="Standard"><text:span text:style-name="T19"><text:tab/>应用程序使用一个权限很低的专有用户。服务器不开放</text:span><text:span text:style-name="T20">3306端口。</text:span></text:p>
      <text:list xml:id="list234551379986263" text:continue-numbering="true" text:style-name="WW8Num3">
        <text:list-item>
          <text:list>
            <text:list-item>
              <text:h text:style-name="P112" text:outline-level="2"><text:bookmark-start text:name="__RefHeading___Toc277247710"/><text:bookmark-start text:name="__RefHeading__302_339182820"/>用户帐号密码的加密方法<text:bookmark-end text:name="__RefHeading___Toc277247710"/><text:bookmark-end text:name="__RefHeading__302_339182820"/></text:h>
            </text:list-item>
          </text:list>
        </text:list-item>
      </text:list>
      <text:p text:style-name="Standard"><text:span text:style-name="T19"><text:tab/>用户密码采用sha</text:span><text:span text:style-name="T20">512进行加密，密码传输和验证过程中都使用加密后的密码。</text:span></text:p>
      <text:list xml:id="list234551471847256" text:continue-numbering="true" text:style-name="WW8Num3">
        <text:list-item>
          <text:list>
            <text:list-item>
              <text:h text:style-name="P112" text:outline-level="2"><text:bookmark-start text:name="__RefHeading___Toc277247711"/><text:bookmark-start text:name="__RefHeading__304_339182820"/>角色与权限<text:bookmark-end text:name="__RefHeading___Toc277247711"/><text:bookmark-end text:name="__RefHeading__304_339182820"/></text:h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18">角色</text:p>
          </table:table-cell>
          <table:table-cell table:style-name="表格16.A1" office:value-type="string">
            <text:p text:style-name="P18">可以访问的表与列</text:p>
          </table:table-cell>
          <table:table-cell table:style-name="表格16.C1" office:value-type="string">
            <text:p text:style-name="P18">操作权限</text:p>
          </table:table-cell>
        </table:table-row>
        <table:table-row table:style-name="表格16.2">
          <table:table-cell table:style-name="表格16.A2" office:value-type="string">
            <text:p text:style-name="P17">管理员<text:span text:style-name="T21">(root)</text:span></text:p>
          </table:table-cell>
          <table:table-cell table:style-name="表格16.B2" office:value-type="string">
            <text:p text:style-name="P17">所有表</text:p>
          </table:table-cell>
          <table:table-cell table:style-name="表格16.C2" office:value-type="string">
            <text:p text:style-name="P17">完全控制权限</text:p>
          </table:table-cell>
        </table:table-row>
        <table:table-row table:style-name="表格16.2">
          <table:table-cell table:style-name="表格16.A3" office:value-type="string">
            <text:p text:style-name="P21">应用程序用户itmvuser</text:p>
          </table:table-cell>
          <table:table-cell table:style-name="表格16.B3" office:value-type="string">
            <text:p text:style-name="P19">所有存储过程与函数</text:p>
          </table:table-cell>
          <table:table-cell table:style-name="表格16.C3" office:value-type="string">
            <text:p text:style-name="P19">执行权限</text:p>
          </table:table-cell>
        </table:table-row>
      </table:table>
      <text:list xml:id="list234552748581682" text:continue-numbering="true" text:style-name="WW8Num3">
        <text:list-item>
          <text:h text:style-name="P107" text:outline-level="1"><text:bookmark-start text:name="__RefHeading___Toc277247712"/><text:bookmark-start text:name="__RefHeading__306_339182820"/>优化<text:bookmark-end text:name="__RefHeading___Toc277247712"/><text:bookmark-end text:name="__RefHeading__306_339182820"/></text:h>
        </text:list-item>
      </text:list>
      <text:p text:style-name="P82"><text:span text:style-name="T7">提示：分析并优化数据库的</text:span><text:span text:style-name="T8">“</text:span><text:span text:style-name="T7">时－空</text:span><text:span text:style-name="T8">”</text:span><text:span text:style-name="T7">效率，尽可能地</text:span><text:span text:style-name="T8">“</text:span><text:span text:style-name="T7">提高处理速度</text:span><text:span text:style-name="T8">”</text:span><text:span text:style-name="T7">并且</text:span><text:span text:style-name="T8">“</text:span><text:span text:style-name="T7">降低数据占用空间</text:span><text:span text:style-name="T8">”</text:span><text:span text:style-name="T7">。</text:span></text:p>
      <text:p text:style-name="P82"><text:span text:style-name="T7">（1）分析</text:span><text:span text:style-name="T8">“</text:span><text:span text:style-name="T7">时－空</text:span><text:span text:style-name="T8">”</text:span><text:span text:style-name="T7">效率的瓶颈，找出优化对象（目标），并确定优先级。</text:span></text:p>
      <text:p text:style-name="P83">（2）当优化对象（目标）之间存在对抗时，给出折衷方案。</text:p>
      <text:p text:style-name="P83">（3）给出优化的具体措施，例如优化数据库环境参数，对表格进行反规范化处理等。</text:p>
      <text:p text:style-name="P16"/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P18">优先级</text:p>
          </table:table-cell>
          <table:table-cell table:style-name="表格17.A1" office:value-type="string">
            <text:p text:style-name="P18">优化对象（目标）</text:p>
          </table:table-cell>
          <table:table-cell table:style-name="表格17.C1" office:value-type="string">
            <text:p text:style-name="P18">措施</text:p>
          </table:table-cell>
        </table:table-row>
        <table:table-row table:style-name="表格17.1">
          <table:table-cell table:style-name="表格17.A2" office:value-type="string">
            <text:p text:style-name="P22"/>
          </table:table-cell>
          <table:table-cell table:style-name="表格17.B2" office:value-type="string">
            <text:p text:style-name="P19"/>
          </table:table-cell>
          <table:table-cell table:style-name="表格17.C2" office:value-type="string">
            <text:p text:style-name="P19"/>
          </table:table-cell>
        </table:table-row>
        <table:table-row table:style-name="表格17.1">
          <table:table-cell table:style-name="表格17.A3" office:value-type="string">
            <text:p text:style-name="P22"/>
          </table:table-cell>
          <table:table-cell table:style-name="表格17.B3" office:value-type="string">
            <text:p text:style-name="P19"/>
          </table:table-cell>
          <table:table-cell table:style-name="表格17.C3" office:value-type="string">
            <text:p text:style-name="P19"/>
          </table:table-cell>
        </table:table-row>
        <table:table-row table:style-name="表格17.1">
          <table:table-cell table:style-name="表格17.A4" office:value-type="string">
            <text:p text:style-name="P22"/>
          </table:table-cell>
          <table:table-cell table:style-name="表格17.B4" office:value-type="string">
            <text:p text:style-name="P19"/>
          </table:table-cell>
          <table:table-cell table:style-name="表格17.C4" office:value-type="string">
            <text:p text:style-name="P19"/>
          </table:table-cell>
        </table:table-row>
      </table:table>
      <text:p text:style-name="P16"/>
      <text:list xml:id="list234552334848717" text:continue-numbering="true" text:style-name="WW8Num3">
        <text:list-item>
          <text:h text:style-name="P107" text:outline-level="1"><text:bookmark-start text:name="__RefHeading___Toc277247713"/><text:bookmark-start text:name="__RefHeading__308_339182820"/><text:soft-page-break/>数据库管理与维护说明<text:bookmark-end text:name="__RefHeading___Toc277247713"/><text:bookmark-end text:name="__RefHeading__308_339182820"/></text:h>
        </text:list-item>
      </text:list>
      <text:p text:style-name="P83">提示：在设计数据库的时候，及时给出管理与维护本数据库的方法，有助于将来撰写出正确完备的用户手册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, SimSun"/>
    <style:font-face style:name="Liberation Mono" svg:font-family="'Liberation Mono', 'Courier New'" style:font-family-generic="modern"/>
    <style:font-face style:name="楷体_GB2312" svg:font-family="楷体_GB2312" style:font-family-generic="modern"/>
    <style:font-face style:name="Liberation Sans3" svg:font-family="'Liberation Sans'" style:font-family-generic="roman"/>
    <style:font-face style:name="Times New Roman" svg:font-family="'Times New Roman'" style:font-family-generic="roman"/>
    <style:font-face style:name="华文楷体" svg:font-family="华文楷体" style:font-pitch="variable"/>
    <style:font-face style:name="宋体" svg:font-family="宋体, SimSun" style:font-pitch="variable"/>
    <style:font-face style:name="文泉驿微米黑2" svg:font-family="文泉驿微米黑" style:font-pitch="variable"/>
    <style:font-face style:name="文泉驿微米黑1" svg:font-family="文泉驿微米黑" style:font-adornments="标准" style:font-pitch="variable"/>
    <style:font-face style:name="黑体" svg:font-family="黑体, SimHei" style:font-pitch="variable"/>
    <style:font-face style:name="Liberation Sans4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Liberation Sans1" svg:font-family="'Liberation Sans', Arial" style:font-family-generic="swiss" style:font-pitch="variable"/>
    <style:font-face style:name="文泉驿微米黑" svg:font-family="文泉驿微米黑" style:font-family-generic="system" style:font-pitch="variable"/>
  </office:font-face-decls>
  <office:styles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文泉驿微米黑" style:font-size-asian="10.5pt" style:language-asian="zh" style:country-asian="CN" style:font-name-complex="文泉驿微米黑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文泉驿微米黑" style:font-size-asian="10.5pt" style:language-asian="zh" style:country-asian="CN" style:font-name-complex="文泉驿微米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Liberation Sans" fo:font-family="'Liberation Sans'" style:font-style-name="标准" style:font-family-generic="swiss" style:font-pitch="variable" fo:font-size="9pt" fo:language="en" fo:country="US" style:letter-kerning="true" style:font-name-asian="文泉驿微米黑1" style:font-family-asian="文泉驿微米黑" style:font-style-name-asian="标准" style:font-pitch-asian="variable" style:font-size-asian="9pt" style:language-asian="zh" style:country-asian="CN" style:font-name-complex="Times New Roman1" style:font-family-complex="'Times New Roman'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文泉驿微米黑2" style:font-family-asian="文泉驿微米黑" style:font-pitch-asian="variable" style:font-size-asian="14pt" style:font-name-complex="文泉驿微米黑2" style:font-family-complex="文泉驿微米黑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标准" style:font-family-generic="swiss" style:font-pitch="variable" fo:font-size="10.5pt" style:font-name-asian="文泉驿微米黑1" style:font-family-asian="文泉驿微米黑" style:font-style-name-asian="标准" style:font-pitch-asian="variable" style:font-size-asian="10.5pt" style:font-size-complex="12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6cm" fo:margin-bottom="0.582cm" style:contextual-spacing="false" fo:line-height="200%" fo:keep-together="always" fo:keep-with-next="always"/>
      <style:text-properties fo:font-size="22pt" style:letter-kerning="true" style:font-size-asian="22pt" style:font-size-complex="22pt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459cm" fo:margin-bottom="0.459cm" style:contextual-spacing="false" fo:line-height="170%" fo:keep-together="always" fo:keep-with-next="always"/>
      <style:text-properties fo:color="#000000" style:font-name="宋体" fo:font-family="宋体, SimSun" style:font-pitch="variable" fo:font-size="16pt" fo:font-weight="bold" style:font-name-asian="黑体" style:font-family-asian="黑体, SimHei" style:font-pitch-asian="variable" style:font-size-asian="16pt" style:language-asian="ar" style:country-asian="SA" style:font-weight-asian="bold" style:font-name-complex="宋体" style:font-family-complex="宋体, SimSun" style:font-pitch-complex="variable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000000" fo:font-size="12pt" fo:font-weight="bold" style:font-size-asian="12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14.65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7cm" fo:margin-right="0cm" fo:text-align="start" style:justify-single-word="false" fo:text-indent="0cm" style:auto-text-indent="false"/>
      <style:text-properties fo:font-variant="small-caps" fo:color="#000000" fo:font-size="10pt" style:font-size-asian="10pt" style:font-size-complex="10pt"/>
    </style:style>
    <style:style style:name="Header" style:family="paragraph" style:parent-style-name="Standard" style:class="extra">
      <style:paragraph-properties fo:text-align="center" style:justify-single-word="false" fo:padding="0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正文首行缩进" style:family="paragraph" style:parent-style-name="Standard">
      <style:paragraph-properties fo:margin-left="0cm" fo:margin-right="0cm" fo:margin-top="0.106cm" fo:margin-bottom="0.176cm" style:contextual-spacing="false" fo:line-height="125%" fo:text-align="start" style:justify-single-word="false" fo:text-indent="0.741cm" style:auto-text-indent="false"/>
      <style:text-properties style:font-name="Arial" fo:font-family="Arial" style:font-family-generic="swiss" style:font-pitch="variable" fo:language="zh" fo:country="CN" style:letter-kerning="true" style:language-asian="zh" style:country-asian="CN" style:font-name-complex="Arial" style:font-family-complex="Arial" style:font-family-generic-complex="swiss" style:font-pitch-complex="variable" style:font-size-complex="10pt"/>
    </style:style>
    <style:style style:name="标准" style:family="paragraph" style:parent-style-name="Standard">
      <style:paragraph-properties fo:margin-top="0.106cm" fo:margin-bottom="0.106cm" style:contextual-spacing="false" fo:line-height="125%" fo:text-align="start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 style:font-size-complex="10pt"/>
    </style:style>
    <style:style style:name="文档编号" style:family="paragraph" style:parent-style-name="Standard" style:next-style-name="Standard">
      <style:paragraph-properties fo:margin-top="0.106cm" fo:margin-bottom="0.106cm" style:contextual-spacing="false" fo:line-height="125%" fo:text-align="center" style:justify-single-word="false"/>
      <style:text-properties style:font-name="宋体" fo:font-family="宋体, SimSun" style:font-pitch="variable" style:letter-kerning="true" style:font-name-complex="Arial" style:font-family-complex="Arial" style:font-family-generic-complex="swiss" style:font-pitch-complex="variable" style:font-size-complex="10pt"/>
    </style:style>
    <style:style style:name="文档结构图" style:family="paragraph" style:parent-style-name="Standard">
      <style:paragraph-properties fo:background-color="#000080">
        <style:background-image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WW-正文缩进" style:family="paragraph" style:parent-style-name="Standard">
      <style:paragraph-properties fo:margin-left="0cm" fo:margin-right="0cm" fo:text-indent="0.353cm" style:auto-text-indent="false"/>
      <style:text-properties fo:language="zh" fo:country="CN" style:letter-kerning="true" style:language-asian="zh" style:country-asian="CN" style:language-complex="he" style:country-complex="IL" style:font-weight-complex="bold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11.007cm" fo:margin-bottom="0.55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代码" style:family="paragraph" style:parent-style-name="Standard">
      <style:text-properties fo:color="#000000" style:font-name="Liberation Mono" fo:font-family="'Liberation Mono', 'Courier New'" style:font-family-generic="modern" fo:font-size="9pt" fo:font-style="normal" style:font-name-asian="Liberation Mono" style:font-family-asian="'Liberation Mono', 'Courier New'" style:font-family-generic-asian="modern" style:font-size-asian="9pt" style:language-asian="ar" style:country-asian="SA" style:font-style-asian="normal" style:font-name-complex="Liberation Mono" style:font-family-complex="'Liberation Mono', 'Courier New'" style:font-family-generic-complex="modern" style:font-size-complex="9pt" style:font-style-complex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fo:font-style="italic" style:font-style-asian="italic" style:font-style-complex="italic"/>
    </style:style>
    <style:style style:name="WW8Num3z1" style:family="text">
      <style:text-properties fo:color="#000000" style:font-name="宋体" fo:font-family="宋体, SimSun" style:font-pitch="variable" fo:font-style="italic" fo:font-weight="normal" style:font-style-asian="italic" style:font-weight-asian="normal" style:font-name-complex="宋体" style:font-family-complex="宋体, SimSun" style:font-pitch-complex="variable" style:font-style-complex="italic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italic"/>
    </style:style>
    <style:style style:name="WW8Num4z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WW8Num4z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3" style:family="text">
      <style:text-properties fo:font-size="10.5pt" fo:font-style="normal" fo:font-weight="bold" style:font-size-asian="10.5pt" style:font-style-asian="normal" style:font-weight-asian="bold" style:font-size-complex="10.5pt"/>
    </style:style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italic"/>
    </style:style>
    <style:style style:name="WW8Num5z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WW8Num5z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3" style:family="text">
      <style:text-properties fo:font-size="10.5pt" fo:font-style="normal" fo:font-weight="bold" style:font-size-asian="10.5pt" style:font-style-asian="normal" style:font-weight-asian="bold" style:font-size-complex="10.5pt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宋体" fo:font-family="宋体, SimSun" style:font-pitch="variable" fo:font-style="italic" style:language-asian="ar" style:country-asian="SA" style:font-style-asian="italic" style:font-name-complex="宋体" style:font-family-complex="宋体, SimSun" style:font-pitch-complex="variable" style:font-size-complex="10.5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fo:font-style="italic" style:font-style-asian="italic" style:font-style-complex="italic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宋体" fo:font-family="宋体, SimSun" style:font-pitch="variable" fo:font-style="italic" fo:font-weight="normal" style:font-style-asian="italic" style:font-weight-asian="normal" style:font-name-complex="宋体" style:font-family-complex="宋体, SimSu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宋体" fo:font-family="宋体, SimSun" style:font-pitch="variable" fo:font-style="italic" style:language-asian="ar" style:country-asian="SA" style:font-style-asian="italic" style:font-name-complex="宋体" style:font-family-complex="宋体, SimSun" style:font-pitch-complex="variable" style:font-size-complex="10.5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color="#0000ff" fo:font-style="italic" style:font-style-asian="italic" style:font-style-complex="italic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默认段落字体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4" text:style-name="WW8Num3z3" style:num-prefix="2.2.1." style:num-format="1">
        <style:list-level-properties text:list-level-position-and-space-mode="label-alignment">
          <style:list-level-label-alignment text:label-followed-by="listtab" text:list-tab-stop-position="3.5cm" fo:text-indent="-1.249cm" fo:margin-left="3.5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prefix="6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2" style:num-prefix="5.1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prefix="4.2.5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3cm" fo:text-indent="-2cm" fo:margin-left="3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fo:background-color="transparent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75cm" fo:margin-left="3.175cm" fo:margin-right="3.175cm" fo:background-color="#ffffff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41cm" fo:margin-left="0cm" fo:margin-right="0cm" fo:margin-bottom="0.942cm" style:dynamic-spacing="true"/>
      </style:header-style>
      <style:footer-style>
        <style:header-footer-properties fo:min-height="0.871cm" fo:margin-left="0cm" fo:margin-right="0cm" fo:margin-top="0.773cm" style:dynamic-spacing="true"/>
      </style:footer-style>
    </style:page-layout>
  </office:automatic-styles>
  <office:master-styles>
    <style:master-page style:name="Standard" style:page-layout-name="Mpm1"/>
    <style:master-page style:name="转换_20_1" style:display-name="转换 1" style:page-layout-name="Mpm2">
      <style:header>
        <text:p text:style-name="MP1">IT微视・数据库设计说明书</text:p>
      </style:header>
      <style:footer>
        <text:p text:style-name="MP2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数据库设计说明书</dc:title>
    <meta:initial-creator>李小斌ts011724@163.com</meta:initial-creator>
    <meta:creation-date>2011-06-06T17:46:00</meta:creation-date>
    <dc:date>2014-07-14T23:45:50.319223800</dc:date>
    <meta:editing-cycles>40</meta:editing-cycles>
    <meta:editing-duration>PT1H59M59S</meta:editing-duration>
    <meta:generator>LibreOffice/4.2.5.2$Linux_X86_64 LibreOffice_project/420m0$Build-2</meta:generator>
    <meta:document-statistic meta:table-count="17" meta:image-count="0" meta:object-count="0" meta:page-count="16" meta:paragraph-count="543" meta:word-count="3196" meta:character-count="8370" meta:non-whitespace-character-count="7790"/>
  </office:meta>
</office:document-meta>
</file>